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ce_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00" table:default-cell-style-name="Default"/>
        <table:table-row table:style-name="ro1">
          <table:table-cell office:value-type="string" calcext:value-type="string">
            <text:p>pomiar 1</text:p>
          </table:table-cell>
          <table:table-cell office:value-type="string" calcext:value-type="string">
            <text:p>Mon May 20 18:31:29 2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ise</text:p>
          </table:table-cell>
          <table:table-cell office:value-type="float" office:value="1000" calcext:value-type="float">
            <text:p>1000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16.6207809" calcext:value-type="float">
            <text:p>-116.6207809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17.5335311" calcext:value-type="float">
            <text:p>-117.5335311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16.1774215" calcext:value-type="float">
            <text:p>-116.1774215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7.63031" calcext:value-type="float">
            <text:p>-117.63031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3.2934113" calcext:value-type="float">
            <text:p>-123.2934113</text:p>
          </table:table-cell>
          <table:table-cell table:number-columns-repeated="2" office:value-type="float" office:value="-123.8726883" calcext:value-type="float">
            <text:p>-123.872688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16.817955" calcext:value-type="float">
            <text:p>-116.817955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7.7775268" calcext:value-type="float">
            <text:p>-117.7775268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8.8005752" calcext:value-type="float">
            <text:p>-118.8005752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17.1799163" calcext:value-type="float">
            <text:p>-117.179916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6.4492034" calcext:value-type="float">
            <text:p>-116.449203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44.6012726" calcext:value-type="float">
            <text:p>-144.6012726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1.6585083" calcext:value-type="float">
            <text:p>-131.6585083</text:p>
          </table:table-cell>
          <table:table-cell table:number-columns-repeated="2" office:value-type="float" office:value="-122.5766373" calcext:value-type="float">
            <text:p>-122.576637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16.2186889" calcext:value-type="float">
            <text:p>-116.2186889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17.7036056" calcext:value-type="float">
            <text:p>-117.703605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18.5535736" calcext:value-type="float">
            <text:p>-118.5535736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16.4492034" calcext:value-type="float">
            <text:p>-116.4492034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40.384201" calcext:value-type="float">
            <text:p>-140.38420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16.5345764" calcext:value-type="float">
            <text:p>-116.5345764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18.6078643" calcext:value-type="float">
            <text:p>-118.607864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17.5094986" calcext:value-type="float">
            <text:p>-117.5094986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16.7737426" calcext:value-type="float">
            <text:p>-116.7737426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4.9330902" calcext:value-type="float">
            <text:p>-114.9330902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8.7174606" calcext:value-type="float">
            <text:p>-118.7174606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18.0285873" calcext:value-type="float">
            <text:p>-118.0285873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17.9021453" calcext:value-type="float">
            <text:p>-117.9021453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18.1827774" calcext:value-type="float">
            <text:p>-118.1827774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17.5335311" calcext:value-type="float">
            <text:p>-117.5335311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7.5817794" calcext:value-type="float">
            <text:p>-117.5817794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16.260147" calcext:value-type="float">
            <text:p>-116.260147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18.3661956" calcext:value-type="float">
            <text:p>-118.3661956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44.074707" calcext:value-type="float">
            <text:p>-144.074707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5.5043792" calcext:value-type="float">
            <text:p>-115.5043792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16.513153" calcext:value-type="float">
            <text:p>-116.513153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16.4492034" calcext:value-type="float">
            <text:p>-116.4492034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15.6387481" calcext:value-type="float">
            <text:p>-115.6387481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17.5335311" calcext:value-type="float">
            <text:p>-117.5335311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17.6060104" calcext:value-type="float">
            <text:p>-117.6060104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17.0651702" calcext:value-type="float">
            <text:p>-117.0651702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17.6791076" calcext:value-type="float">
            <text:p>-117.6791076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17.2494964" calcext:value-type="float">
            <text:p>-117.2494964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9.740509" calcext:value-type="float">
            <text:p>-139.740509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17.5335311" calcext:value-type="float">
            <text:p>-117.5335311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18.6078643" calcext:value-type="float">
            <text:p>-118.6078643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9.5563507" calcext:value-type="float">
            <text:p>-119.5563507</text:p>
          </table:table-cell>
          <table:table-cell table:number-columns-repeated="2" office:value-type="float" office:value="-123.1544342" calcext:value-type="float">
            <text:p>-123.1544342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18.2087478" calcext:value-type="float">
            <text:p>-118.2087478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18.2087478" calcext:value-type="float">
            <text:p>-118.2087478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18.3661956" calcext:value-type="float">
            <text:p>-118.3661956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39.740509" calcext:value-type="float">
            <text:p>-139.74050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17.5817794" calcext:value-type="float">
            <text:p>-117.5817794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18.7174606" calcext:value-type="float">
            <text:p>-118.7174606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17.9272918" calcext:value-type="float">
            <text:p>-117.9272918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42.2392883" calcext:value-type="float">
            <text:p>-142.2392883</text:p>
          </table:table-cell>
          <table:table-cell office:value-type="float" office:value="-115.2048263" calcext:value-type="float">
            <text:p>-115.2048263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34.5322723" calcext:value-type="float">
            <text:p>-134.5322723</text:p>
          </table:table-cell>
          <table:table-cell table:number-columns-repeated="2" office:value-type="float" office:value="-123.4822464" calcext:value-type="float">
            <text:p>-123.4822464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18.9126586" calcext:value-type="float">
            <text:p>-118.9126586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5.3966141" calcext:value-type="float">
            <text:p>-125.3966141</text:p>
          </table:table-cell>
        </table:table-row>
        <table:table-row table:style-name="ro1">
          <table:table-cell office:value-type="string" calcext:value-type="string">
            <text:p>Thicker vertical strips [11110000]</text:p>
          </table:table-cell>
          <table:table-cell office:value-type="float" office:value="1000" calcext:value-type="float">
            <text:p>1000</text:p>
          </table:table-cell>
          <table:table-cell office:value-type="float" office:value="-112.6418838" calcext:value-type="float">
            <text:p>-112.6418838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08.6058502" calcext:value-type="float">
            <text:p>-108.6058502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08.0232391" calcext:value-type="float">
            <text:p>-108.0232391</text:p>
          </table:table-cell>
          <table:table-cell office:value-type="float" office:value="-108.3848648" calcext:value-type="float">
            <text:p>-108.3848648</text:p>
          </table:table-cell>
          <table:table-cell office:value-type="float" office:value="-108.6749877" calcext:value-type="float">
            <text:p>-108.6749877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2.6418838" calcext:value-type="float">
            <text:p>-112.6418838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8.3096618" calcext:value-type="float">
            <text:p>-108.3096618</text:p>
          </table:table-cell>
          <table:table-cell office:value-type="float" office:value="-108.9303436" calcext:value-type="float">
            <text:p>-108.9303436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08.3764801" calcext:value-type="float">
            <text:p>-108.3764801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1.0331802" calcext:value-type="float">
            <text:p>-111.0331802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8.6058502" calcext:value-type="float">
            <text:p>-108.6058502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09.2581558" calcext:value-type="float">
            <text:p>-109.2581558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2.372116" calcext:value-type="float">
            <text:p>-112.372116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08.7359466" calcext:value-type="float">
            <text:p>-108.7359466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08.7184829" calcext:value-type="float">
            <text:p>-108.7184829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12.5329742" calcext:value-type="float">
            <text:p>-112.5329742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09.3608398" calcext:value-type="float">
            <text:p>-109.3608398</text:p>
          </table:table-cell>
          <table:table-cell office:value-type="float" office:value="-108.0393524" calcext:value-type="float">
            <text:p>-108.0393524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11.8065643" calcext:value-type="float">
            <text:p>-111.8065643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07.3945159" calcext:value-type="float">
            <text:p>-107.3945159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11.2990417" calcext:value-type="float">
            <text:p>-111.2990417</text:p>
          </table:table-cell>
          <table:table-cell table:number-columns-repeated="2" office:value-type="float" office:value="-112.0590744" calcext:value-type="float">
            <text:p>-112.0590744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09.1658477" calcext:value-type="float">
            <text:p>-109.1658477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0.0341949" calcext:value-type="float">
            <text:p>-110.0341949</text:p>
          </table:table-cell>
          <table:table-cell table:number-columns-repeated="2" office:value-type="float" office:value="-109.4268188" calcext:value-type="float">
            <text:p>-109.4268188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08.8591461" calcext:value-type="float">
            <text:p>-108.8591461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08.8414382" calcext:value-type="float">
            <text:p>-108.8414382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3.7199096" calcext:value-type="float">
            <text:p>-113.7199096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09.3890533" calcext:value-type="float">
            <text:p>-109.3890533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2.7244796" calcext:value-type="float">
            <text:p>-112.7244796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13.4151077" calcext:value-type="float">
            <text:p>-113.4151077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07.0928115" calcext:value-type="float">
            <text:p>-107.0928115</text:p>
          </table:table-cell>
          <table:table-cell office:value-type="float" office:value="-112.752182" calcext:value-type="float">
            <text:p>-112.752182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3.0055999" calcext:value-type="float">
            <text:p>-113.0055999</text:p>
          </table:table-cell>
          <table:table-cell office:value-type="float" office:value="-108.7885284" calcext:value-type="float">
            <text:p>-108.7885284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2.6830825" calcext:value-type="float">
            <text:p>-112.6830825</text:p>
          </table:table-cell>
          <table:table-cell office:value-type="float" office:value="-115.2973327" calcext:value-type="float">
            <text:p>-115.2973327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15.0047226" calcext:value-type="float">
            <text:p>-115.0047226</text:p>
          </table:table-cell>
          <table:table-cell office:value-type="float" office:value="-110.3125839" calcext:value-type="float">
            <text:p>-110.3125839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1.1824493" calcext:value-type="float">
            <text:p>-111.1824493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12.7660751" calcext:value-type="float">
            <text:p>-112.7660751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1.9445419" calcext:value-type="float">
            <text:p>-111.9445419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08.4522628" calcext:value-type="float">
            <text:p>-108.4522628</text:p>
          </table:table-cell>
          <table:table-cell office:value-type="float" office:value="-111.8941116" calcext:value-type="float">
            <text:p>-111.8941116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12.3191528" calcext:value-type="float">
            <text:p>-112.3191528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08.4269332" calcext:value-type="float">
            <text:p>-108.4269332</text:p>
          </table:table-cell>
          <table:table-cell office:value-type="float" office:value="-113.1206512" calcext:value-type="float">
            <text:p>-113.1206512</text:p>
          </table:table-cell>
          <table:table-cell office:value-type="float" office:value="-110.5247039" calcext:value-type="float">
            <text:p>-110.5247039</text:p>
          </table:table-cell>
          <table:table-cell office:value-type="float" office:value="-113.6427002" calcext:value-type="float">
            <text:p>-113.6427002</text:p>
          </table:table-cell>
          <table:table-cell office:value-type="float" office:value="-108.5201873" calcext:value-type="float">
            <text:p>-108.5201873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2.0590744" calcext:value-type="float">
            <text:p>-112.0590744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07.6297912" calcext:value-type="float">
            <text:p>-107.6297912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1.9319" calcext:value-type="float">
            <text:p>-111.9319</text:p>
          </table:table-cell>
          <table:table-cell office:value-type="float" office:value="-111.8190155" calcext:value-type="float">
            <text:p>-111.8190155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2.1492157" calcext:value-type="float">
            <text:p>-112.1492157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1.9319" calcext:value-type="float">
            <text:p>-111.9319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2.0079803" calcext:value-type="float">
            <text:p>-112.0079803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12.4254074" calcext:value-type="float">
            <text:p>-112.4254074</text:p>
          </table:table-cell>
          <table:table-cell office:value-type="float" office:value="-108.814949" calcext:value-type="float">
            <text:p>-108.814949</text:p>
          </table:table-cell>
          <table:table-cell office:value-type="float" office:value="-112.1881408" calcext:value-type="float">
            <text:p>-112.1881408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12.6008834" calcext:value-type="float">
            <text:p>-112.6008834</text:p>
          </table:table-cell>
          <table:table-cell office:value-type="float" office:value="-109.0473022" calcext:value-type="float">
            <text:p>-109.0473022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1.9952621" calcext:value-type="float">
            <text:p>-111.9952621</text:p>
          </table:table-cell>
          <table:table-cell office:value-type="float" office:value="-109.5507049" calcext:value-type="float">
            <text:p>-109.5507049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2.1751556" calcext:value-type="float">
            <text:p>-112.1751556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07.1000442" calcext:value-type="float">
            <text:p>-107.1000442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08.3430023" calcext:value-type="float">
            <text:p>-108.3430023</text:p>
          </table:table-cell>
          <table:table-cell office:value-type="float" office:value="-112.1881408" calcext:value-type="float">
            <text:p>-112.1881408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08.9035797" calcext:value-type="float">
            <text:p>-108.9035797</text:p>
          </table:table-cell>
          <table:table-cell office:value-type="float" office:value="-108.1693649" calcext:value-type="float">
            <text:p>-108.1693649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3.2225799" calcext:value-type="float">
            <text:p>-113.2225799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2.0590744" calcext:value-type="float">
            <text:p>-112.0590744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08.7797393" calcext:value-type="float">
            <text:p>-108.7797393</text:p>
          </table:table-cell>
          <table:table-cell office:value-type="float" office:value="-111.9825515" calcext:value-type="float">
            <text:p>-111.9825515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08.3932571" calcext:value-type="float">
            <text:p>-108.3932571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4.4306793" calcext:value-type="float">
            <text:p>-114.4306793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2.0079803" calcext:value-type="float">
            <text:p>-112.0079803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13.266632" calcext:value-type="float">
            <text:p>-113.266632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12.020729" calcext:value-type="float">
            <text:p>-112.020729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12.5194473" calcext:value-type="float">
            <text:p>-112.5194473</text:p>
          </table:table-cell>
          <table:table-cell office:value-type="float" office:value="-108.5457992" calcext:value-type="float">
            <text:p>-108.5457992</text:p>
          </table:table-cell>
          <table:table-cell office:value-type="float" office:value="-107.5455703" calcext:value-type="float">
            <text:p>-107.5455703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07.6529007" calcext:value-type="float">
            <text:p>-107.6529007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8.9124908" calcext:value-type="float">
            <text:p>-108.9124908</text:p>
          </table:table-cell>
          <table:table-cell office:value-type="float" office:value="-110.3230667" calcext:value-type="float">
            <text:p>-110.3230667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1.3815918" calcext:value-type="float">
            <text:p>-111.3815918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09.1291961" calcext:value-type="float">
            <text:p>-109.1291961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08.9303436" calcext:value-type="float">
            <text:p>-108.9303436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11.8815536" calcext:value-type="float">
            <text:p>-111.8815536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12.26651" calcext:value-type="float">
            <text:p>-112.26651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07.1946563" calcext:value-type="float">
            <text:p>-107.1946563</text:p>
          </table:table-cell>
          <table:table-cell office:value-type="float" office:value="-111.3815918" calcext:value-type="float">
            <text:p>-111.3815918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2.5329742" calcext:value-type="float">
            <text:p>-112.5329742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2.4521713" calcext:value-type="float">
            <text:p>-112.4521713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2.9061737" calcext:value-type="float">
            <text:p>-112.9061737</text:p>
          </table:table-cell>
          <table:table-cell office:value-type="float" office:value="-115.2787551" calcext:value-type="float">
            <text:p>-115.2787551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11.8815536" calcext:value-type="float">
            <text:p>-111.8815536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08.2847366" calcext:value-type="float">
            <text:p>-108.2847366</text:p>
          </table:table-cell>
          <table:table-cell office:value-type="float" office:value="-113.1061782" calcext:value-type="float">
            <text:p>-113.1061782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2.8779678" calcext:value-type="float">
            <text:p>-112.8779678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08.22686" calcext:value-type="float">
            <text:p>-108.22686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0.920082" calcext:value-type="float">
            <text:p>-110.920082</text:p>
          </table:table-cell>
          <table:table-cell office:value-type="float" office:value="-108.3346633" calcext:value-type="float">
            <text:p>-108.3346633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07.8716201" calcext:value-type="float">
            <text:p>-107.8716201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1.9445419" calcext:value-type="float">
            <text:p>-111.9445419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07.6297912" calcext:value-type="float">
            <text:p>-107.6297912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08.9571991" calcext:value-type="float">
            <text:p>-108.9571991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08.1939544" calcext:value-type="float">
            <text:p>-108.1939544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08.9841308" calcext:value-type="float">
            <text:p>-108.9841308</text:p>
          </table:table-cell>
          <table:table-cell office:value-type="float" office:value="-113.6427002" calcext:value-type="float">
            <text:p>-113.6427002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10.8195419" calcext:value-type="float">
            <text:p>-110.8195419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09.0927047" calcext:value-type="float">
            <text:p>-109.0927047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08.9841308" calcext:value-type="float">
            <text:p>-108.9841308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2.9344635" calcext:value-type="float">
            <text:p>-112.9344635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3.2225799" calcext:value-type="float">
            <text:p>-113.2225799</text:p>
          </table:table-cell>
          <table:table-cell office:value-type="float" office:value="-113.266632" calcext:value-type="float">
            <text:p>-113.266632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09.1750412" calcext:value-type="float">
            <text:p>-109.1750412</text:p>
          </table:table-cell>
          <table:table-cell office:value-type="float" office:value="-112.6555938" calcext:value-type="float">
            <text:p>-112.6555938</text:p>
          </table:table-cell>
          <table:table-cell office:value-type="float" office:value="-112.7939147" calcext:value-type="float">
            <text:p>-112.7939147</text:p>
          </table:table-cell>
          <table:table-cell office:value-type="float" office:value="-112.020729" calcext:value-type="float">
            <text:p>-112.020729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08.2598877" calcext:value-type="float">
            <text:p>-108.2598877</text:p>
          </table:table-cell>
          <table:table-cell office:value-type="float" office:value="-112.5465087" calcext:value-type="float">
            <text:p>-112.5465087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08.814949" calcext:value-type="float">
            <text:p>-108.814949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14.2639541" calcext:value-type="float">
            <text:p>-114.2639541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08.3513641" calcext:value-type="float">
            <text:p>-108.3513641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8.4353637" calcext:value-type="float">
            <text:p>-108.4353637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08.2103881" calcext:value-type="float">
            <text:p>-108.2103881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1.7198944" calcext:value-type="float">
            <text:p>-111.7198944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09.7056427" calcext:value-type="float">
            <text:p>-109.7056427</text:p>
          </table:table-cell>
          <table:table-cell office:value-type="float" office:value="-108.9303436" calcext:value-type="float">
            <text:p>-108.9303436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08.3932571" calcext:value-type="float">
            <text:p>-108.3932571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12.3191528" calcext:value-type="float">
            <text:p>-112.3191528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12.5194473" calcext:value-type="float">
            <text:p>-112.5194473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08.623085" calcext:value-type="float">
            <text:p>-108.623085</text:p>
          </table:table-cell>
          <table:table-cell office:value-type="float" office:value="-108.9124908" calcext:value-type="float">
            <text:p>-108.9124908</text:p>
          </table:table-cell>
          <table:table-cell office:value-type="float" office:value="-108.5886535" calcext:value-type="float">
            <text:p>-108.5886535</text:p>
          </table:table-cell>
          <table:table-cell office:value-type="float" office:value="-108.8591461" calcext:value-type="float">
            <text:p>-108.8591461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08.8680191" calcext:value-type="float">
            <text:p>-108.8680191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08.7709732" calcext:value-type="float">
            <text:p>-108.7709732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07.8716201" calcext:value-type="float">
            <text:p>-107.8716201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2.020729" calcext:value-type="float">
            <text:p>-112.020729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13.5967025" calcext:value-type="float">
            <text:p>-113.5967025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2.9486389" calcext:value-type="float">
            <text:p>-112.9486389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2.8498611" calcext:value-type="float">
            <text:p>-112.8498611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11.8815536" calcext:value-type="float">
            <text:p>-111.8815536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08.2021713" calcext:value-type="float">
            <text:p>-108.2021713</text:p>
          </table:table-cell>
          <table:table-cell office:value-type="float" office:value="-111.8941116" calcext:value-type="float">
            <text:p>-111.8941116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4.4982681" calcext:value-type="float">
            <text:p>-114.4982681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2.3059692" calcext:value-type="float">
            <text:p>-112.3059692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3.5205764" calcext:value-type="float">
            <text:p>-113.5205764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08.876892" calcext:value-type="float">
            <text:p>-108.876892</text:p>
          </table:table-cell>
          <table:table-cell office:value-type="float" office:value="-109.7056427" calcext:value-type="float">
            <text:p>-109.7056427</text:p>
          </table:table-cell>
          <table:table-cell office:value-type="float" office:value="-111.8941116" calcext:value-type="float">
            <text:p>-111.8941116</text:p>
          </table:table-cell>
          <table:table-cell office:value-type="float" office:value="-108.3513641" calcext:value-type="float">
            <text:p>-108.3513641</text:p>
          </table:table-cell>
          <table:table-cell office:value-type="float" office:value="-109.2581558" calcext:value-type="float">
            <text:p>-109.2581558</text:p>
          </table:table-cell>
          <table:table-cell office:value-type="float" office:value="-108.4946594" calcext:value-type="float">
            <text:p>-108.4946594</text:p>
          </table:table-cell>
          <table:table-cell office:value-type="float" office:value="-113.178749" calcext:value-type="float">
            <text:p>-113.178749</text:p>
          </table:table-cell>
          <table:table-cell office:value-type="float" office:value="-108.9841308" calcext:value-type="float">
            <text:p>-108.9841308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3.1641845" calcext:value-type="float">
            <text:p>-113.1641845</text:p>
          </table:table-cell>
          <table:table-cell office:value-type="float" office:value="-107.9192199" calcext:value-type="float">
            <text:p>-107.9192199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13.0342178" calcext:value-type="float">
            <text:p>-113.0342178</text:p>
          </table:table-cell>
          <table:table-cell office:value-type="float" office:value="-108.9661636" calcext:value-type="float">
            <text:p>-108.9661636</text:p>
          </table:table-cell>
          <table:table-cell table:number-columns-repeated="2" office:value-type="float" office:value="-110.742134" calcext:value-type="float">
            <text:p>-110.742134</text:p>
          </table:table-cell>
          <table:table-cell office:value-type="float" office:value="-108.876892" calcext:value-type="float">
            <text:p>-108.876892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11.8941116" calcext:value-type="float">
            <text:p>-111.8941116</text:p>
          </table:table-cell>
          <table:table-cell office:value-type="float" office:value="-113.2813644" calcext:value-type="float">
            <text:p>-113.2813644</text:p>
          </table:table-cell>
          <table:table-cell office:value-type="float" office:value="-108.7534408" calcext:value-type="float">
            <text:p>-108.7534408</text:p>
          </table:table-cell>
          <table:table-cell office:value-type="float" office:value="-113.4601593" calcext:value-type="float">
            <text:p>-113.4601593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08.4776763" calcext:value-type="float">
            <text:p>-108.4776763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07.8874588" calcext:value-type="float">
            <text:p>-107.8874588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12.5872573" calcext:value-type="float">
            <text:p>-112.5872573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08.9482345" calcext:value-type="float">
            <text:p>-108.9482345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08.0312957" calcext:value-type="float">
            <text:p>-108.0312957</text:p>
          </table:table-cell>
          <table:table-cell office:value-type="float" office:value="-113.7821807" calcext:value-type="float">
            <text:p>-113.7821807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13.7978134" calcext:value-type="float">
            <text:p>-113.7978134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08.2516174" calcext:value-type="float">
            <text:p>-108.2516174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08.9482345" calcext:value-type="float">
            <text:p>-108.9482345</text:p>
          </table:table-cell>
          <table:table-cell office:value-type="float" office:value="-108.9214172" calcext:value-type="float">
            <text:p>-108.9214172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08.5886535" calcext:value-type="float">
            <text:p>-108.5886535</text:p>
          </table:table-cell>
          <table:table-cell office:value-type="float" office:value="-108.8857803" calcext:value-type="float">
            <text:p>-108.8857803</text:p>
          </table:table-cell>
          <table:table-cell office:value-type="float" office:value="-108.9751434" calcext:value-type="float">
            <text:p>-108.9751434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09.8039016" calcext:value-type="float">
            <text:p>-109.8039016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9.2118759" calcext:value-type="float">
            <text:p>-109.2118759</text:p>
          </table:table-cell>
          <table:table-cell office:value-type="float" office:value="-108.7184829" calcext:value-type="float">
            <text:p>-108.7184829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2.26651" calcext:value-type="float">
            <text:p>-112.26651</text:p>
          </table:table-cell>
          <table:table-cell office:value-type="float" office:value="-108.528717" calcext:value-type="float">
            <text:p>-108.528717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08.7973251" calcext:value-type="float">
            <text:p>-108.7973251</text:p>
          </table:table-cell>
          <table:table-cell office:value-type="float" office:value="-112.0718994" calcext:value-type="float">
            <text:p>-112.0718994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09.0473022" calcext:value-type="float">
            <text:p>-109.0473022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4.1817855" calcext:value-type="float">
            <text:p>-114.1817855</text:p>
          </table:table-cell>
          <table:table-cell office:value-type="float" office:value="-108.5031585" calcext:value-type="float">
            <text:p>-108.5031585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2.0718994" calcext:value-type="float">
            <text:p>-112.0718994</text:p>
          </table:table-cell>
          <table:table-cell office:value-type="float" office:value="-111.1247406" calcext:value-type="float">
            <text:p>-111.1247406</text:p>
          </table:table-cell>
          <table:table-cell office:value-type="float" office:value="-109.4742584" calcext:value-type="float">
            <text:p>-109.4742584</text:p>
          </table:table-cell>
          <table:table-cell office:value-type="float" office:value="-108.9751434" calcext:value-type="float">
            <text:p>-108.9751434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08.5116729" calcext:value-type="float">
            <text:p>-108.5116729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1.9825515" calcext:value-type="float">
            <text:p>-111.9825515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3.0773239" calcext:value-type="float">
            <text:p>-113.0773239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13.1206512" calcext:value-type="float">
            <text:p>-113.1206512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07.1000442" calcext:value-type="float">
            <text:p>-107.1000442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1.8941116" calcext:value-type="float">
            <text:p>-111.8941116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08.3680954" calcext:value-type="float">
            <text:p>-108.3680954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1.8190155" calcext:value-type="float">
            <text:p>-111.8190155</text:p>
          </table:table-cell>
          <table:table-cell office:value-type="float" office:value="-109.1566772" calcext:value-type="float">
            <text:p>-109.1566772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2.6008834" calcext:value-type="float">
            <text:p>-112.6008834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3.1496505" calcext:value-type="float">
            <text:p>-113.1496505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12.9770736" calcext:value-type="float">
            <text:p>-112.9770736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08.7973251" calcext:value-type="float">
            <text:p>-108.7973251</text:p>
          </table:table-cell>
          <table:table-cell office:value-type="float" office:value="-111.9952621" calcext:value-type="float">
            <text:p>-111.9952621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1.1247406" calcext:value-type="float">
            <text:p>-111.1247406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7.5227432" calcext:value-type="float">
            <text:p>-107.5227432</text:p>
          </table:table-cell>
          <table:table-cell office:value-type="float" office:value="-108.9482345" calcext:value-type="float">
            <text:p>-108.9482345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12.26651" calcext:value-type="float">
            <text:p>-112.26651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12.3323669" calcext:value-type="float">
            <text:p>-112.3323669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13.5054321" calcext:value-type="float">
            <text:p>-113.5054321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2.8779678" calcext:value-type="float">
            <text:p>-112.8779678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08.22686" calcext:value-type="float">
            <text:p>-108.22686</text:p>
          </table:table-cell>
          <table:table-cell office:value-type="float" office:value="-109.6569213" calcext:value-type="float">
            <text:p>-109.6569213</text:p>
          </table:table-cell>
          <table:table-cell table:number-columns-repeated="2" office:value-type="float" office:value="-110.3545913" calcext:value-type="float">
            <text:p>-110.3545913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2.3455963" calcext:value-type="float">
            <text:p>-112.3455963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09.1200637" calcext:value-type="float">
            <text:p>-109.1200637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2.2796402" calcext:value-type="float">
            <text:p>-112.2796402</text:p>
          </table:table-cell>
          <table:table-cell office:value-type="float" office:value="-109.7056427" calcext:value-type="float">
            <text:p>-109.7056427</text:p>
          </table:table-cell>
          <table:table-cell office:value-type="float" office:value="-108.5457992" calcext:value-type="float">
            <text:p>-108.5457992</text:p>
          </table:table-cell>
          <table:table-cell office:value-type="float" office:value="-111.3815918" calcext:value-type="float">
            <text:p>-111.3815918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6.513153" calcext:value-type="float">
            <text:p>-116.513153</text:p>
          </table:table-cell>
          <table:table-cell office:value-type="float" office:value="-108.2681579" calcext:value-type="float">
            <text:p>-108.2681579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07.9670715" calcext:value-type="float">
            <text:p>-107.9670715</text:p>
          </table:table-cell>
          <table:table-cell office:value-type="float" office:value="-112.7939147" calcext:value-type="float">
            <text:p>-112.7939147</text:p>
          </table:table-cell>
          <table:table-cell office:value-type="float" office:value="-112.8078613" calcext:value-type="float">
            <text:p>-112.8078613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12.9770736" calcext:value-type="float">
            <text:p>-112.9770736</text:p>
          </table:table-cell>
          <table:table-cell office:value-type="float" office:value="-114.1165924" calcext:value-type="float">
            <text:p>-114.1165924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2.3323669" calcext:value-type="float">
            <text:p>-112.3323669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09.0111541" calcext:value-type="float">
            <text:p>-109.0111541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2.033493" calcext:value-type="float">
            <text:p>-112.033493</text:p>
          </table:table-cell>
          <table:table-cell office:value-type="float" office:value="-108.1448364" calcext:value-type="float">
            <text:p>-108.1448364</text:p>
          </table:table-cell>
          <table:table-cell office:value-type="float" office:value="-109.0382461" calcext:value-type="float">
            <text:p>-109.0382461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08.6144638" calcext:value-type="float">
            <text:p>-108.6144638</text:p>
          </table:table-cell>
          <table:table-cell office:value-type="float" office:value="-112.6693267" calcext:value-type="float">
            <text:p>-112.6693267</text:p>
          </table:table-cell>
          <table:table-cell office:value-type="float" office:value="-109.1018142" calcext:value-type="float">
            <text:p>-109.1018142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08.9571991" calcext:value-type="float">
            <text:p>-108.9571991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3.3703002" calcext:value-type="float">
            <text:p>-113.3703002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3.9398193" calcext:value-type="float">
            <text:p>-113.9398193</text:p>
          </table:table-cell>
          <table:table-cell office:value-type="float" office:value="-112.0590744" calcext:value-type="float">
            <text:p>-112.0590744</text:p>
          </table:table-cell>
          <table:table-cell office:value-type="float" office:value="-112.8779678" calcext:value-type="float">
            <text:p>-112.8779678</text:p>
          </table:table-cell>
          <table:table-cell office:value-type="float" office:value="-108.8237686" calcext:value-type="float">
            <text:p>-108.8237686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08.9661636" calcext:value-type="float">
            <text:p>-108.9661636</text:p>
          </table:table-cell>
          <table:table-cell office:value-type="float" office:value="-109.4268188" calcext:value-type="float">
            <text:p>-109.4268188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2.8358383" calcext:value-type="float">
            <text:p>-112.8358383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08.876892" calcext:value-type="float">
            <text:p>-108.876892</text:p>
          </table:table-cell>
          <table:table-cell office:value-type="float" office:value="-107.7537689" calcext:value-type="float">
            <text:p>-107.7537689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13.4903183" calcext:value-type="float">
            <text:p>-113.4903183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2.5872573" calcext:value-type="float">
            <text:p>-112.5872573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08.2930374" calcext:value-type="float">
            <text:p>-108.2930374</text:p>
          </table:table-cell>
          <table:table-cell office:value-type="float" office:value="-111.8564758" calcext:value-type="float">
            <text:p>-111.8564758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10.5247039" calcext:value-type="float">
            <text:p>-110.5247039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3.1496505" calcext:value-type="float">
            <text:p>-113.1496505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09.2488784" calcext:value-type="float">
            <text:p>-109.2488784</text:p>
          </table:table-cell>
          <table:table-cell office:value-type="float" office:value="-112.738327" calcext:value-type="float">
            <text:p>-112.738327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07.8479232" calcext:value-type="float">
            <text:p>-107.8479232</text:p>
          </table:table-cell>
          <table:table-cell office:value-type="float" office:value="-109.5123977" calcext:value-type="float">
            <text:p>-109.5123977</text:p>
          </table:table-cell>
          <table:table-cell office:value-type="float" office:value="-108.5372543" calcext:value-type="float">
            <text:p>-108.5372543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09.0473022" calcext:value-type="float">
            <text:p>-109.0473022</text:p>
          </table:table-cell>
          <table:table-cell office:value-type="float" office:value="-112.6145248" calcext:value-type="float">
            <text:p>-112.6145248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7.8795394" calcext:value-type="float">
            <text:p>-107.8795394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08.5543518" calcext:value-type="float">
            <text:p>-108.5543518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3.4601593" calcext:value-type="float">
            <text:p>-113.4601593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08.5972518" calcext:value-type="float">
            <text:p>-108.5972518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4.2145614" calcext:value-type="float">
            <text:p>-114.2145614</text:p>
          </table:table-cell>
          <table:table-cell office:value-type="float" office:value="-111.9825515" calcext:value-type="float">
            <text:p>-111.9825515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1.7198944" calcext:value-type="float">
            <text:p>-111.7198944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09.7349929" calcext:value-type="float">
            <text:p>-109.7349929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09.2118759" calcext:value-type="float">
            <text:p>-109.2118759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3.8291702" calcext:value-type="float">
            <text:p>-113.8291702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08.2350997" calcext:value-type="float">
            <text:p>-108.2350997</text:p>
          </table:table-cell>
          <table:table-cell office:value-type="float" office:value="-109.3890533" calcext:value-type="float">
            <text:p>-109.3890533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4.0197219" calcext:value-type="float">
            <text:p>-114.0197219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08.0716781" calcext:value-type="float">
            <text:p>-108.0716781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08.2598877" calcext:value-type="float">
            <text:p>-108.2598877</text:p>
          </table:table-cell>
          <table:table-cell office:value-type="float" office:value="-109.8733367" calcext:value-type="float">
            <text:p>-109.8733367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12.9770736" calcext:value-type="float">
            <text:p>-112.9770736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08.7446899" calcext:value-type="float">
            <text:p>-108.7446899</text:p>
          </table:table-cell>
          <table:table-cell office:value-type="float" office:value="-108.6317138" calcext:value-type="float">
            <text:p>-108.6317138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2118759" calcext:value-type="float">
            <text:p>-109.2118759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12.3323669" calcext:value-type="float">
            <text:p>-112.3323669</text:p>
          </table:table-cell>
          <table:table-cell office:value-type="float" office:value="-112.5194473" calcext:value-type="float">
            <text:p>-112.5194473</text:p>
          </table:table-cell>
          <table:table-cell office:value-type="float" office:value="-113.0342178" calcext:value-type="float">
            <text:p>-113.0342178</text:p>
          </table:table-cell>
          <table:table-cell office:value-type="float" office:value="-108.6576538" calcext:value-type="float">
            <text:p>-108.6576538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12.6830825" calcext:value-type="float">
            <text:p>-112.6830825</text:p>
          </table:table-cell>
          <table:table-cell office:value-type="float" office:value="-113.7354354" calcext:value-type="float">
            <text:p>-113.7354354</text:p>
          </table:table-cell>
          <table:table-cell office:value-type="float" office:value="-112.5059585" calcext:value-type="float">
            <text:p>-112.5059585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3.237236" calcext:value-type="float">
            <text:p>-113.237236</text:p>
          </table:table-cell>
          <table:table-cell office:value-type="float" office:value="-112.9628448" calcext:value-type="float">
            <text:p>-112.9628448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3.4451141" calcext:value-type="float">
            <text:p>-113.4451141</text:p>
          </table:table-cell>
          <table:table-cell office:value-type="float" office:value="-107.9431152" calcext:value-type="float">
            <text:p>-107.9431152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08.9931259" calcext:value-type="float">
            <text:p>-108.9931259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2.4655914" calcext:value-type="float">
            <text:p>-112.4655914</text:p>
          </table:table-cell>
          <table:table-cell office:value-type="float" office:value="-111.9319" calcext:value-type="float">
            <text:p>-111.9319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12.752182" calcext:value-type="float">
            <text:p>-112.752182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12.0718994" calcext:value-type="float">
            <text:p>-112.0718994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5.2048263" calcext:value-type="float">
            <text:p>-115.2048263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3.178749" calcext:value-type="float">
            <text:p>-113.178749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1.9445419" calcext:value-type="float">
            <text:p>-111.9445419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8.6489944" calcext:value-type="float">
            <text:p>-108.6489944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07.6606216" calcext:value-type="float">
            <text:p>-107.6606216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07.6221084" calcext:value-type="float">
            <text:p>-107.6221084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2.7106552" calcext:value-type="float">
            <text:p>-112.7106552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3.6735076" calcext:value-type="float">
            <text:p>-113.6735076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1.5129241" calcext:value-type="float">
            <text:p>-111.5129241</text:p>
          </table:table-cell>
          <table:table-cell office:value-type="float" office:value="-113.8134765" calcext:value-type="float">
            <text:p>-113.8134765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07.9830856" calcext:value-type="float">
            <text:p>-107.9830856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08.4946594" calcext:value-type="float">
            <text:p>-108.4946594</text:p>
          </table:table-cell>
          <table:table-cell office:value-type="float" office:value="-113.4151077" calcext:value-type="float">
            <text:p>-113.4151077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12.6418838" calcext:value-type="float">
            <text:p>-112.6418838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12.3191528" calcext:value-type="float">
            <text:p>-112.3191528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09.5507049" calcext:value-type="float">
            <text:p>-109.5507049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1.7445678" calcext:value-type="float">
            <text:p>-111.7445678</text:p>
          </table:table-cell>
          <table:table-cell office:value-type="float" office:value="-112.9628448" calcext:value-type="float">
            <text:p>-112.9628448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09.0836029" calcext:value-type="float">
            <text:p>-109.0836029</text:p>
          </table:table-cell>
          <table:table-cell office:value-type="float" office:value="-111.0331802" calcext:value-type="float">
            <text:p>-111.0331802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13.6735076" calcext:value-type="float">
            <text:p>-113.6735076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2.2927932" calcext:value-type="float">
            <text:p>-112.2927932</text:p>
          </table:table-cell>
          <table:table-cell office:value-type="float" office:value="-114.7216644" calcext:value-type="float">
            <text:p>-114.7216644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2.4254074" calcext:value-type="float">
            <text:p>-112.4254074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07.9911041" calcext:value-type="float">
            <text:p>-107.9911041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1.3461151" calcext:value-type="float">
            <text:p>-111.3461151</text:p>
          </table:table-cell>
        </table:table-row>
        <table:table-row table:style-name="ro1">
          <table:table-cell office:value-type="string" calcext:value-type="string">
            <text:p>Right side on</text:p>
          </table:table-cell>
          <table:table-cell office:value-type="float" office:value="1000" calcext:value-type="float">
            <text:p>1000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27281189" calcext:value-type="float">
            <text:p>-97.27281189</text:p>
          </table:table-cell>
          <table:table-cell table:number-columns-repeated="2" office:value-type="float" office:value="-97.5552063" calcext:value-type="float">
            <text:p>-97.5552063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78990936" calcext:value-type="float">
            <text:p>-97.78990936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8.01332092" calcext:value-type="float">
            <text:p>-98.01332092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8.09249878" calcext:value-type="float">
            <text:p>-98.09249878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8.10533905" calcext:value-type="float">
            <text:p>-98.10533905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8.2661438" calcext:value-type="float">
            <text:p>-98.2661438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95755005" calcext:value-type="float">
            <text:p>-97.95755005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99807739" calcext:value-type="float">
            <text:p>-97.99807739</text:p>
          </table:table-cell>
          <table:table-cell office:value-type="float" office:value="-98.09763336" calcext:value-type="float">
            <text:p>-98.09763336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6.91375732" calcext:value-type="float">
            <text:p>-96.91375732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83213806" calcext:value-type="float">
            <text:p>-97.83213806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8.10020447" calcext:value-type="float">
            <text:p>-98.10020447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94493103" calcext:value-type="float">
            <text:p>-97.94493103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95755005" calcext:value-type="float">
            <text:p>-97.95755005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62301636" calcext:value-type="float">
            <text:p>-97.62301636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8.10276794" calcext:value-type="float">
            <text:p>-98.10276794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8.01077271" calcext:value-type="float">
            <text:p>-98.01077271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85458374" calcext:value-type="float">
            <text:p>-97.85458374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8.04898834" calcext:value-type="float">
            <text:p>-98.04898834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96260834" calcext:value-type="float">
            <text:p>-97.96260834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6.99930573" calcext:value-type="float">
            <text:p>-96.99930573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8.25306702" calcext:value-type="float">
            <text:p>-98.25306702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99552917" calcext:value-type="float">
            <text:p>-97.99552917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8.47277069" calcext:value-type="float">
            <text:p>-98.47277069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12464905" calcext:value-type="float">
            <text:p>-97.12464905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6.8601532" calcext:value-type="float">
            <text:p>-96.8601532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88961029" calcext:value-type="float">
            <text:p>-97.88961029</text:p>
          </table:table-cell>
          <table:table-cell office:value-type="float" office:value="-98.13623047" calcext:value-type="float">
            <text:p>-98.13623047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58904266" calcext:value-type="float">
            <text:p>-97.58904266</text:p>
          </table:table-cell>
          <table:table-cell table:number-columns-repeated="2" office:value-type="float" office:value="-97.87708282" calcext:value-type="float">
            <text:p>-97.87708282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8.20353699" calcext:value-type="float">
            <text:p>-98.20353699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6.78919983" calcext:value-type="float">
            <text:p>-96.78919983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94998169" calcext:value-type="float">
            <text:p>-97.94998169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8.06687927" calcext:value-type="float">
            <text:p>-98.06687927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8.11305237" calcext:value-type="float">
            <text:p>-98.11305237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07886505" calcext:value-type="float">
            <text:p>-97.07886505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98285675" calcext:value-type="float">
            <text:p>-97.98285675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8.0464325" calcext:value-type="float">
            <text:p>-98.0464325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97525787" calcext:value-type="float">
            <text:p>-97.97525787</text:p>
          </table:table-cell>
          <table:table-cell office:value-type="float" office:value="-98.16982269" calcext:value-type="float">
            <text:p>-98.16982269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8.35032654" calcext:value-type="float">
            <text:p>-98.35032654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8.51576996" calcext:value-type="float">
            <text:p>-98.51576996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20304871" calcext:value-type="float">
            <text:p>-97.20304871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93988037" calcext:value-type="float">
            <text:p>-97.93988037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97272491" calcext:value-type="float">
            <text:p>-97.97272491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8.32920074" calcext:value-type="float">
            <text:p>-98.32920074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84210205" calcext:value-type="float">
            <text:p>-97.84210205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8.17759705" calcext:value-type="float">
            <text:p>-98.17759705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00383759" calcext:value-type="float">
            <text:p>-97.00383759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8.01332092" calcext:value-type="float">
            <text:p>-98.01332092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9651413" calcext:value-type="float">
            <text:p>-97.9651413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82467651" calcext:value-type="float">
            <text:p>-97.82467651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8.0719986" calcext:value-type="float">
            <text:p>-98.0719986</text:p>
          </table:table-cell>
          <table:table-cell office:value-type="float" office:value="-97.06973267" calcext:value-type="float">
            <text:p>-97.06973267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8.35032654" calcext:value-type="float">
            <text:p>-98.35032654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8.11048126" calcext:value-type="float">
            <text:p>-98.11048126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6.72757721" calcext:value-type="float">
            <text:p>-96.72757721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85458374" calcext:value-type="float">
            <text:p>-97.85458374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8.16723633" calcext:value-type="float">
            <text:p>-98.16723633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8.10791016" calcext:value-type="float">
            <text:p>-98.10791016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8.03367615" calcext:value-type="float">
            <text:p>-98.03367615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8.01332092" calcext:value-type="float">
            <text:p>-98.01332092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85957336" calcext:value-type="float">
            <text:p>-97.85957336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6.70348358" calcext:value-type="float">
            <text:p>-96.70348358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8.03367615" calcext:value-type="float">
            <text:p>-98.03367615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8.33711243" calcext:value-type="float">
            <text:p>-98.33711243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6.40472412" calcext:value-type="float">
            <text:p>-96.40472412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6.92945099" calcext:value-type="float">
            <text:p>-96.92945099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99046326" calcext:value-type="float">
            <text:p>-97.99046326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94493103" calcext:value-type="float">
            <text:p>-97.94493103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8.06687927" calcext:value-type="float">
            <text:p>-98.06687927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8.0592041" calcext:value-type="float">
            <text:p>-98.0592041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99299622" calcext:value-type="float">
            <text:p>-97.99299622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8.10020447" calcext:value-type="float">
            <text:p>-98.10020447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88961029" calcext:value-type="float">
            <text:p>-97.88961029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8.17500305" calcext:value-type="float">
            <text:p>-98.17500305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8.05410004" calcext:value-type="float">
            <text:p>-98.05410004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6.99704742" calcext:value-type="float">
            <text:p>-96.99704742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6.96318054" calcext:value-type="float">
            <text:p>-96.96318054</text:p>
          </table:table-cell>
          <table:table-cell office:value-type="float" office:value="-97.24018097" calcext:value-type="float">
            <text:p>-97.24018097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8.12592316" calcext:value-type="float">
            <text:p>-98.12592316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8.18796539" calcext:value-type="float">
            <text:p>-98.18796539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6.87799072" calcext:value-type="float">
            <text:p>-96.87799072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8.22436523" calcext:value-type="float">
            <text:p>-98.22436523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6.76273346" calcext:value-type="float">
            <text:p>-96.76273346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62301636" calcext:value-type="float">
            <text:p>-97.62301636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8.13623047" calcext:value-type="float">
            <text:p>-98.13623047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8.64606476" calcext:value-type="float">
            <text:p>-98.64606476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95755005" calcext:value-type="float">
            <text:p>-97.95755005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82467651" calcext:value-type="float">
            <text:p>-97.82467651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95249939" calcext:value-type="float">
            <text:p>-97.95249939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8.02858734" calcext:value-type="float">
            <text:p>-98.02858734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8.20353699" calcext:value-type="float">
            <text:p>-98.20353699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8.25306702" calcext:value-type="float">
            <text:p>-98.25306702</text:p>
          </table:table-cell>
          <table:table-cell office:value-type="float" office:value="-97.97525787" calcext:value-type="float">
            <text:p>-97.97525787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8.19055939" calcext:value-type="float">
            <text:p>-98.19055939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6.96543884" calcext:value-type="float">
            <text:p>-96.96543884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77752686" calcext:value-type="float">
            <text:p>-97.77752686</text:p>
          </table:table-cell>
          <table:table-cell office:value-type="float" office:value="-98.05664825" calcext:value-type="float">
            <text:p>-98.05664825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6.96994781" calcext:value-type="float">
            <text:p>-96.96994781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8.1543045" calcext:value-type="float">
            <text:p>-98.1543045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8.3107605" calcext:value-type="float">
            <text:p>-98.3107605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7.9651413" calcext:value-type="float">
            <text:p>-97.9651413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87958527" calcext:value-type="float">
            <text:p>-97.87958527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8.07455444" calcext:value-type="float">
            <text:p>-98.07455444</text:p>
          </table:table-cell>
          <table:table-cell office:value-type="float" office:value="-96.86460876" calcext:value-type="float">
            <text:p>-96.86460876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8.05410004" calcext:value-type="float">
            <text:p>-98.05410004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94998169" calcext:value-type="float">
            <text:p>-97.94998169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8.08224487" calcext:value-type="float">
            <text:p>-98.08224487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97272491" calcext:value-type="float">
            <text:p>-97.97272491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12464905" calcext:value-type="float">
            <text:p>-97.12464905</text:p>
          </table:table-cell>
          <table:table-cell office:value-type="float" office:value="-98.51576996" calcext:value-type="float">
            <text:p>-98.51576996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8.32920074" calcext:value-type="float">
            <text:p>-98.32920074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6.9586792" calcext:value-type="float">
            <text:p>-96.9586792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84210205" calcext:value-type="float">
            <text:p>-97.84210205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8.131073" calcext:value-type="float">
            <text:p>-98.131073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8.0184021" calcext:value-type="float">
            <text:p>-98.0184021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8.24523163" calcext:value-type="float">
            <text:p>-98.24523163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80976105" calcext:value-type="float">
            <text:p>-97.80976105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7.06973267" calcext:value-type="float">
            <text:p>-97.06973267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24018097" calcext:value-type="float">
            <text:p>-97.24018097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51670074" calcext:value-type="float">
            <text:p>-97.51670074</text:p>
          </table:table-cell>
        </table:table-row>
        <table:table-row table:style-name="ro1">
          <table:table-cell office:value-type="string" calcext:value-type="string">
            <text:p>pomiar 2</text:p>
          </table:table-cell>
          <table:table-cell office:value-type="string" calcext:value-type="string">
            <text:p>Mon May 20 18:32:46 2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ise</text:p>
          </table:table-cell>
          <table:table-cell office:value-type="float" office:value="1000" calcext:value-type="float">
            <text:p>1000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17.5094986" calcext:value-type="float">
            <text:p>-117.5094986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17.7281799" calcext:value-type="float">
            <text:p>-117.7281799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18.997673" calcext:value-type="float">
            <text:p>-118.997673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39.1412354" calcext:value-type="float">
            <text:p>-139.1412354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17.7036056" calcext:value-type="float">
            <text:p>-117.7036056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39.1412354" calcext:value-type="float">
            <text:p>-139.141235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18.9126586" calcext:value-type="float">
            <text:p>-118.912658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16.513153" calcext:value-type="float">
            <text:p>-116.513153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8.1053314" calcext:value-type="float">
            <text:p>-118.1053314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41.8352203" calcext:value-type="float">
            <text:p>-141.8352203</text:p>
          </table:table-cell>
          <table:table-cell office:value-type="float" office:value="-117.2262344" calcext:value-type="float">
            <text:p>-117.226234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17.461647" calcext:value-type="float">
            <text:p>-117.461647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17.8023147" calcext:value-type="float">
            <text:p>-117.8023147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43.5782166" calcext:value-type="float">
            <text:p>-143.5782166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17.9524993" calcext:value-type="float">
            <text:p>-117.9524993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17.5094986" calcext:value-type="float">
            <text:p>-117.509498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18.0540924" calcext:value-type="float">
            <text:p>-118.0540924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14.4982681" calcext:value-type="float">
            <text:p>-114.4982681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5.0467987" calcext:value-type="float">
            <text:p>-125.0467987</text:p>
          </table:table-cell>
          <table:table-cell table:number-columns-repeated="2" office:value-type="float" office:value="-121.1887054" calcext:value-type="float">
            <text:p>-121.1887054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5.1315307" calcext:value-type="float">
            <text:p>-115.1315307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7.1108932" calcext:value-type="float">
            <text:p>-117.1108932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17.4855346" calcext:value-type="float">
            <text:p>-117.4855346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18.8284683" calcext:value-type="float">
            <text:p>-118.8284683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14.3302688" calcext:value-type="float">
            <text:p>-114.3302688</text:p>
          </table:table-cell>
          <table:table-cell office:value-type="float" office:value="-118.287117" calcext:value-type="float">
            <text:p>-118.287117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39.4357147" calcext:value-type="float">
            <text:p>-139.4357147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18.5806732" calcext:value-type="float">
            <text:p>-118.5806732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17.4855346" calcext:value-type="float">
            <text:p>-117.4855346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14.4138641" calcext:value-type="float">
            <text:p>-114.4138641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18.5535736" calcext:value-type="float">
            <text:p>-118.5535736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18.0285873" calcext:value-type="float">
            <text:p>-118.028587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8.8005752" calcext:value-type="float">
            <text:p>-118.8005752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8.8284683" calcext:value-type="float">
            <text:p>-118.8284683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18.6078643" calcext:value-type="float">
            <text:p>-118.6078643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17.9524993" calcext:value-type="float">
            <text:p>-117.952499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16.1568603" calcext:value-type="float">
            <text:p>-116.156860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8.1568832" calcext:value-type="float">
            <text:p>-118.1568832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16.7737426" calcext:value-type="float">
            <text:p>-116.7737426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8.9126586" calcext:value-type="float">
            <text:p>-118.9126586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18.5535736" calcext:value-type="float">
            <text:p>-118.5535736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17.203041" calcext:value-type="float">
            <text:p>-117.203041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17.8023147" calcext:value-type="float">
            <text:p>-117.8023147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18.1568832" calcext:value-type="float">
            <text:p>-118.1568832</text:p>
          </table:table-cell>
          <table:table-cell office:value-type="float" office:value="-118.287117" calcext:value-type="float">
            <text:p>-118.287117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7.6546707" calcext:value-type="float">
            <text:p>-117.6546707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17.63031" calcext:value-type="float">
            <text:p>-117.63031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8.5265502" calcext:value-type="float">
            <text:p>-118.5265502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16.4068298" calcext:value-type="float">
            <text:p>-116.4068298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17.6546707" calcext:value-type="float">
            <text:p>-117.654670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16.5345764" calcext:value-type="float">
            <text:p>-116.5345764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30.4073944" calcext:value-type="float">
            <text:p>-130.4073944</text:p>
          </table:table-cell>
        </table:table-row>
        <table:table-row table:style-name="ro1">
          <table:table-cell office:value-type="string" calcext:value-type="string">
            <text:p>Thicker vertical strips [11110000]</text:p>
          </table:table-cell>
          <table:table-cell office:value-type="float" office:value="1000" calcext:value-type="float">
            <text:p>1000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08.1448364" calcext:value-type="float">
            <text:p>-108.1448364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09.0563583" calcext:value-type="float">
            <text:p>-109.0563583</text:p>
          </table:table-cell>
          <table:table-cell office:value-type="float" office:value="-112.372116" calcext:value-type="float">
            <text:p>-112.372116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09.4742584" calcext:value-type="float">
            <text:p>-109.4742584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08.7446899" calcext:value-type="float">
            <text:p>-108.7446899</text:p>
          </table:table-cell>
          <table:table-cell office:value-type="float" office:value="-107.9991302" calcext:value-type="float">
            <text:p>-107.9991302</text:p>
          </table:table-cell>
          <table:table-cell office:value-type="float" office:value="-108.7797393" calcext:value-type="float">
            <text:p>-108.7797393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4.4982681" calcext:value-type="float">
            <text:p>-114.4982681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12.9486389" calcext:value-type="float">
            <text:p>-112.9486389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14.1654434" calcext:value-type="float">
            <text:p>-114.1654434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08.9124908" calcext:value-type="float">
            <text:p>-108.9124908</text:p>
          </table:table-cell>
          <table:table-cell office:value-type="float" office:value="-112.9913253" calcext:value-type="float">
            <text:p>-112.9913253</text:p>
          </table:table-cell>
          <table:table-cell office:value-type="float" office:value="-109.0654296" calcext:value-type="float">
            <text:p>-109.0654296</text:p>
          </table:table-cell>
          <table:table-cell table:number-columns-repeated="2" office:value-type="float" office:value="-112.2927932" calcext:value-type="float">
            <text:p>-112.2927932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12.8218383" calcext:value-type="float">
            <text:p>-112.8218383</text:p>
          </table:table-cell>
          <table:table-cell office:value-type="float" office:value="-112.5329742" calcext:value-type="float">
            <text:p>-112.5329742</text:p>
          </table:table-cell>
          <table:table-cell office:value-type="float" office:value="-111.9319" calcext:value-type="float">
            <text:p>-111.9319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2.6145248" calcext:value-type="float">
            <text:p>-112.6145248</text:p>
          </table:table-cell>
          <table:table-cell office:value-type="float" office:value="-115.1133041" calcext:value-type="float">
            <text:p>-115.1133041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07.9991302" calcext:value-type="float">
            <text:p>-107.9991302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1.8564758" calcext:value-type="float">
            <text:p>-111.8564758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11.8815536" calcext:value-type="float">
            <text:p>-111.8815536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08.6058502" calcext:value-type="float">
            <text:p>-108.6058502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2.0079803" calcext:value-type="float">
            <text:p>-112.0079803</text:p>
          </table:table-cell>
          <table:table-cell office:value-type="float" office:value="-108.6489944" calcext:value-type="float">
            <text:p>-108.6489944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4.3302688" calcext:value-type="float">
            <text:p>-114.3302688</text:p>
          </table:table-cell>
          <table:table-cell office:value-type="float" office:value="-113.5205764" calcext:value-type="float">
            <text:p>-113.5205764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09.2581558" calcext:value-type="float">
            <text:p>-109.2581558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13.0055999" calcext:value-type="float">
            <text:p>-113.0055999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09.4742584" calcext:value-type="float">
            <text:p>-109.4742584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4.8267288" calcext:value-type="float">
            <text:p>-114.8267288</text:p>
          </table:table-cell>
          <table:table-cell office:value-type="float" office:value="-113.237236" calcext:value-type="float">
            <text:p>-113.237236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2.5600738" calcext:value-type="float">
            <text:p>-112.5600738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09.3890533" calcext:value-type="float">
            <text:p>-109.3890533</text:p>
          </table:table-cell>
          <table:table-cell office:value-type="float" office:value="-107.7148361" calcext:value-type="float">
            <text:p>-107.7148361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08.9661636" calcext:value-type="float">
            <text:p>-108.9661636</text:p>
          </table:table-cell>
          <table:table-cell office:value-type="float" office:value="-113.1933288" calcext:value-type="float">
            <text:p>-113.1933288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08.4861602" calcext:value-type="float">
            <text:p>-108.4861602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13.3257141" calcext:value-type="float">
            <text:p>-113.3257141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13.7199096" calcext:value-type="float">
            <text:p>-113.7199096</text:p>
          </table:table-cell>
          <table:table-cell office:value-type="float" office:value="-111.3815918" calcext:value-type="float">
            <text:p>-111.3815918</text:p>
          </table:table-cell>
          <table:table-cell office:value-type="float" office:value="-110.5247039" calcext:value-type="float">
            <text:p>-110.5247039</text:p>
          </table:table-cell>
          <table:table-cell office:value-type="float" office:value="-112.0718994" calcext:value-type="float">
            <text:p>-112.0718994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09.0473022" calcext:value-type="float">
            <text:p>-109.0473022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07.9911041" calcext:value-type="float">
            <text:p>-107.9911041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13.4300994" calcext:value-type="float">
            <text:p>-113.4300994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13.5054321" calcext:value-type="float">
            <text:p>-113.5054321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0.5247039" calcext:value-type="float">
            <text:p>-110.5247039</text:p>
          </table:table-cell>
          <table:table-cell office:value-type="float" office:value="-112.26651" calcext:value-type="float">
            <text:p>-112.26651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10.3125839" calcext:value-type="float">
            <text:p>-110.3125839</text:p>
          </table:table-cell>
          <table:table-cell office:value-type="float" office:value="-108.1775589" calcext:value-type="float">
            <text:p>-108.1775589</text:p>
          </table:table-cell>
          <table:table-cell office:value-type="float" office:value="-109.7056427" calcext:value-type="float">
            <text:p>-109.7056427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1.7198944" calcext:value-type="float">
            <text:p>-111.7198944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12.0975952" calcext:value-type="float">
            <text:p>-112.0975952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09.6278228" calcext:value-type="float">
            <text:p>-109.6278228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12.4387741" calcext:value-type="float">
            <text:p>-112.4387741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1.1824493" calcext:value-type="float">
            <text:p>-111.1824493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09.0836029" calcext:value-type="float">
            <text:p>-109.0836029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2.752182" calcext:value-type="float">
            <text:p>-112.752182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1.7075729" calcext:value-type="float">
            <text:p>-111.7075729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2.3323669" calcext:value-type="float">
            <text:p>-112.3323669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09.1291961" calcext:value-type="float">
            <text:p>-109.1291961</text:p>
          </table:table-cell>
          <table:table-cell office:value-type="float" office:value="-108.6317138" calcext:value-type="float">
            <text:p>-108.6317138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8.9661636" calcext:value-type="float">
            <text:p>-108.9661636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8195419" calcext:value-type="float">
            <text:p>-110.8195419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16.4068298" calcext:value-type="float">
            <text:p>-116.4068298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09.2118759" calcext:value-type="float">
            <text:p>-109.2118759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09.5507049" calcext:value-type="float">
            <text:p>-109.5507049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12.7244796" calcext:value-type="float">
            <text:p>-112.7244796</text:p>
          </table:table-cell>
          <table:table-cell office:value-type="float" office:value="-108.7359466" calcext:value-type="float">
            <text:p>-108.7359466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08.7621994" calcext:value-type="float">
            <text:p>-108.7621994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15.0769577" calcext:value-type="float">
            <text:p>-115.0769577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08.1285247" calcext:value-type="float">
            <text:p>-108.1285247</text:p>
          </table:table-cell>
          <table:table-cell office:value-type="float" office:value="-113.6273422" calcext:value-type="float">
            <text:p>-113.6273422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09.4268188" calcext:value-type="float">
            <text:p>-109.4268188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08.5201873" calcext:value-type="float">
            <text:p>-108.5201873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09.2488784" calcext:value-type="float">
            <text:p>-109.2488784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2.3323669" calcext:value-type="float">
            <text:p>-112.3323669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13.8922271" calcext:value-type="float">
            <text:p>-113.8922271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2.5465087" calcext:value-type="float">
            <text:p>-112.5465087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2.3455963" calcext:value-type="float">
            <text:p>-112.3455963</text:p>
          </table:table-cell>
          <table:table-cell office:value-type="float" office:value="-113.0917434" calcext:value-type="float">
            <text:p>-113.0917434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08.8414382" calcext:value-type="float">
            <text:p>-108.8414382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4.7216644" calcext:value-type="float">
            <text:p>-114.7216644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13.2813644" calcext:value-type="float">
            <text:p>-113.2813644</text:p>
          </table:table-cell>
          <table:table-cell office:value-type="float" office:value="-108.0878753" calcext:value-type="float">
            <text:p>-108.0878753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08.4522628" calcext:value-type="float">
            <text:p>-108.4522628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4.3469162" calcext:value-type="float">
            <text:p>-114.3469162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3.7044143" calcext:value-type="float">
            <text:p>-113.7044143</text:p>
          </table:table-cell>
          <table:table-cell office:value-type="float" office:value="-113.9716949" calcext:value-type="float">
            <text:p>-113.9716949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2.4387741" calcext:value-type="float">
            <text:p>-112.4387741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13.7978134" calcext:value-type="float">
            <text:p>-113.7978134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9.0927047" calcext:value-type="float">
            <text:p>-109.0927047</text:p>
          </table:table-cell>
          <table:table-cell office:value-type="float" office:value="-115.3346176" calcext:value-type="float">
            <text:p>-115.3346176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08.3179855" calcext:value-type="float">
            <text:p>-108.3179855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17.6791076" calcext:value-type="float">
            <text:p>-117.6791076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2.1104736" calcext:value-type="float">
            <text:p>-112.1104736</text:p>
          </table:table-cell>
          <table:table-cell office:value-type="float" office:value="-109.8039016" calcext:value-type="float">
            <text:p>-109.8039016</text:p>
          </table:table-cell>
          <table:table-cell office:value-type="float" office:value="-112.0462799" calcext:value-type="float">
            <text:p>-112.0462799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2.372116" calcext:value-type="float">
            <text:p>-112.372116</text:p>
          </table:table-cell>
          <table:table-cell office:value-type="float" office:value="-108.9661636" calcext:value-type="float">
            <text:p>-108.9661636</text:p>
          </table:table-cell>
          <table:table-cell office:value-type="float" office:value="-109.2953567" calcext:value-type="float">
            <text:p>-109.2953567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08.6144638" calcext:value-type="float">
            <text:p>-108.6144638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10.3125839" calcext:value-type="float">
            <text:p>-110.3125839</text:p>
          </table:table-cell>
          <table:table-cell office:value-type="float" office:value="-113.0629272" calcext:value-type="float">
            <text:p>-113.0629272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08.8591461" calcext:value-type="float">
            <text:p>-108.8591461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09.7349929" calcext:value-type="float">
            <text:p>-109.7349929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3.5814285" calcext:value-type="float">
            <text:p>-113.5814285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08.8857803" calcext:value-type="float">
            <text:p>-108.8857803</text:p>
          </table:table-cell>
          <table:table-cell office:value-type="float" office:value="-112.5329742" calcext:value-type="float">
            <text:p>-112.5329742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8.4607315" calcext:value-type="float">
            <text:p>-108.4607315</text:p>
          </table:table-cell>
          <table:table-cell office:value-type="float" office:value="-113.4001541" calcext:value-type="float">
            <text:p>-113.4001541</text:p>
          </table:table-cell>
          <table:table-cell office:value-type="float" office:value="-112.6418838" calcext:value-type="float">
            <text:p>-112.6418838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2.9061737" calcext:value-type="float">
            <text:p>-112.9061737</text:p>
          </table:table-cell>
          <table:table-cell office:value-type="float" office:value="-108.2021713" calcext:value-type="float">
            <text:p>-108.2021713</text:p>
          </table:table-cell>
          <table:table-cell office:value-type="float" office:value="-113.6889495" calcext:value-type="float">
            <text:p>-113.6889495</text:p>
          </table:table-cell>
          <table:table-cell office:value-type="float" office:value="-111.5129241" calcext:value-type="float">
            <text:p>-111.5129241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13.7044143" calcext:value-type="float">
            <text:p>-113.7044143</text:p>
          </table:table-cell>
          <table:table-cell office:value-type="float" office:value="-113.1206512" calcext:value-type="float">
            <text:p>-113.1206512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12.6830825" calcext:value-type="float">
            <text:p>-112.6830825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07.9830856" calcext:value-type="float">
            <text:p>-107.9830856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12.8638992" calcext:value-type="float">
            <text:p>-112.8638992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1.0331802" calcext:value-type="float">
            <text:p>-111.0331802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09.2767334" calcext:value-type="float">
            <text:p>-109.2767334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12.1492157" calcext:value-type="float">
            <text:p>-112.1492157</text:p>
          </table:table-cell>
          <table:table-cell office:value-type="float" office:value="-114.3970794" calcext:value-type="float">
            <text:p>-114.3970794</text:p>
          </table:table-cell>
          <table:table-cell office:value-type="float" office:value="-108.9751434" calcext:value-type="float">
            <text:p>-108.9751434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12.1104736" calcext:value-type="float">
            <text:p>-112.1104736</text:p>
          </table:table-cell>
          <table:table-cell office:value-type="float" office:value="-112.9486389" calcext:value-type="float">
            <text:p>-112.9486389</text:p>
          </table:table-cell>
          <table:table-cell office:value-type="float" office:value="-112.0462799" calcext:value-type="float">
            <text:p>-112.0462799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09.6278228" calcext:value-type="float">
            <text:p>-109.6278228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2.9628448" calcext:value-type="float">
            <text:p>-112.9628448</text:p>
          </table:table-cell>
          <table:table-cell office:value-type="float" office:value="-109.8833084" calcext:value-type="float">
            <text:p>-109.8833084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14.1491317" calcext:value-type="float">
            <text:p>-114.1491317</text:p>
          </table:table-cell>
          <table:table-cell office:value-type="float" office:value="-110.920082" calcext:value-type="float">
            <text:p>-110.920082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08.8946762" calcext:value-type="float">
            <text:p>-108.8946762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2.3059692" calcext:value-type="float">
            <text:p>-112.3059692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08.6576538" calcext:value-type="float">
            <text:p>-108.6576538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2.5194473" calcext:value-type="float">
            <text:p>-112.5194473</text:p>
          </table:table-cell>
          <table:table-cell office:value-type="float" office:value="-108.7446899" calcext:value-type="float">
            <text:p>-108.7446899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9.0563583" calcext:value-type="float">
            <text:p>-109.0563583</text:p>
          </table:table-cell>
          <table:table-cell office:value-type="float" office:value="-108.1611785" calcext:value-type="float">
            <text:p>-108.1611785</text:p>
          </table:table-cell>
          <table:table-cell office:value-type="float" office:value="-112.4387741" calcext:value-type="float">
            <text:p>-112.4387741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3.6889495" calcext:value-type="float">
            <text:p>-113.6889495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09.379631" calcext:value-type="float">
            <text:p>-109.379631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08.2847366" calcext:value-type="float">
            <text:p>-108.2847366</text:p>
          </table:table-cell>
          <table:table-cell office:value-type="float" office:value="-109.7349929" calcext:value-type="float">
            <text:p>-109.7349929</text:p>
          </table:table-cell>
          <table:table-cell office:value-type="float" office:value="-111.1247406" calcext:value-type="float">
            <text:p>-111.1247406</text:p>
          </table:table-cell>
          <table:table-cell office:value-type="float" office:value="-112.6968612" calcext:value-type="float">
            <text:p>-112.6968612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2.8920593" calcext:value-type="float">
            <text:p>-112.8920593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2.5329742" calcext:value-type="float">
            <text:p>-112.5329742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08.2186279" calcext:value-type="float">
            <text:p>-108.2186279</text:p>
          </table:table-cell>
          <table:table-cell office:value-type="float" office:value="-113.4151077" calcext:value-type="float">
            <text:p>-113.4151077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1.5129241" calcext:value-type="float">
            <text:p>-111.5129241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09.1018142" calcext:value-type="float">
            <text:p>-109.1018142</text:p>
          </table:table-cell>
          <table:table-cell office:value-type="float" office:value="-111.5129241" calcext:value-type="float">
            <text:p>-111.5129241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13.178749" calcext:value-type="float">
            <text:p>-113.178749</text:p>
          </table:table-cell>
          <table:table-cell office:value-type="float" office:value="-108.9303436" calcext:value-type="float">
            <text:p>-108.9303436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3.0198974" calcext:value-type="float">
            <text:p>-113.0198974</text:p>
          </table:table-cell>
          <table:table-cell office:value-type="float" office:value="-113.7354354" calcext:value-type="float">
            <text:p>-113.7354354</text:p>
          </table:table-cell>
          <table:table-cell office:value-type="float" office:value="-114.4138641" calcext:value-type="float">
            <text:p>-114.4138641</text:p>
          </table:table-cell>
          <table:table-cell office:value-type="float" office:value="-108.3013458" calcext:value-type="float">
            <text:p>-108.3013458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08.7534408" calcext:value-type="float">
            <text:p>-108.7534408</text:p>
          </table:table-cell>
          <table:table-cell office:value-type="float" office:value="-111.8190155" calcext:value-type="float">
            <text:p>-111.8190155</text:p>
          </table:table-cell>
          <table:table-cell office:value-type="float" office:value="-113.2961273" calcext:value-type="float">
            <text:p>-113.2961273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2.4924774" calcext:value-type="float">
            <text:p>-112.4924774</text:p>
          </table:table-cell>
          <table:table-cell office:value-type="float" office:value="-108.4353637" calcext:value-type="float">
            <text:p>-108.4353637</text:p>
          </table:table-cell>
          <table:table-cell office:value-type="float" office:value="-107.2239761" calcext:value-type="float">
            <text:p>-107.2239761</text:p>
          </table:table-cell>
          <table:table-cell office:value-type="float" office:value="-111.8941116" calcext:value-type="float">
            <text:p>-111.8941116</text:p>
          </table:table-cell>
          <table:table-cell office:value-type="float" office:value="-108.7534408" calcext:value-type="float">
            <text:p>-108.7534408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08.2350997" calcext:value-type="float">
            <text:p>-108.2350997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12.752182" calcext:value-type="float">
            <text:p>-112.752182</text:p>
          </table:table-cell>
          <table:table-cell office:value-type="float" office:value="-113.2079391" calcext:value-type="float">
            <text:p>-113.2079391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13.2079391" calcext:value-type="float">
            <text:p>-113.2079391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08.5201873" calcext:value-type="float">
            <text:p>-108.5201873</text:p>
          </table:table-cell>
          <table:table-cell office:value-type="float" office:value="-108.8414382" calcext:value-type="float">
            <text:p>-108.8414382</text:p>
          </table:table-cell>
          <table:table-cell office:value-type="float" office:value="-108.4776763" calcext:value-type="float">
            <text:p>-108.4776763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9.0563583" calcext:value-type="float">
            <text:p>-109.0563583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13.4903183" calcext:value-type="float">
            <text:p>-113.4903183</text:p>
          </table:table-cell>
          <table:table-cell office:value-type="float" office:value="-109.379631" calcext:value-type="float">
            <text:p>-109.379631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8.814949" calcext:value-type="float">
            <text:p>-108.814949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8.5457992" calcext:value-type="float">
            <text:p>-108.5457992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1.8065643" calcext:value-type="float">
            <text:p>-111.8065643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08.5031585" calcext:value-type="float">
            <text:p>-108.5031585</text:p>
          </table:table-cell>
          <table:table-cell office:value-type="float" office:value="-108.4691925" calcext:value-type="float">
            <text:p>-108.4691925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12.738327" calcext:value-type="float">
            <text:p>-112.738327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08.7010574" calcext:value-type="float">
            <text:p>-108.7010574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08.528717" calcext:value-type="float">
            <text:p>-108.528717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2.7799835" calcext:value-type="float">
            <text:p>-112.7799835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12.1104736" calcext:value-type="float">
            <text:p>-112.1104736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2.3588485" calcext:value-type="float">
            <text:p>-112.3588485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08.5543518" calcext:value-type="float">
            <text:p>-108.5543518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08.6058502" calcext:value-type="float">
            <text:p>-108.6058502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1.9445419" calcext:value-type="float">
            <text:p>-111.9445419</text:p>
          </table:table-cell>
          <table:table-cell office:value-type="float" office:value="-109.0745086" calcext:value-type="float">
            <text:p>-109.0745086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12.4790267" calcext:value-type="float">
            <text:p>-112.4790267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08.9931259" calcext:value-type="float">
            <text:p>-108.9931259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09.0111541" calcext:value-type="float">
            <text:p>-109.0111541</text:p>
          </table:table-cell>
          <table:table-cell office:value-type="float" office:value="-109.5123977" calcext:value-type="float">
            <text:p>-109.5123977</text:p>
          </table:table-cell>
          <table:table-cell office:value-type="float" office:value="-113.7978134" calcext:value-type="float">
            <text:p>-113.7978134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07.9510955" calcext:value-type="float">
            <text:p>-107.9510955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1.1247406" calcext:value-type="float">
            <text:p>-111.1247406</text:p>
          </table:table-cell>
          <table:table-cell office:value-type="float" office:value="-108.9214172" calcext:value-type="float">
            <text:p>-108.9214172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09.0473022" calcext:value-type="float">
            <text:p>-109.0473022</text:p>
          </table:table-cell>
          <table:table-cell office:value-type="float" office:value="-113.1496505" calcext:value-type="float">
            <text:p>-113.1496505</text:p>
          </table:table-cell>
          <table:table-cell office:value-type="float" office:value="-112.7660751" calcext:value-type="float">
            <text:p>-112.7660751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08.5972518" calcext:value-type="float">
            <text:p>-108.5972518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07.7928772" calcext:value-type="float">
            <text:p>-107.7928772</text:p>
          </table:table-cell>
          <table:table-cell office:value-type="float" office:value="-112.9913253" calcext:value-type="float">
            <text:p>-112.9913253</text:p>
          </table:table-cell>
          <table:table-cell office:value-type="float" office:value="-112.020729" calcext:value-type="float">
            <text:p>-112.020729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13.4903183" calcext:value-type="float">
            <text:p>-113.4903183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2.7939147" calcext:value-type="float">
            <text:p>-112.7939147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3.8448944" calcext:value-type="float">
            <text:p>-113.8448944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09.1018142" calcext:value-type="float">
            <text:p>-109.1018142</text:p>
          </table:table-cell>
          <table:table-cell office:value-type="float" office:value="-108.9035797" calcext:value-type="float">
            <text:p>-108.9035797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8.0285873" calcext:value-type="float">
            <text:p>-118.0285873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08.5031585" calcext:value-type="float">
            <text:p>-108.5031585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07.7459716" calcext:value-type="float">
            <text:p>-107.7459716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09.8039016" calcext:value-type="float">
            <text:p>-109.8039016</text:p>
          </table:table-cell>
          <table:table-cell office:value-type="float" office:value="-112.033493" calcext:value-type="float">
            <text:p>-112.033493</text:p>
          </table:table-cell>
          <table:table-cell office:value-type="float" office:value="-111.7445678" calcext:value-type="float">
            <text:p>-111.7445678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12.7244796" calcext:value-type="float">
            <text:p>-112.7244796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8.6489944" calcext:value-type="float">
            <text:p>-108.6489944</text:p>
          </table:table-cell>
          <table:table-cell office:value-type="float" office:value="-112.2272415" calcext:value-type="float">
            <text:p>-112.2272415</text:p>
          </table:table-cell>
          <table:table-cell office:value-type="float" office:value="-111.7445678" calcext:value-type="float">
            <text:p>-111.7445678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08.2516174" calcext:value-type="float">
            <text:p>-108.2516174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09.5507049" calcext:value-type="float">
            <text:p>-109.5507049</text:p>
          </table:table-cell>
          <table:table-cell office:value-type="float" office:value="-113.1933288" calcext:value-type="float">
            <text:p>-113.1933288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09.8039016" calcext:value-type="float">
            <text:p>-109.8039016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13.1061782" calcext:value-type="float">
            <text:p>-113.1061782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08.5972518" calcext:value-type="float">
            <text:p>-108.5972518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09.7056427" calcext:value-type="float">
            <text:p>-109.7056427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09.0563583" calcext:value-type="float">
            <text:p>-109.0563583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08.7797393" calcext:value-type="float">
            <text:p>-108.7797393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08.1857605" calcext:value-type="float">
            <text:p>-108.1857605</text:p>
          </table:table-cell>
          <table:table-cell office:value-type="float" office:value="-109.2581558" calcext:value-type="float">
            <text:p>-109.2581558</text:p>
          </table:table-cell>
          <table:table-cell office:value-type="float" office:value="-112.738327" calcext:value-type="float">
            <text:p>-112.738327</text:p>
          </table:table-cell>
          <table:table-cell office:value-type="float" office:value="-108.0474319" calcext:value-type="float">
            <text:p>-108.0474319</text:p>
          </table:table-cell>
          <table:table-cell office:value-type="float" office:value="-114.1003723" calcext:value-type="float">
            <text:p>-114.1003723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12.0718994" calcext:value-type="float">
            <text:p>-112.0718994</text:p>
          </table:table-cell>
          <table:table-cell office:value-type="float" office:value="-113.9398193" calcext:value-type="float">
            <text:p>-113.9398193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2.0462799" calcext:value-type="float">
            <text:p>-112.0462799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15.2787551" calcext:value-type="float">
            <text:p>-115.2787551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14.2309951" calcext:value-type="float">
            <text:p>-114.2309951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2.5194473" calcext:value-type="float">
            <text:p>-112.5194473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3.4451141" calcext:value-type="float">
            <text:p>-113.4451141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09.8039016" calcext:value-type="float">
            <text:p>-109.8039016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08.528717" calcext:value-type="float">
            <text:p>-108.528717</text:p>
          </table:table-cell>
          <table:table-cell office:value-type="float" office:value="-108.7709732" calcext:value-type="float">
            <text:p>-108.7709732</text:p>
          </table:table-cell>
          <table:table-cell office:value-type="float" office:value="-110.3230667" calcext:value-type="float">
            <text:p>-110.3230667</text:p>
          </table:table-cell>
          <table:table-cell office:value-type="float" office:value="-112.020729" calcext:value-type="float">
            <text:p>-112.020729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11.0331802" calcext:value-type="float">
            <text:p>-111.0331802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09.2767334" calcext:value-type="float">
            <text:p>-109.2767334</text:p>
          </table:table-cell>
          <table:table-cell office:value-type="float" office:value="-108.4946594" calcext:value-type="float">
            <text:p>-108.4946594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08.8237686" calcext:value-type="float">
            <text:p>-108.8237686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12.9628448" calcext:value-type="float">
            <text:p>-112.9628448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12.1492157" calcext:value-type="float">
            <text:p>-112.1492157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8.9931259" calcext:value-type="float">
            <text:p>-108.9931259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8.727211" calcext:value-type="float">
            <text:p>-108.727211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07.9431152" calcext:value-type="float">
            <text:p>-107.9431152</text:p>
          </table:table-cell>
          <table:table-cell office:value-type="float" office:value="-107.4697113" calcext:value-type="float">
            <text:p>-107.4697113</text:p>
          </table:table-cell>
          <table:table-cell office:value-type="float" office:value="-108.4522628" calcext:value-type="float">
            <text:p>-108.4522628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08.3680954" calcext:value-type="float">
            <text:p>-108.3680954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3.4752273" calcext:value-type="float">
            <text:p>-113.4752273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3.2961273" calcext:value-type="float">
            <text:p>-113.2961273</text:p>
          </table:table-cell>
          <table:table-cell office:value-type="float" office:value="-113.5509491" calcext:value-type="float">
            <text:p>-113.5509491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08.8237686" calcext:value-type="float">
            <text:p>-108.8237686</text:p>
          </table:table-cell>
          <table:table-cell office:value-type="float" office:value="-109.6278228" calcext:value-type="float">
            <text:p>-109.6278228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09.0111541" calcext:value-type="float">
            <text:p>-109.0111541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12.6008834" calcext:value-type="float">
            <text:p>-112.6008834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1.1824493" calcext:value-type="float">
            <text:p>-111.1824493</text:p>
          </table:table-cell>
          <table:table-cell office:value-type="float" office:value="-107.7226104" calcext:value-type="float">
            <text:p>-107.7226104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2.5059585" calcext:value-type="float">
            <text:p>-112.5059585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12.5600738" calcext:value-type="float">
            <text:p>-112.5600738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10.8195419" calcext:value-type="float">
            <text:p>-110.8195419</text:p>
          </table:table-cell>
          <table:table-cell office:value-type="float" office:value="-111.8941116" calcext:value-type="float">
            <text:p>-111.8941116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08.2847366" calcext:value-type="float">
            <text:p>-108.2847366</text:p>
          </table:table-cell>
          <table:table-cell office:value-type="float" office:value="-112.8638992" calcext:value-type="float">
            <text:p>-112.8638992</text:p>
          </table:table-cell>
          <table:table-cell office:value-type="float" office:value="-108.6489944" calcext:value-type="float">
            <text:p>-108.6489944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07.4546203" calcext:value-type="float">
            <text:p>-107.4546203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2.7106552" calcext:value-type="float">
            <text:p>-112.7106552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09.1750412" calcext:value-type="float">
            <text:p>-109.1750412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13.5054321" calcext:value-type="float">
            <text:p>-113.5054321</text:p>
          </table:table-cell>
          <table:table-cell office:value-type="float" office:value="-112.1104736" calcext:value-type="float">
            <text:p>-112.1104736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08.5800628" calcext:value-type="float">
            <text:p>-108.5800628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13.0773239" calcext:value-type="float">
            <text:p>-113.0773239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8.3680954" calcext:value-type="float">
            <text:p>-108.3680954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08.3680954" calcext:value-type="float">
            <text:p>-108.3680954</text:p>
          </table:table-cell>
          <table:table-cell office:value-type="float" office:value="-112.6008834" calcext:value-type="float">
            <text:p>-112.6008834</text:p>
          </table:table-cell>
          <table:table-cell office:value-type="float" office:value="-109.2953567" calcext:value-type="float">
            <text:p>-109.2953567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2.9770736" calcext:value-type="float">
            <text:p>-112.9770736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2.0462799" calcext:value-type="float">
            <text:p>-112.0462799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12.5872573" calcext:value-type="float">
            <text:p>-112.5872573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4.3136367" calcext:value-type="float">
            <text:p>-114.3136367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08.8946762" calcext:value-type="float">
            <text:p>-108.8946762</text:p>
          </table:table-cell>
          <table:table-cell office:value-type="float" office:value="-112.4521713" calcext:value-type="float">
            <text:p>-112.4521713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2.6693267" calcext:value-type="float">
            <text:p>-112.6693267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08.2350997" calcext:value-type="float">
            <text:p>-108.2350997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2.7799835" calcext:value-type="float">
            <text:p>-112.7799835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12.7106552" calcext:value-type="float">
            <text:p>-112.7106552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08.9303436" calcext:value-type="float">
            <text:p>-108.9303436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09.1658477" calcext:value-type="float">
            <text:p>-109.1658477</text:p>
          </table:table-cell>
          <table:table-cell office:value-type="float" office:value="-108.3263168" calcext:value-type="float">
            <text:p>-108.3263168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10.3230667" calcext:value-type="float">
            <text:p>-110.3230667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3.0485687" calcext:value-type="float">
            <text:p>-113.0485687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08.1448364" calcext:value-type="float">
            <text:p>-108.1448364</text:p>
          </table:table-cell>
          <table:table-cell office:value-type="float" office:value="-111.9445419" calcext:value-type="float">
            <text:p>-111.9445419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1.1824493" calcext:value-type="float">
            <text:p>-111.1824493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0.920082" calcext:value-type="float">
            <text:p>-110.920082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07.7070694" calcext:value-type="float">
            <text:p>-107.7070694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2.1104736" calcext:value-type="float">
            <text:p>-112.1104736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3.2961273" calcext:value-type="float">
            <text:p>-113.2961273</text:p>
          </table:table-cell>
          <table:table-cell office:value-type="float" office:value="-114.0518951" calcext:value-type="float">
            <text:p>-114.0518951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2.5329742" calcext:value-type="float">
            <text:p>-112.5329742</text:p>
          </table:table-cell>
          <table:table-cell office:value-type="float" office:value="-111.9825515" calcext:value-type="float">
            <text:p>-111.9825515</text:p>
          </table:table-cell>
        </table:table-row>
        <table:table-row table:style-name="ro1">
          <table:table-cell office:value-type="string" calcext:value-type="string">
            <text:p>Right side on</text:p>
          </table:table-cell>
          <table:table-cell office:value-type="float" office:value="1000" calcext:value-type="float">
            <text:p>1000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6.9564209" calcext:value-type="float">
            <text:p>-96.9564209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8.0464325" calcext:value-type="float">
            <text:p>-98.0464325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8.14138794" calcext:value-type="float">
            <text:p>-98.14138794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8.07967377" calcext:value-type="float">
            <text:p>-98.07967377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92980957" calcext:value-type="float">
            <text:p>-97.92980957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8.3397522" calcext:value-type="float">
            <text:p>-98.3397522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8.02094269" calcext:value-type="float">
            <text:p>-98.02094269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97525787" calcext:value-type="float">
            <text:p>-97.97525787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8.2165451" calcext:value-type="float">
            <text:p>-98.2165451</text:p>
          </table:table-cell>
          <table:table-cell office:value-type="float" office:value="-98.21134186" calcext:value-type="float">
            <text:p>-98.21134186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8.53734589" calcext:value-type="float">
            <text:p>-98.53734589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7.90717316" calcext:value-type="float">
            <text:p>-97.90717316</text:p>
          </table:table-cell>
          <table:table-cell office:value-type="float" office:value="-98.11562347" calcext:value-type="float">
            <text:p>-98.11562347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93988037" calcext:value-type="float">
            <text:p>-97.93988037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80976105" calcext:value-type="float">
            <text:p>-97.80976105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09028625" calcext:value-type="float">
            <text:p>-97.09028625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8.02603912" calcext:value-type="float">
            <text:p>-98.02603912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8.08992767" calcext:value-type="float">
            <text:p>-98.08992767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98538971" calcext:value-type="float">
            <text:p>-97.98538971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8.12592316" calcext:value-type="float">
            <text:p>-98.12592316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8.2165451" calcext:value-type="float">
            <text:p>-98.2165451</text:p>
          </table:table-cell>
          <table:table-cell office:value-type="float" office:value="-97.85957336" calcext:value-type="float">
            <text:p>-97.85957336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67910004" calcext:value-type="float">
            <text:p>-97.67910004</text:p>
          </table:table-cell>
          <table:table-cell table:number-columns-repeated="2" office:value-type="float" office:value="-97.66199493" calcext:value-type="float">
            <text:p>-97.66199493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97779083" calcext:value-type="float">
            <text:p>-97.97779083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97779083" calcext:value-type="float">
            <text:p>-97.97779083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8.38209534" calcext:value-type="float">
            <text:p>-98.38209534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97779083" calcext:value-type="float">
            <text:p>-97.97779083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8.12592316" calcext:value-type="float">
            <text:p>-98.12592316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8.03113556" calcext:value-type="float">
            <text:p>-98.03113556</text:p>
          </table:table-cell>
          <table:table-cell office:value-type="float" office:value="-98.13623047" calcext:value-type="float">
            <text:p>-98.13623047</text:p>
          </table:table-cell>
          <table:table-cell office:value-type="float" office:value="-98.09506989" calcext:value-type="float">
            <text:p>-98.09506989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99807739" calcext:value-type="float">
            <text:p>-97.99807739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6.93843079" calcext:value-type="float">
            <text:p>-96.93843079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95249939" calcext:value-type="float">
            <text:p>-97.95249939</text:p>
          </table:table-cell>
          <table:table-cell office:value-type="float" office:value="-98.20353699" calcext:value-type="float">
            <text:p>-98.20353699</text:p>
          </table:table-cell>
          <table:table-cell office:value-type="float" office:value="-96.98574829" calcext:value-type="float">
            <text:p>-96.98574829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90717316" calcext:value-type="float">
            <text:p>-97.90717316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89964294" calcext:value-type="float">
            <text:p>-97.89964294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8.25567627" calcext:value-type="float">
            <text:p>-98.25567627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01969147" calcext:value-type="float">
            <text:p>-97.01969147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85458374" calcext:value-type="float">
            <text:p>-97.85458374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80976105" calcext:value-type="float">
            <text:p>-97.80976105</text:p>
          </table:table-cell>
          <table:table-cell office:value-type="float" office:value="-98.18536377" calcext:value-type="float">
            <text:p>-98.18536377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87958527" calcext:value-type="float">
            <text:p>-97.87958527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8.09249878" calcext:value-type="float">
            <text:p>-98.09249878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98285675" calcext:value-type="float">
            <text:p>-97.98285675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8.09506989" calcext:value-type="float">
            <text:p>-98.09506989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8.06175995" calcext:value-type="float">
            <text:p>-98.06175995</text:p>
          </table:table-cell>
          <table:table-cell office:value-type="float" office:value="-98.01586151" calcext:value-type="float">
            <text:p>-98.01586151</text:p>
          </table:table-cell>
          <table:table-cell office:value-type="float" office:value="-98.12850189" calcext:value-type="float">
            <text:p>-98.12850189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8.24261475" calcext:value-type="float">
            <text:p>-98.24261475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83213806" calcext:value-type="float">
            <text:p>-97.83213806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80976105" calcext:value-type="float">
            <text:p>-97.80976105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03559113" calcext:value-type="float">
            <text:p>-97.03559113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8.09763336" calcext:value-type="float">
            <text:p>-98.09763336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05150604" calcext:value-type="float">
            <text:p>-97.05150604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8.36354065" calcext:value-type="float">
            <text:p>-98.36354065</text:p>
          </table:table-cell>
          <table:table-cell office:value-type="float" office:value="-98.12592316" calcext:value-type="float">
            <text:p>-98.12592316</text:p>
          </table:table-cell>
          <table:table-cell office:value-type="float" office:value="-98.37680054" calcext:value-type="float">
            <text:p>-98.37680054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8.03367615" calcext:value-type="float">
            <text:p>-98.03367615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2821579" calcext:value-type="float">
            <text:p>-97.2821579</text:p>
          </table:table-cell>
          <table:table-cell table:number-columns-repeated="2" office:value-type="float" office:value="-97.97779083" calcext:value-type="float">
            <text:p>-97.97779083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6.9586792" calcext:value-type="float">
            <text:p>-96.9586792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6.99478149" calcext:value-type="float">
            <text:p>-96.99478149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8.0184021" calcext:value-type="float">
            <text:p>-98.0184021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8.06687927" calcext:value-type="float">
            <text:p>-98.06687927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85458374" calcext:value-type="float">
            <text:p>-97.85458374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8.24261475" calcext:value-type="float">
            <text:p>-98.24261475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8.02349091" calcext:value-type="float">
            <text:p>-98.02349091</text:p>
          </table:table-cell>
          <table:table-cell office:value-type="float" office:value="-97.45687103" calcext:value-type="float">
            <text:p>-97.45687103</text:p>
          </table:table-cell>
          <table:table-cell table:number-columns-repeated="2" office:value-type="float" office:value="-97.8396225" calcext:value-type="float">
            <text:p>-97.8396225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8.14913177" calcext:value-type="float">
            <text:p>-98.14913177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8.10276794" calcext:value-type="float">
            <text:p>-98.10276794</text:p>
          </table:table-cell>
          <table:table-cell office:value-type="float" office:value="-97.94493103" calcext:value-type="float">
            <text:p>-97.94493103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35491943" calcext:value-type="float">
            <text:p>-97.35491943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35491943" calcext:value-type="float">
            <text:p>-97.35491943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6.96994781" calcext:value-type="float">
            <text:p>-96.96994781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8.02603912" calcext:value-type="float">
            <text:p>-98.02603912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6.91375732" calcext:value-type="float">
            <text:p>-96.91375732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7.98538971" calcext:value-type="float">
            <text:p>-97.98538971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8.02603912" calcext:value-type="float">
            <text:p>-98.02603912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94241333" calcext:value-type="float">
            <text:p>-97.94241333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8.1594696" calcext:value-type="float">
            <text:p>-98.1594696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8.03113556" calcext:value-type="float">
            <text:p>-98.03113556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8.15171814" calcext:value-type="float">
            <text:p>-98.15171814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8.30286407" calcext:value-type="float">
            <text:p>-98.30286407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6.78256989" calcext:value-type="float">
            <text:p>-96.78256989</text:p>
          </table:table-cell>
          <table:table-cell office:value-type="float" office:value="-96.7759552" calcext:value-type="float">
            <text:p>-96.7759552</text:p>
          </table:table-cell>
          <table:table-cell office:value-type="float" office:value="-98.37414551" calcext:value-type="float">
            <text:p>-98.37414551</text:p>
          </table:table-cell>
          <table:table-cell office:value-type="float" office:value="-98.20874023" calcext:value-type="float">
            <text:p>-98.20874023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8.11305237" calcext:value-type="float">
            <text:p>-98.11305237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8.02349091" calcext:value-type="float">
            <text:p>-98.02349091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8.09506989" calcext:value-type="float">
            <text:p>-98.09506989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8.1594696" calcext:value-type="float">
            <text:p>-98.1594696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8.40600586" calcext:value-type="float">
            <text:p>-98.40600586</text:p>
          </table:table-cell>
          <table:table-cell office:value-type="float" office:value="-98.25829315" calcext:value-type="float">
            <text:p>-98.25829315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8.1388092" calcext:value-type="float">
            <text:p>-98.1388092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8.17500305" calcext:value-type="float">
            <text:p>-98.17500305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8.02349091" calcext:value-type="float">
            <text:p>-98.02349091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8.14138794" calcext:value-type="float">
            <text:p>-98.14138794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8.27924347" calcext:value-type="float">
            <text:p>-98.27924347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49032593" calcext:value-type="float">
            <text:p>-97.49032593</text:p>
          </table:table-cell>
          <table:table-cell table:number-columns-repeated="2" office:value-type="float" office:value="-97.13842773" calcext:value-type="float">
            <text:p>-97.13842773</text:p>
          </table:table-cell>
          <table:table-cell office:value-type="float" office:value="-98.19055939" calcext:value-type="float">
            <text:p>-98.19055939</text:p>
          </table:table-cell>
          <table:table-cell office:value-type="float" office:value="-98.06687927" calcext:value-type="float">
            <text:p>-98.06687927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8.0184021" calcext:value-type="float">
            <text:p>-98.0184021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94493103" calcext:value-type="float">
            <text:p>-97.94493103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8.4246521" calcext:value-type="float">
            <text:p>-98.4246521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95755005" calcext:value-type="float">
            <text:p>-97.95755005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7.96260834" calcext:value-type="float">
            <text:p>-97.96260834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09028625" calcext:value-type="float">
            <text:p>-97.09028625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8.06687927" calcext:value-type="float">
            <text:p>-98.06687927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95249939" calcext:value-type="float">
            <text:p>-97.95249939</text:p>
          </table:table-cell>
          <table:table-cell office:value-type="float" office:value="-98.10020447" calcext:value-type="float">
            <text:p>-98.10020447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8.56439972" calcext:value-type="float">
            <text:p>-98.56439972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03785706" calcext:value-type="float">
            <text:p>-97.03785706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8.10020447" calcext:value-type="float">
            <text:p>-98.10020447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89964294" calcext:value-type="float">
            <text:p>-97.89964294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6.73196411" calcext:value-type="float">
            <text:p>-96.73196411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4045639" calcext:value-type="float">
            <text:p>-97.4045639</text:p>
          </table:table-cell>
          <table:table-cell table:number-columns-repeated="2" office:value-type="float" office:value="-97.74049377" calcext:value-type="float">
            <text:p>-97.74049377</text:p>
          </table:table-cell>
          <table:table-cell office:value-type="float" office:value="-98.51846313" calcext:value-type="float">
            <text:p>-98.51846313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99552917" calcext:value-type="float">
            <text:p>-97.99552917</text:p>
          </table:table-cell>
          <table:table-cell office:value-type="float" office:value="-97.94241333" calcext:value-type="float">
            <text:p>-97.94241333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83213806" calcext:value-type="float">
            <text:p>-97.83213806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61086273" calcext:value-type="float">
            <text:p>-97.61086273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94998169" calcext:value-type="float">
            <text:p>-97.94998169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06973267" calcext:value-type="float">
            <text:p>-97.06973267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6.98574829" calcext:value-type="float">
            <text:p>-96.98574829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8.28974152" calcext:value-type="float">
            <text:p>-98.28974152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7.84210205" calcext:value-type="float">
            <text:p>-97.84210205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61086273" calcext:value-type="float">
            <text:p>-97.61086273</text:p>
          </table:table-cell>
          <table:table-cell office:value-type="float" office:value="-98.14654541" calcext:value-type="float">
            <text:p>-98.14654541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8.12334442" calcext:value-type="float">
            <text:p>-98.12334442</text:p>
          </table:table-cell>
          <table:table-cell office:value-type="float" office:value="-98.20613861" calcext:value-type="float">
            <text:p>-98.20613861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8.40600586" calcext:value-type="float">
            <text:p>-98.40600586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77752686" calcext:value-type="float">
            <text:p>-97.77752686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8.18018341" calcext:value-type="float">
            <text:p>-98.18018341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8.17500305" calcext:value-type="float">
            <text:p>-98.17500305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8.05153656" calcext:value-type="float">
            <text:p>-98.05153656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92980957" calcext:value-type="float">
            <text:p>-97.92980957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8.09249878" calcext:value-type="float">
            <text:p>-98.09249878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7.99552917" calcext:value-type="float">
            <text:p>-97.99552917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8.16464996" calcext:value-type="float">
            <text:p>-98.16464996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8.14138794" calcext:value-type="float">
            <text:p>-98.14138794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8.01332092" calcext:value-type="float">
            <text:p>-98.01332092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6.94742584" calcext:value-type="float">
            <text:p>-96.94742584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8.00569153" calcext:value-type="float">
            <text:p>-98.00569153</text:p>
          </table:table-cell>
          <table:table-cell office:value-type="float" office:value="-96.96543884" calcext:value-type="float">
            <text:p>-96.96543884</text:p>
          </table:table-cell>
          <table:table-cell office:value-type="float" office:value="-98.02349091" calcext:value-type="float">
            <text:p>-98.02349091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99807739" calcext:value-type="float">
            <text:p>-97.99807739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8.13623047" calcext:value-type="float">
            <text:p>-98.13623047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09028625" calcext:value-type="float">
            <text:p>-97.09028625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6.99930573" calcext:value-type="float">
            <text:p>-96.99930573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20304871" calcext:value-type="float">
            <text:p>-97.20304871</text:p>
          </table:table-cell>
          <table:table-cell office:value-type="float" office:value="-98.3239212" calcext:value-type="float">
            <text:p>-98.3239212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8.08737183" calcext:value-type="float">
            <text:p>-98.08737183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8.32920074" calcext:value-type="float">
            <text:p>-98.32920074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8.18018341" calcext:value-type="float">
            <text:p>-98.18018341</text:p>
          </table:table-cell>
          <table:table-cell office:value-type="float" office:value="-98.15171814" calcext:value-type="float">
            <text:p>-98.15171814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8.24000549" calcext:value-type="float">
            <text:p>-98.24000549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8.28186798" calcext:value-type="float">
            <text:p>-98.28186798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05606079" calcext:value-type="float">
            <text:p>-97.05606079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8.06175995" calcext:value-type="float">
            <text:p>-98.06175995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8.09506989" calcext:value-type="float">
            <text:p>-98.09506989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8.21915436" calcext:value-type="float">
            <text:p>-98.21915436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82467651" calcext:value-type="float">
            <text:p>-97.82467651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8.25306702" calcext:value-type="float">
            <text:p>-98.25306702</text:p>
          </table:table-cell>
          <table:table-cell office:value-type="float" office:value="-98.0719986" calcext:value-type="float">
            <text:p>-98.0719986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63031006" calcext:value-type="float">
            <text:p>-97.63031006</text:p>
          </table:table-cell>
        </table:table-row>
        <table:table-row table:style-name="ro1">
          <table:table-cell office:value-type="string" calcext:value-type="string">
            <text:p>pomiar 3</text:p>
          </table:table-cell>
          <table:table-cell office:value-type="string" calcext:value-type="string">
            <text:p>Mon May 20 18:34:04 2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ise</text:p>
          </table:table-cell>
          <table:table-cell office:value-type="float" office:value="1000" calcext:value-type="float">
            <text:p>1000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16.9519195" calcext:value-type="float">
            <text:p>-116.951919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41.8352203" calcext:value-type="float">
            <text:p>-141.8352203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16.343666" calcext:value-type="float">
            <text:p>-116.343666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17.5817794" calcext:value-type="float">
            <text:p>-117.5817794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17.7281799" calcext:value-type="float">
            <text:p>-117.7281799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18.0031509" calcext:value-type="float">
            <text:p>-118.0031509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17.6546707" calcext:value-type="float">
            <text:p>-117.654670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18.0796814" calcext:value-type="float">
            <text:p>-118.0796814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38.0540924" calcext:value-type="float">
            <text:p>-138.0540924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17.4855346" calcext:value-type="float">
            <text:p>-117.485534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17.0424041" calcext:value-type="float">
            <text:p>-117.042404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40.0563965" calcext:value-type="float">
            <text:p>-140.0563965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17.6546707" calcext:value-type="float">
            <text:p>-117.6546707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16.8623733" calcext:value-type="float">
            <text:p>-116.862373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17.8023147" calcext:value-type="float">
            <text:p>-117.8023147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15.8740463" calcext:value-type="float">
            <text:p>-115.874046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7.1727295" calcext:value-type="float">
            <text:p>-127.1727295</text:p>
          </table:table-cell>
          <table:table-cell table:number-columns-repeated="2" office:value-type="float" office:value="-124.9332581" calcext:value-type="float">
            <text:p>-124.9332581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41.8352203" calcext:value-type="float">
            <text:p>-141.8352203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16.9070358" calcext:value-type="float">
            <text:p>-116.9070358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17.9021453" calcext:value-type="float">
            <text:p>-117.902145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17.4378128" calcext:value-type="float">
            <text:p>-117.4378128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17.2494964" calcext:value-type="float">
            <text:p>-117.2494964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17.3431396" calcext:value-type="float">
            <text:p>-117.3431396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18.7174606" calcext:value-type="float">
            <text:p>-118.7174606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18.4996185" calcext:value-type="float">
            <text:p>-118.4996185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18.0540924" calcext:value-type="float">
            <text:p>-118.0540924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39.1412354" calcext:value-type="float">
            <text:p>-139.1412354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2.9725266" calcext:value-type="float">
            <text:p>-122.9725266</text:p>
          </table:table-cell>
          <table:table-cell table:number-columns-repeated="2" office:value-type="float" office:value="-122.4485931" calcext:value-type="float">
            <text:p>-122.448593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18.7174606" calcext:value-type="float">
            <text:p>-118.7174606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16.7737426" calcext:value-type="float">
            <text:p>-116.7737426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15.8740463" calcext:value-type="float">
            <text:p>-115.8740463</text:p>
          </table:table-cell>
          <table:table-cell office:value-type="float" office:value="-140.384201" calcext:value-type="float">
            <text:p>-140.384201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16.6642074" calcext:value-type="float">
            <text:p>-116.664207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18.5806732" calcext:value-type="float">
            <text:p>-118.5806732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8.0540924" calcext:value-type="float">
            <text:p>-138.0540924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17.461647" calcext:value-type="float">
            <text:p>-117.461647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17.7036056" calcext:value-type="float">
            <text:p>-117.7036056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8.3661956" calcext:value-type="float">
            <text:p>-118.3661956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1.7566147" calcext:value-type="float">
            <text:p>-121.7566147</text:p>
          </table:table-cell>
          <table:table-cell table:number-columns-repeated="2" office:value-type="float" office:value="-126.4718781" calcext:value-type="float">
            <text:p>-126.4718781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6.5560455" calcext:value-type="float">
            <text:p>-116.5560455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17.2262344" calcext:value-type="float">
            <text:p>-117.2262344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16.884674" calcext:value-type="float">
            <text:p>-116.884674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8.1827774" calcext:value-type="float">
            <text:p>-118.1827774</text:p>
          </table:table-cell>
          <table:table-cell office:value-type="float" office:value="-124.1774826" calcext:value-type="float">
            <text:p>-124.1774826</text:p>
          </table:table-cell>
        </table:table-row>
        <table:table-row table:style-name="ro1">
          <table:table-cell office:value-type="string" calcext:value-type="string">
            <text:p>Thicker vertical strips [11110000]</text:p>
          </table:table-cell>
          <table:table-cell office:value-type="float" office:value="1000" calcext:value-type="float">
            <text:p>1000</text:p>
          </table:table-cell>
          <table:table-cell office:value-type="float" office:value="-108.1122512" calcext:value-type="float">
            <text:p>-108.1122512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2.2011566" calcext:value-type="float">
            <text:p>-112.2011566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2.4254074" calcext:value-type="float">
            <text:p>-112.4254074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09.1109314" calcext:value-type="float">
            <text:p>-109.1109314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7.1435852" calcext:value-type="float">
            <text:p>-107.1435852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4.2639541" calcext:value-type="float">
            <text:p>-114.2639541</text:p>
          </table:table-cell>
          <table:table-cell office:value-type="float" office:value="-106.6075973" calcext:value-type="float">
            <text:p>-106.6075973</text:p>
          </table:table-cell>
          <table:table-cell office:value-type="float" office:value="-112.7799835" calcext:value-type="float">
            <text:p>-112.7799835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08.3179855" calcext:value-type="float">
            <text:p>-108.3179855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09.8733367" calcext:value-type="float">
            <text:p>-109.8733367</text:p>
          </table:table-cell>
          <table:table-cell office:value-type="float" office:value="-111.7075729" calcext:value-type="float">
            <text:p>-111.7075729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12.372116" calcext:value-type="float">
            <text:p>-112.372116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8.4184951" calcext:value-type="float">
            <text:p>-108.4184951</text:p>
          </table:table-cell>
          <table:table-cell office:value-type="float" office:value="-108.5116729" calcext:value-type="float">
            <text:p>-108.5116729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2.8638992" calcext:value-type="float">
            <text:p>-112.8638992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7.2166366" calcext:value-type="float">
            <text:p>-107.2166366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1.7445678" calcext:value-type="float">
            <text:p>-111.7445678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09.2767334" calcext:value-type="float">
            <text:p>-109.2767334</text:p>
          </table:table-cell>
          <table:table-cell office:value-type="float" office:value="-113.4300994" calcext:value-type="float">
            <text:p>-113.4300994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08.4691925" calcext:value-type="float">
            <text:p>-108.4691925</text:p>
          </table:table-cell>
          <table:table-cell office:value-type="float" office:value="-110.3125839" calcext:value-type="float">
            <text:p>-110.3125839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11.3815918" calcext:value-type="float">
            <text:p>-111.3815918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2.6968612" calcext:value-type="float">
            <text:p>-112.6968612</text:p>
          </table:table-cell>
          <table:table-cell office:value-type="float" office:value="-108.9661636" calcext:value-type="float">
            <text:p>-108.9661636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11.9952621" calcext:value-type="float">
            <text:p>-111.9952621</text:p>
          </table:table-cell>
          <table:table-cell office:value-type="float" office:value="-113.876419" calcext:value-type="float">
            <text:p>-113.876419</text:p>
          </table:table-cell>
          <table:table-cell office:value-type="float" office:value="-111.9319" calcext:value-type="float">
            <text:p>-111.9319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2.4254074" calcext:value-type="float">
            <text:p>-112.4254074</text:p>
          </table:table-cell>
          <table:table-cell office:value-type="float" office:value="-112.5059585" calcext:value-type="float">
            <text:p>-112.5059585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09.1566772" calcext:value-type="float">
            <text:p>-109.1566772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4.756546" calcext:value-type="float">
            <text:p>-114.756546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4.003685" calcext:value-type="float">
            <text:p>-114.003685</text:p>
          </table:table-cell>
          <table:table-cell office:value-type="float" office:value="-109.0745086" calcext:value-type="float">
            <text:p>-109.0745086</text:p>
          </table:table-cell>
          <table:table-cell office:value-type="float" office:value="-112.2011566" calcext:value-type="float">
            <text:p>-112.2011566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08.4269332" calcext:value-type="float">
            <text:p>-108.4269332</text:p>
          </table:table-cell>
          <table:table-cell office:value-type="float" office:value="-113.5509491" calcext:value-type="float">
            <text:p>-113.5509491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08.9931259" calcext:value-type="float">
            <text:p>-108.9931259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11.5129241" calcext:value-type="float">
            <text:p>-111.5129241</text:p>
          </table:table-cell>
          <table:table-cell office:value-type="float" office:value="-112.9203033" calcext:value-type="float">
            <text:p>-112.9203033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09.7056427" calcext:value-type="float">
            <text:p>-109.7056427</text:p>
          </table:table-cell>
          <table:table-cell office:value-type="float" office:value="-108.9035797" calcext:value-type="float">
            <text:p>-108.9035797</text:p>
          </table:table-cell>
          <table:table-cell office:value-type="float" office:value="-108.876892" calcext:value-type="float">
            <text:p>-108.876892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09.4647445" calcext:value-type="float">
            <text:p>-109.4647445</text:p>
          </table:table-cell>
          <table:table-cell office:value-type="float" office:value="-108.7709732" calcext:value-type="float">
            <text:p>-108.7709732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3.3554153" calcext:value-type="float">
            <text:p>-113.3554153</text:p>
          </table:table-cell>
          <table:table-cell office:value-type="float" office:value="-113.266632" calcext:value-type="float">
            <text:p>-113.266632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12.3588485" calcext:value-type="float">
            <text:p>-112.3588485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11.9445419" calcext:value-type="float">
            <text:p>-111.9445419</text:p>
          </table:table-cell>
          <table:table-cell office:value-type="float" office:value="-108.4691925" calcext:value-type="float">
            <text:p>-108.4691925</text:p>
          </table:table-cell>
          <table:table-cell office:value-type="float" office:value="-112.4521713" calcext:value-type="float">
            <text:p>-112.4521713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7349929" calcext:value-type="float">
            <text:p>-109.7349929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11.1824493" calcext:value-type="float">
            <text:p>-111.1824493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09.1566772" calcext:value-type="float">
            <text:p>-109.1566772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13.0198974" calcext:value-type="float">
            <text:p>-113.0198974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08.7010574" calcext:value-type="float">
            <text:p>-108.7010574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9.7056427" calcext:value-type="float">
            <text:p>-109.7056427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09.379631" calcext:value-type="float">
            <text:p>-109.379631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13.0342178" calcext:value-type="float">
            <text:p>-113.0342178</text:p>
          </table:table-cell>
          <table:table-cell office:value-type="float" office:value="-107.4546203" calcext:value-type="float">
            <text:p>-107.4546203</text:p>
          </table:table-cell>
          <table:table-cell office:value-type="float" office:value="-112.6555938" calcext:value-type="float">
            <text:p>-112.6555938</text:p>
          </table:table-cell>
          <table:table-cell office:value-type="float" office:value="-107.3571548" calcext:value-type="float">
            <text:p>-107.3571548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3.3257141" calcext:value-type="float">
            <text:p>-113.3257141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8.850296" calcext:value-type="float">
            <text:p>-108.850296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8.7885284" calcext:value-type="float">
            <text:p>-108.7885284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12.2272415" calcext:value-type="float">
            <text:p>-112.2272415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08.7973251" calcext:value-type="float">
            <text:p>-108.7973251</text:p>
          </table:table-cell>
          <table:table-cell office:value-type="float" office:value="-109.0563583" calcext:value-type="float">
            <text:p>-109.0563583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09.379631" calcext:value-type="float">
            <text:p>-109.379631</text:p>
          </table:table-cell>
          <table:table-cell office:value-type="float" office:value="-112.2272415" calcext:value-type="float">
            <text:p>-112.2272415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09.6278228" calcext:value-type="float">
            <text:p>-109.6278228</text:p>
          </table:table-cell>
          <table:table-cell office:value-type="float" office:value="-108.4607315" calcext:value-type="float">
            <text:p>-108.4607315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12.5736541" calcext:value-type="float">
            <text:p>-112.5736541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2.5059585" calcext:value-type="float">
            <text:p>-112.5059585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14.3636093" calcext:value-type="float">
            <text:p>-114.3636093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08.814949" calcext:value-type="float">
            <text:p>-108.814949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07.683815" calcext:value-type="float">
            <text:p>-107.683815</text:p>
          </table:table-cell>
          <table:table-cell office:value-type="float" office:value="-114.2970504" calcext:value-type="float">
            <text:p>-114.2970504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2.372116" calcext:value-type="float">
            <text:p>-112.372116</text:p>
          </table:table-cell>
          <table:table-cell office:value-type="float" office:value="-112.1492157" calcext:value-type="float">
            <text:p>-112.1492157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13.2813644" calcext:value-type="float">
            <text:p>-113.2813644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13.0917434" calcext:value-type="float">
            <text:p>-113.0917434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10.920082" calcext:value-type="float">
            <text:p>-110.920082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09.1750412" calcext:value-type="float">
            <text:p>-109.1750412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08.4269332" calcext:value-type="float">
            <text:p>-108.4269332</text:p>
          </table:table-cell>
          <table:table-cell office:value-type="float" office:value="-108.3096618" calcext:value-type="float">
            <text:p>-108.3096618</text:p>
          </table:table-cell>
          <table:table-cell office:value-type="float" office:value="-114.8267288" calcext:value-type="float">
            <text:p>-114.8267288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4.1654434" calcext:value-type="float">
            <text:p>-114.1654434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1.9825515" calcext:value-type="float">
            <text:p>-111.9825515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0.0443496" calcext:value-type="float">
            <text:p>-110.0443496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12.033493" calcext:value-type="float">
            <text:p>-112.033493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13.178749" calcext:value-type="float">
            <text:p>-113.178749</text:p>
          </table:table-cell>
          <table:table-cell office:value-type="float" office:value="-114.4306793" calcext:value-type="float">
            <text:p>-114.4306793</text:p>
          </table:table-cell>
          <table:table-cell office:value-type="float" office:value="-113.310913" calcext:value-type="float">
            <text:p>-113.310913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12.6418838" calcext:value-type="float">
            <text:p>-112.6418838</text:p>
          </table:table-cell>
          <table:table-cell office:value-type="float" office:value="-111.1824493" calcext:value-type="float">
            <text:p>-111.1824493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11.1247406" calcext:value-type="float">
            <text:p>-111.1247406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2.6968612" calcext:value-type="float">
            <text:p>-112.6968612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08.0393524" calcext:value-type="float">
            <text:p>-108.0393524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9.1658477" calcext:value-type="float">
            <text:p>-109.1658477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3.0629272" calcext:value-type="float">
            <text:p>-113.0629272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08.6923599" calcext:value-type="float">
            <text:p>-108.6923599</text:p>
          </table:table-cell>
          <table:table-cell office:value-type="float" office:value="-108.7709732" calcext:value-type="float">
            <text:p>-108.7709732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12.1362838" calcext:value-type="float">
            <text:p>-112.1362838</text:p>
          </table:table-cell>
          <table:table-cell office:value-type="float" office:value="-108.6576538" calcext:value-type="float">
            <text:p>-108.6576538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12.020729" calcext:value-type="float">
            <text:p>-112.020729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9.4742584" calcext:value-type="float">
            <text:p>-109.4742584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09.0382461" calcext:value-type="float">
            <text:p>-109.0382461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11.8190155" calcext:value-type="float">
            <text:p>-111.8190155</text:p>
          </table:table-cell>
          <table:table-cell office:value-type="float" office:value="-113.4151077" calcext:value-type="float">
            <text:p>-113.4151077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08.9751434" calcext:value-type="float">
            <text:p>-108.9751434</text:p>
          </table:table-cell>
          <table:table-cell office:value-type="float" office:value="-107.9590759" calcext:value-type="float">
            <text:p>-107.9590759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08.0071563" calcext:value-type="float">
            <text:p>-108.0071563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13.178749" calcext:value-type="float">
            <text:p>-113.178749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08.9571991" calcext:value-type="float">
            <text:p>-108.9571991</text:p>
          </table:table-cell>
          <table:table-cell office:value-type="float" office:value="-113.3405532" calcext:value-type="float">
            <text:p>-113.3405532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8.9931259" calcext:value-type="float">
            <text:p>-108.9931259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13.266632" calcext:value-type="float">
            <text:p>-113.266632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08.7359466" calcext:value-type="float">
            <text:p>-108.7359466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2.7106552" calcext:value-type="float">
            <text:p>-112.7106552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08.9124908" calcext:value-type="float">
            <text:p>-108.9124908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8.4607315" calcext:value-type="float">
            <text:p>-108.4607315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3.8606414" calcext:value-type="float">
            <text:p>-113.8606414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3.5205764" calcext:value-type="float">
            <text:p>-113.5205764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08.1530075" calcext:value-type="float">
            <text:p>-108.1530075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12.3191528" calcext:value-type="float">
            <text:p>-112.3191528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2.26651" calcext:value-type="float">
            <text:p>-112.26651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1.8564758" calcext:value-type="float">
            <text:p>-111.8564758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08.5543518" calcext:value-type="float">
            <text:p>-108.5543518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09.6278228" calcext:value-type="float">
            <text:p>-109.6278228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12.3323669" calcext:value-type="float">
            <text:p>-112.3323669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13.9716949" calcext:value-type="float">
            <text:p>-113.9716949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09.2488784" calcext:value-type="float">
            <text:p>-109.2488784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08.4861602" calcext:value-type="float">
            <text:p>-108.4861602</text:p>
          </table:table-cell>
          <table:table-cell office:value-type="float" office:value="-108.0474319" calcext:value-type="float">
            <text:p>-108.0474319</text:p>
          </table:table-cell>
          <table:table-cell office:value-type="float" office:value="-108.7797393" calcext:value-type="float">
            <text:p>-108.7797393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12.0462799" calcext:value-type="float">
            <text:p>-112.0462799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08.2516174" calcext:value-type="float">
            <text:p>-108.2516174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12.6830825" calcext:value-type="float">
            <text:p>-112.6830825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3.9557418" calcext:value-type="float">
            <text:p>-113.9557418</text:p>
          </table:table-cell>
          <table:table-cell office:value-type="float" office:value="-112.3059692" calcext:value-type="float">
            <text:p>-112.3059692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1.0331802" calcext:value-type="float">
            <text:p>-111.0331802</text:p>
          </table:table-cell>
          <table:table-cell office:value-type="float" office:value="-108.4607315" calcext:value-type="float">
            <text:p>-108.4607315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08.1857605" calcext:value-type="float">
            <text:p>-108.1857605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2.8920593" calcext:value-type="float">
            <text:p>-112.8920593</text:p>
          </table:table-cell>
          <table:table-cell office:value-type="float" office:value="-109.3608398" calcext:value-type="float">
            <text:p>-109.3608398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08.3096618" calcext:value-type="float">
            <text:p>-108.3096618</text:p>
          </table:table-cell>
          <table:table-cell office:value-type="float" office:value="-112.6145248" calcext:value-type="float">
            <text:p>-112.6145248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2.2272415" calcext:value-type="float">
            <text:p>-112.2272415</text:p>
          </table:table-cell>
          <table:table-cell office:value-type="float" office:value="-112.9913253" calcext:value-type="float">
            <text:p>-112.9913253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12.2272415" calcext:value-type="float">
            <text:p>-112.2272415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09.0473022" calcext:value-type="float">
            <text:p>-109.0473022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09.8833084" calcext:value-type="float">
            <text:p>-109.8833084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2.3588485" calcext:value-type="float">
            <text:p>-112.3588485</text:p>
          </table:table-cell>
          <table:table-cell office:value-type="float" office:value="-113.266632" calcext:value-type="float">
            <text:p>-113.266632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2.6555938" calcext:value-type="float">
            <text:p>-112.6555938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08.9661636" calcext:value-type="float">
            <text:p>-108.9661636</text:p>
          </table:table-cell>
          <table:table-cell office:value-type="float" office:value="-108.9303436" calcext:value-type="float">
            <text:p>-108.9303436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09.5507049" calcext:value-type="float">
            <text:p>-109.5507049</text:p>
          </table:table-cell>
          <table:table-cell office:value-type="float" office:value="-113.4300994" calcext:value-type="float">
            <text:p>-113.4300994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08.5116729" calcext:value-type="float">
            <text:p>-108.5116729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12.5194473" calcext:value-type="float">
            <text:p>-112.5194473</text:p>
          </table:table-cell>
          <table:table-cell office:value-type="float" office:value="-113.4752273" calcext:value-type="float">
            <text:p>-113.4752273</text:p>
          </table:table-cell>
          <table:table-cell office:value-type="float" office:value="-112.5872573" calcext:value-type="float">
            <text:p>-112.5872573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12.738327" calcext:value-type="float">
            <text:p>-112.738327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09.5123977" calcext:value-type="float">
            <text:p>-109.5123977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12.3588485" calcext:value-type="float">
            <text:p>-112.3588485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08.3513641" calcext:value-type="float">
            <text:p>-108.3513641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12.4387741" calcext:value-type="float">
            <text:p>-112.4387741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10.920082" calcext:value-type="float">
            <text:p>-110.920082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07.8558197" calcext:value-type="float">
            <text:p>-107.8558197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2.1751556" calcext:value-type="float">
            <text:p>-112.1751556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2.2011566" calcext:value-type="float">
            <text:p>-112.2011566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10.3230667" calcext:value-type="float">
            <text:p>-110.3230667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2.0462799" calcext:value-type="float">
            <text:p>-112.0462799</text:p>
          </table:table-cell>
          <table:table-cell office:value-type="float" office:value="-114.2970504" calcext:value-type="float">
            <text:p>-114.2970504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09.5123977" calcext:value-type="float">
            <text:p>-109.5123977</text:p>
          </table:table-cell>
          <table:table-cell office:value-type="float" office:value="-113.6580886" calcext:value-type="float">
            <text:p>-113.6580886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08.5457992" calcext:value-type="float">
            <text:p>-108.5457992</text:p>
          </table:table-cell>
          <table:table-cell office:value-type="float" office:value="-108.7709732" calcext:value-type="float">
            <text:p>-108.7709732</text:p>
          </table:table-cell>
          <table:table-cell table:number-columns-repeated="2" office:value-type="float" office:value="-109.0654296" calcext:value-type="float">
            <text:p>-109.0654296</text:p>
          </table:table-cell>
          <table:table-cell office:value-type="float" office:value="-110.1877517" calcext:value-type="float">
            <text:p>-110.1877517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09.3984756" calcext:value-type="float">
            <text:p>-109.3984756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2.9628448" calcext:value-type="float">
            <text:p>-112.9628448</text:p>
          </table:table-cell>
          <table:table-cell office:value-type="float" office:value="-112.2927932" calcext:value-type="float">
            <text:p>-112.2927932</text:p>
          </table:table-cell>
          <table:table-cell office:value-type="float" office:value="-108.1611785" calcext:value-type="float">
            <text:p>-108.1611785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2.2927932" calcext:value-type="float">
            <text:p>-112.2927932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4.2804794" calcext:value-type="float">
            <text:p>-114.2804794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09.5219497" calcext:value-type="float">
            <text:p>-109.5219497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08.6144638" calcext:value-type="float">
            <text:p>-108.6144638</text:p>
          </table:table-cell>
          <table:table-cell office:value-type="float" office:value="-113.7821807" calcext:value-type="float">
            <text:p>-113.7821807</text:p>
          </table:table-cell>
          <table:table-cell office:value-type="float" office:value="-107.5455703" calcext:value-type="float">
            <text:p>-107.5455703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11.5129241" calcext:value-type="float">
            <text:p>-111.5129241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07.2681427" calcext:value-type="float">
            <text:p>-107.2681427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11.3815918" calcext:value-type="float">
            <text:p>-111.3815918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12.8779678" calcext:value-type="float">
            <text:p>-112.8779678</text:p>
          </table:table-cell>
          <table:table-cell office:value-type="float" office:value="-112.6555938" calcext:value-type="float">
            <text:p>-112.6555938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09.2118759" calcext:value-type="float">
            <text:p>-109.2118759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10.3230667" calcext:value-type="float">
            <text:p>-110.3230667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8.2350997" calcext:value-type="float">
            <text:p>-108.2350997</text:p>
          </table:table-cell>
          <table:table-cell office:value-type="float" office:value="-108.3430023" calcext:value-type="float">
            <text:p>-108.3430023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2.3191528" calcext:value-type="float">
            <text:p>-112.3191528</text:p>
          </table:table-cell>
          <table:table-cell office:value-type="float" office:value="-112.5194473" calcext:value-type="float">
            <text:p>-112.5194473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08.5972518" calcext:value-type="float">
            <text:p>-108.5972518</text:p>
          </table:table-cell>
          <table:table-cell office:value-type="float" office:value="-112.3588485" calcext:value-type="float">
            <text:p>-112.3588485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10.8195419" calcext:value-type="float">
            <text:p>-110.8195419</text:p>
          </table:table-cell>
          <table:table-cell office:value-type="float" office:value="-112.3455963" calcext:value-type="float">
            <text:p>-112.3455963</text:p>
          </table:table-cell>
          <table:table-cell office:value-type="float" office:value="-108.8857803" calcext:value-type="float">
            <text:p>-108.8857803</text:p>
          </table:table-cell>
          <table:table-cell office:value-type="float" office:value="-108.7184829" calcext:value-type="float">
            <text:p>-108.7184829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1.8815536" calcext:value-type="float">
            <text:p>-111.8815536</text:p>
          </table:table-cell>
          <table:table-cell office:value-type="float" office:value="-112.0718994" calcext:value-type="float">
            <text:p>-112.0718994</text:p>
          </table:table-cell>
          <table:table-cell office:value-type="float" office:value="-111.8815536" calcext:value-type="float">
            <text:p>-111.8815536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12.5600738" calcext:value-type="float">
            <text:p>-112.5600738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09.5507049" calcext:value-type="float">
            <text:p>-109.5507049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12.4254074" calcext:value-type="float">
            <text:p>-112.4254074</text:p>
          </table:table-cell>
          <table:table-cell office:value-type="float" office:value="-109.2581558" calcext:value-type="float">
            <text:p>-109.2581558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11.1247406" calcext:value-type="float">
            <text:p>-111.1247406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2.8638992" calcext:value-type="float">
            <text:p>-112.8638992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1.7445678" calcext:value-type="float">
            <text:p>-111.7445678</text:p>
          </table:table-cell>
          <table:table-cell office:value-type="float" office:value="-113.0342178" calcext:value-type="float">
            <text:p>-113.0342178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2.1751556" calcext:value-type="float">
            <text:p>-112.1751556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2.3059692" calcext:value-type="float">
            <text:p>-112.3059692</text:p>
          </table:table-cell>
          <table:table-cell office:value-type="float" office:value="-109.1200637" calcext:value-type="float">
            <text:p>-109.1200637</text:p>
          </table:table-cell>
          <table:table-cell office:value-type="float" office:value="-109.8733367" calcext:value-type="float">
            <text:p>-109.8733367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08.2681579" calcext:value-type="float">
            <text:p>-108.2681579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09.4742584" calcext:value-type="float">
            <text:p>-109.4742584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12.4655914" calcext:value-type="float">
            <text:p>-112.4655914</text:p>
          </table:table-cell>
          <table:table-cell office:value-type="float" office:value="-114.5322647" calcext:value-type="float">
            <text:p>-114.5322647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08.7534408" calcext:value-type="float">
            <text:p>-108.7534408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08.2764434" calcext:value-type="float">
            <text:p>-108.2764434</text:p>
          </table:table-cell>
          <table:table-cell office:value-type="float" office:value="-107.8164291" calcext:value-type="float">
            <text:p>-107.8164291</text:p>
          </table:table-cell>
          <table:table-cell office:value-type="float" office:value="-113.5205764" calcext:value-type="float">
            <text:p>-113.5205764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2.7939147" calcext:value-type="float">
            <text:p>-112.7939147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08.3597259" calcext:value-type="float">
            <text:p>-108.3597259</text:p>
          </table:table-cell>
          <table:table-cell office:value-type="float" office:value="-108.3932571" calcext:value-type="float">
            <text:p>-108.3932571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08.4522628" calcext:value-type="float">
            <text:p>-108.4522628</text:p>
          </table:table-cell>
          <table:table-cell office:value-type="float" office:value="-112.1362838" calcext:value-type="float">
            <text:p>-112.1362838</text:p>
          </table:table-cell>
          <table:table-cell office:value-type="float" office:value="-110.375679" calcext:value-type="float">
            <text:p>-110.375679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2.9203033" calcext:value-type="float">
            <text:p>-112.9203033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3.9239273" calcext:value-type="float">
            <text:p>-113.9239273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11.7198944" calcext:value-type="float">
            <text:p>-111.7198944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07.5227432" calcext:value-type="float">
            <text:p>-107.5227432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08.6058502" calcext:value-type="float">
            <text:p>-108.6058502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3.1641845" calcext:value-type="float">
            <text:p>-113.1641845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3.3405532" calcext:value-type="float">
            <text:p>-113.3405532</text:p>
          </table:table-cell>
          <table:table-cell office:value-type="float" office:value="-112.5736541" calcext:value-type="float">
            <text:p>-112.5736541</text:p>
          </table:table-cell>
          <table:table-cell office:value-type="float" office:value="-112.1104736" calcext:value-type="float">
            <text:p>-112.1104736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2.8218383" calcext:value-type="float">
            <text:p>-112.8218383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09.1566772" calcext:value-type="float">
            <text:p>-109.1566772</text:p>
          </table:table-cell>
          <table:table-cell office:value-type="float" office:value="-112.6555938" calcext:value-type="float">
            <text:p>-112.6555938</text:p>
          </table:table-cell>
          <table:table-cell office:value-type="float" office:value="-109.8733367" calcext:value-type="float">
            <text:p>-109.8733367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08.727211" calcext:value-type="float">
            <text:p>-108.727211</text:p>
          </table:table-cell>
          <table:table-cell office:value-type="float" office:value="-112.8358383" calcext:value-type="float">
            <text:p>-112.8358383</text:p>
          </table:table-cell>
          <table:table-cell office:value-type="float" office:value="-108.9841308" calcext:value-type="float">
            <text:p>-108.9841308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11.8065643" calcext:value-type="float">
            <text:p>-111.8065643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08.1693649" calcext:value-type="float">
            <text:p>-108.1693649</text:p>
          </table:table-cell>
          <table:table-cell office:value-type="float" office:value="-113.1351394" calcext:value-type="float">
            <text:p>-113.1351394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09.0382461" calcext:value-type="float">
            <text:p>-109.0382461</text:p>
          </table:table-cell>
          <table:table-cell office:value-type="float" office:value="-108.7885284" calcext:value-type="float">
            <text:p>-108.7885284</text:p>
          </table:table-cell>
          <table:table-cell office:value-type="float" office:value="-108.528717" calcext:value-type="float">
            <text:p>-108.528717</text:p>
          </table:table-cell>
          <table:table-cell office:value-type="float" office:value="-112.4254074" calcext:value-type="float">
            <text:p>-112.4254074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09.5123977" calcext:value-type="float">
            <text:p>-109.5123977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08.1041107" calcext:value-type="float">
            <text:p>-108.1041107</text:p>
          </table:table-cell>
          <table:table-cell office:value-type="float" office:value="-112.1492157" calcext:value-type="float">
            <text:p>-112.1492157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2.5600738" calcext:value-type="float">
            <text:p>-112.5600738</text:p>
          </table:table-cell>
          <table:table-cell office:value-type="float" office:value="-110.6545105" calcext:value-type="float">
            <text:p>-110.6545105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2.0975952" calcext:value-type="float">
            <text:p>-112.0975952</text:p>
          </table:table-cell>
          <table:table-cell office:value-type="float" office:value="-108.4438095" calcext:value-type="float">
            <text:p>-108.4438095</text:p>
          </table:table-cell>
          <table:table-cell office:value-type="float" office:value="-111.1477737" calcext:value-type="float">
            <text:p>-111.1477737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0.5247039" calcext:value-type="float">
            <text:p>-110.5247039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08.3513641" calcext:value-type="float">
            <text:p>-108.3513641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08.5972518" calcext:value-type="float">
            <text:p>-108.5972518</text:p>
          </table:table-cell>
          <table:table-cell office:value-type="float" office:value="-108.2847366" calcext:value-type="float">
            <text:p>-108.2847366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2.8920593" calcext:value-type="float">
            <text:p>-112.8920593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08.9931259" calcext:value-type="float">
            <text:p>-108.9931259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09.0111541" calcext:value-type="float">
            <text:p>-109.0111541</text:p>
          </table:table-cell>
          <table:table-cell office:value-type="float" office:value="-107.8874588" calcext:value-type="float">
            <text:p>-107.8874588</text:p>
          </table:table-cell>
          <table:table-cell office:value-type="float" office:value="-112.2927932" calcext:value-type="float">
            <text:p>-112.2927932</text:p>
          </table:table-cell>
          <table:table-cell office:value-type="float" office:value="-108.5031585" calcext:value-type="float">
            <text:p>-108.5031585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3.8606414" calcext:value-type="float">
            <text:p>-113.8606414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09.1658477" calcext:value-type="float">
            <text:p>-109.1658477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2.033493" calcext:value-type="float">
            <text:p>-112.033493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08.6144638" calcext:value-type="float">
            <text:p>-108.6144638</text:p>
          </table:table-cell>
          <table:table-cell office:value-type="float" office:value="-108.4691925" calcext:value-type="float">
            <text:p>-108.4691925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12.2403106" calcext:value-type="float">
            <text:p>-112.2403106</text:p>
          </table:table-cell>
          <table:table-cell office:value-type="float" office:value="-109.2488784" calcext:value-type="float">
            <text:p>-109.2488784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15.6581115" calcext:value-type="float">
            <text:p>-115.6581115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8.4100723" calcext:value-type="float">
            <text:p>-108.4100723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08.7797393" calcext:value-type="float">
            <text:p>-108.7797393</text:p>
          </table:table-cell>
          <table:table-cell office:value-type="float" office:value="-114.9688339" calcext:value-type="float">
            <text:p>-114.9688339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07.8637161" calcext:value-type="float">
            <text:p>-107.8637161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2488784" calcext:value-type="float">
            <text:p>-109.2488784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13.3257141" calcext:value-type="float">
            <text:p>-113.3257141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08.8680191" calcext:value-type="float">
            <text:p>-108.8680191</text:p>
          </table:table-cell>
          <table:table-cell office:value-type="float" office:value="-108.7797393" calcext:value-type="float">
            <text:p>-108.7797393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09.4647445" calcext:value-type="float">
            <text:p>-109.4647445</text:p>
          </table:table-cell>
          <table:table-cell office:value-type="float" office:value="-108.8237686" calcext:value-type="float">
            <text:p>-108.8237686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12.2272415" calcext:value-type="float">
            <text:p>-112.2272415</text:p>
          </table:table-cell>
          <table:table-cell office:value-type="float" office:value="-116.5560455" calcext:value-type="float">
            <text:p>-116.5560455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2.1881408" calcext:value-type="float">
            <text:p>-112.1881408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10.3125839" calcext:value-type="float">
            <text:p>-110.3125839</text:p>
          </table:table-cell>
          <table:table-cell office:value-type="float" office:value="-109.0836029" calcext:value-type="float">
            <text:p>-109.0836029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09.8833084" calcext:value-type="float">
            <text:p>-109.8833084</text:p>
          </table:table-cell>
          <table:table-cell office:value-type="float" office:value="-107.9670715" calcext:value-type="float">
            <text:p>-107.9670715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2.6418838" calcext:value-type="float">
            <text:p>-112.6418838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2.7106552" calcext:value-type="float">
            <text:p>-112.7106552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09.7349929" calcext:value-type="float">
            <text:p>-109.7349929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08.4946594" calcext:value-type="float">
            <text:p>-108.4946594</text:p>
          </table:table-cell>
          <table:table-cell office:value-type="float" office:value="-109.5028457" calcext:value-type="float">
            <text:p>-109.5028457</text:p>
          </table:table-cell>
          <table:table-cell office:value-type="float" office:value="-109.823677" calcext:value-type="float">
            <text:p>-109.823677</text:p>
          </table:table-cell>
          <table:table-cell table:number-columns-repeated="2" office:value-type="float" office:value="-111.1940383" calcext:value-type="float">
            <text:p>-111.1940383</text:p>
          </table:table-cell>
          <table:table-cell office:value-type="float" office:value="-108.1857605" calcext:value-type="float">
            <text:p>-108.1857605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12.0847396" calcext:value-type="float">
            <text:p>-112.0847396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2.0718994" calcext:value-type="float">
            <text:p>-112.0718994</text:p>
          </table:table-cell>
        </table:table-row>
        <table:table-row table:style-name="ro1">
          <table:table-cell office:value-type="string" calcext:value-type="string">
            <text:p>Right side on</text:p>
          </table:table-cell>
          <table:table-cell office:value-type="float" office:value="1000" calcext:value-type="float">
            <text:p>1000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8.08737183" calcext:value-type="float">
            <text:p>-98.08737183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8.0592041" calcext:value-type="float">
            <text:p>-98.0592041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88961029" calcext:value-type="float">
            <text:p>-97.88961029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99807739" calcext:value-type="float">
            <text:p>-97.99807739</text:p>
          </table:table-cell>
          <table:table-cell office:value-type="float" office:value="-98.30812836" calcext:value-type="float">
            <text:p>-98.30812836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8.08992767" calcext:value-type="float">
            <text:p>-98.08992767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8.07967377" calcext:value-type="float">
            <text:p>-98.07967377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01515961" calcext:value-type="float">
            <text:p>-97.01515961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8.17759705" calcext:value-type="float">
            <text:p>-98.17759705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8.23739624" calcext:value-type="float">
            <text:p>-98.23739624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8.19055939" calcext:value-type="float">
            <text:p>-98.19055939</text:p>
          </table:table-cell>
          <table:table-cell office:value-type="float" office:value="-98.04388428" calcext:value-type="float">
            <text:p>-98.04388428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96260834" calcext:value-type="float">
            <text:p>-97.96260834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97779083" calcext:value-type="float">
            <text:p>-97.97779083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8.08992767" calcext:value-type="float">
            <text:p>-98.08992767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92980957" calcext:value-type="float">
            <text:p>-97.92980957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80976105" calcext:value-type="float">
            <text:p>-97.80976105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6.89809418" calcext:value-type="float">
            <text:p>-96.89809418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8.11819458" calcext:value-type="float">
            <text:p>-98.11819458</text:p>
          </table:table-cell>
          <table:table-cell office:value-type="float" office:value="-97.01062775" calcext:value-type="float">
            <text:p>-97.01062775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8.01586151" calcext:value-type="float">
            <text:p>-98.01586151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8.23478699" calcext:value-type="float">
            <text:p>-98.23478699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6.78919983" calcext:value-type="float">
            <text:p>-96.78919983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8.05410004" calcext:value-type="float">
            <text:p>-98.05410004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6.99026489" calcext:value-type="float">
            <text:p>-96.99026489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8.32920074" calcext:value-type="float">
            <text:p>-98.32920074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78990936" calcext:value-type="float">
            <text:p>-97.78990936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8.06175995" calcext:value-type="float">
            <text:p>-98.06175995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00383759" calcext:value-type="float">
            <text:p>-97.00383759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77752686" calcext:value-type="float">
            <text:p>-97.77752686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8.23217773" calcext:value-type="float">
            <text:p>-98.23217773</text:p>
          </table:table-cell>
          <table:table-cell office:value-type="float" office:value="-96.75173187" calcext:value-type="float">
            <text:p>-96.75173187</text:p>
          </table:table-cell>
          <table:table-cell office:value-type="float" office:value="-97.78990936" calcext:value-type="float">
            <text:p>-97.78990936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6.90703583" calcext:value-type="float">
            <text:p>-96.90703583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87958527" calcext:value-type="float">
            <text:p>-97.87958527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8.58882141" calcext:value-type="float">
            <text:p>-98.58882141</text:p>
          </table:table-cell>
          <table:table-cell office:value-type="float" office:value="-98.03367615" calcext:value-type="float">
            <text:p>-98.03367615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6.97445679" calcext:value-type="float">
            <text:p>-96.97445679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6.96768951" calcext:value-type="float">
            <text:p>-96.96768951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07886505" calcext:value-type="float">
            <text:p>-97.07886505</text:p>
          </table:table-cell>
          <table:table-cell office:value-type="float" office:value="-98.28448486" calcext:value-type="float">
            <text:p>-98.28448486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8.05664825" calcext:value-type="float">
            <text:p>-98.05664825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78990936" calcext:value-type="float">
            <text:p>-97.78990936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6.88244629" calcext:value-type="float">
            <text:p>-96.88244629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10172272" calcext:value-type="float">
            <text:p>-97.10172272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8.05410004" calcext:value-type="float">
            <text:p>-98.05410004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8.14138794" calcext:value-type="float">
            <text:p>-98.14138794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85957336" calcext:value-type="float">
            <text:p>-97.85957336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07886505" calcext:value-type="float">
            <text:p>-97.07886505</text:p>
          </table:table-cell>
          <table:table-cell office:value-type="float" office:value="-97.96007538" calcext:value-type="float">
            <text:p>-97.96007538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87958527" calcext:value-type="float">
            <text:p>-97.87958527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8.06943512" calcext:value-type="float">
            <text:p>-98.06943512</text:p>
          </table:table-cell>
          <table:table-cell office:value-type="float" office:value="-97.61086273" calcext:value-type="float">
            <text:p>-97.61086273</text:p>
          </table:table-cell>
          <table:table-cell office:value-type="float" office:value="-97.05150604" calcext:value-type="float">
            <text:p>-97.05150604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99299622" calcext:value-type="float">
            <text:p>-97.99299622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07429504" calcext:value-type="float">
            <text:p>-97.07429504</text:p>
          </table:table-cell>
          <table:table-cell office:value-type="float" office:value="-98.4406662" calcext:value-type="float">
            <text:p>-98.4406662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8.41931915" calcext:value-type="float">
            <text:p>-98.41931915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8.24523163" calcext:value-type="float">
            <text:p>-98.24523163</text:p>
          </table:table-cell>
          <table:table-cell office:value-type="float" office:value="-98.2165451" calcext:value-type="float">
            <text:p>-98.2165451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75775146" calcext:value-type="float">
            <text:p>-97.75775146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8.12334442" calcext:value-type="float">
            <text:p>-98.12334442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6.96768951" calcext:value-type="float">
            <text:p>-96.96768951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6.76934052" calcext:value-type="float">
            <text:p>-96.76934052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6.87574768" calcext:value-type="float">
            <text:p>-96.87574768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94241333" calcext:value-type="float">
            <text:p>-97.94241333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99552917" calcext:value-type="float">
            <text:p>-97.99552917</text:p>
          </table:table-cell>
          <table:table-cell office:value-type="float" office:value="-97.00157166" calcext:value-type="float">
            <text:p>-97.00157166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95755005" calcext:value-type="float">
            <text:p>-97.95755005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98538971" calcext:value-type="float">
            <text:p>-97.98538971</text:p>
          </table:table-cell>
          <table:table-cell office:value-type="float" office:value="-98.1543045" calcext:value-type="float">
            <text:p>-98.1543045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6.87574768" calcext:value-type="float">
            <text:p>-96.87574768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87958527" calcext:value-type="float">
            <text:p>-97.87958527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8.27138519" calcext:value-type="float">
            <text:p>-98.27138519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6.81573486" calcext:value-type="float">
            <text:p>-96.81573486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84210205" calcext:value-type="float">
            <text:p>-97.84210205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8.10533905" calcext:value-type="float">
            <text:p>-98.10533905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8.12077332" calcext:value-type="float">
            <text:p>-98.12077332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8.12334442" calcext:value-type="float">
            <text:p>-98.12334442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24018097" calcext:value-type="float">
            <text:p>-97.24018097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8.4033432" calcext:value-type="float">
            <text:p>-98.4033432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8.10020447" calcext:value-type="float">
            <text:p>-98.10020447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8.07455444" calcext:value-type="float">
            <text:p>-98.07455444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7.01515961" calcext:value-type="float">
            <text:p>-97.01515961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94998169" calcext:value-type="float">
            <text:p>-97.94998169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92980957" calcext:value-type="float">
            <text:p>-97.92980957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94998169" calcext:value-type="float">
            <text:p>-97.94998169</text:p>
          </table:table-cell>
          <table:table-cell office:value-type="float" office:value="-97.85458374" calcext:value-type="float">
            <text:p>-97.85458374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88961029" calcext:value-type="float">
            <text:p>-97.88961029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92477417" calcext:value-type="float">
            <text:p>-97.92477417</text:p>
          </table:table-cell>
          <table:table-cell office:value-type="float" office:value="-98.18276978" calcext:value-type="float">
            <text:p>-98.18276978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8.16464996" calcext:value-type="float">
            <text:p>-98.16464996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07886505" calcext:value-type="float">
            <text:p>-97.07886505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82467651" calcext:value-type="float">
            <text:p>-97.82467651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62301636" calcext:value-type="float">
            <text:p>-97.62301636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06745911" calcext:value-type="float">
            <text:p>-97.06745911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00383759" calcext:value-type="float">
            <text:p>-97.00383759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1223526" calcext:value-type="float">
            <text:p>-97.1223526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6.93170166" calcext:value-type="float">
            <text:p>-96.93170166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6.75392914" calcext:value-type="float">
            <text:p>-96.75392914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92980957" calcext:value-type="float">
            <text:p>-97.92980957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8.15688324" calcext:value-type="float">
            <text:p>-98.15688324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8.34767914" calcext:value-type="float">
            <text:p>-98.34767914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10172272" calcext:value-type="float">
            <text:p>-97.10172272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8.24784088" calcext:value-type="float">
            <text:p>-98.24784088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77752686" calcext:value-type="float">
            <text:p>-97.77752686</text:p>
          </table:table-cell>
          <table:table-cell office:value-type="float" office:value="-97.93988037" calcext:value-type="float">
            <text:p>-97.93988037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8.05664825" calcext:value-type="float">
            <text:p>-98.05664825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6.76934052" calcext:value-type="float">
            <text:p>-96.76934052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62301636" calcext:value-type="float">
            <text:p>-97.62301636</text:p>
          </table:table-cell>
          <table:table-cell office:value-type="float" office:value="-98.03367615" calcext:value-type="float">
            <text:p>-98.03367615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8.30812836" calcext:value-type="float">
            <text:p>-98.30812836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97272491" calcext:value-type="float">
            <text:p>-97.97272491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84210205" calcext:value-type="float">
            <text:p>-97.84210205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8.07967377" calcext:value-type="float">
            <text:p>-98.07967377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8.76168823" calcext:value-type="float">
            <text:p>-98.76168823</text:p>
          </table:table-cell>
          <table:table-cell office:value-type="float" office:value="-98.05410004" calcext:value-type="float">
            <text:p>-98.05410004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8.11048126" calcext:value-type="float">
            <text:p>-98.11048126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8.06175995" calcext:value-type="float">
            <text:p>-98.06175995</text:p>
          </table:table-cell>
          <table:table-cell office:value-type="float" office:value="-98.02858734" calcext:value-type="float">
            <text:p>-98.02858734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8.29499054" calcext:value-type="float">
            <text:p>-98.29499054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8.08224487" calcext:value-type="float">
            <text:p>-98.08224487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8.52655792" calcext:value-type="float">
            <text:p>-98.52655792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20304871" calcext:value-type="float">
            <text:p>-97.20304871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99046326" calcext:value-type="float">
            <text:p>-97.99046326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98538971" calcext:value-type="float">
            <text:p>-97.98538971</text:p>
          </table:table-cell>
          <table:table-cell office:value-type="float" office:value="-97.84210205" calcext:value-type="float">
            <text:p>-97.84210205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8.10533905" calcext:value-type="float">
            <text:p>-98.10533905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8.11562347" calcext:value-type="float">
            <text:p>-98.11562347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97272491" calcext:value-type="float">
            <text:p>-97.97272491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35491943" calcext:value-type="float">
            <text:p>-97.35491943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77752686" calcext:value-type="float">
            <text:p>-97.77752686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8.33448029" calcext:value-type="float">
            <text:p>-98.33448029</text:p>
          </table:table-cell>
          <table:table-cell office:value-type="float" office:value="-97.62301636" calcext:value-type="float">
            <text:p>-97.62301636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99552917" calcext:value-type="float">
            <text:p>-97.99552917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8.1543045" calcext:value-type="float">
            <text:p>-98.1543045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8.08737183" calcext:value-type="float">
            <text:p>-98.08737183</text:p>
          </table:table-cell>
          <table:table-cell office:value-type="float" office:value="-98.34503937" calcext:value-type="float">
            <text:p>-98.34503937</text:p>
          </table:table-cell>
          <table:table-cell office:value-type="float" office:value="-98.37944794" calcext:value-type="float">
            <text:p>-98.37944794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8.0464325" calcext:value-type="float">
            <text:p>-98.0464325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8.40600586" calcext:value-type="float">
            <text:p>-98.40600586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7.05606079" calcext:value-type="float">
            <text:p>-97.05606079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8.24784088" calcext:value-type="float">
            <text:p>-98.24784088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09028625" calcext:value-type="float">
            <text:p>-97.09028625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13384247" calcext:value-type="float">
            <text:p>-97.13384247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85458374" calcext:value-type="float">
            <text:p>-97.85458374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92980957" calcext:value-type="float">
            <text:p>-97.92980957</text:p>
          </table:table-cell>
        </table:table-row>
        <table:table-row table:style-name="ro1">
          <table:table-cell office:value-type="string" calcext:value-type="string">
            <text:p>pomiar 4</text:p>
          </table:table-cell>
          <table:table-cell office:value-type="string" calcext:value-type="string">
            <text:p>Mon May 20 18:35:22 2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ise</text:p>
          </table:table-cell>
          <table:table-cell office:value-type="float" office:value="1000" calcext:value-type="float">
            <text:p>1000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46.4048004" calcext:value-type="float">
            <text:p>-146.404800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6.2066422" calcext:value-type="float">
            <text:p>-126.2066422</text:p>
          </table:table-cell>
          <table:table-cell table:number-columns-repeated="2" office:value-type="float" office:value="-126.4718781" calcext:value-type="float">
            <text:p>-126.471878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386795" calcext:value-type="float">
            <text:p>-124.386795</text:p>
          </table:table-cell>
          <table:table-cell table:number-columns-repeated="2" office:value-type="float" office:value="-124.6012726" calcext:value-type="float">
            <text:p>-124.6012726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14.6523132" calcext:value-type="float">
            <text:p>-114.6523132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16.817955" calcext:value-type="float">
            <text:p>-116.817955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17.9524993" calcext:value-type="float">
            <text:p>-117.952499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17.6546707" calcext:value-type="float">
            <text:p>-117.6546707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0.5188751" calcext:value-type="float">
            <text:p>-120.5188751</text:p>
          </table:table-cell>
          <table:table-cell table:number-columns-repeated="2" office:value-type="float" office:value="-125.3966141" calcext:value-type="float">
            <text:p>-125.3966141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17.088005" calcext:value-type="float">
            <text:p>-117.088005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5.0467987" calcext:value-type="float">
            <text:p>-125.0467987</text:p>
          </table:table-cell>
          <table:table-cell table:number-columns-repeated="2" office:value-type="float" office:value="-121.0794449" calcext:value-type="float">
            <text:p>-121.0794449</text:p>
          </table:table-cell>
          <table:table-cell table:number-columns-repeated="2" office:value-type="float" office:value="-127.8558197" calcext:value-type="float">
            <text:p>-127.8558197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18.3133926" calcext:value-type="float">
            <text:p>-118.3133926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6.034523" calcext:value-type="float">
            <text:p>-116.034523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3.7734146" calcext:value-type="float">
            <text:p>-123.7734146</text:p>
          </table:table-cell>
          <table:table-cell table:number-columns-repeated="2" office:value-type="float" office:value="-119.5260314" calcext:value-type="float">
            <text:p>-119.5260314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39.4357147" calcext:value-type="float">
            <text:p>-139.435714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18.3133926" calcext:value-type="float">
            <text:p>-118.3133926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18.3133926" calcext:value-type="float">
            <text:p>-118.3133926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17.7281799" calcext:value-type="float">
            <text:p>-117.7281799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18.8284683" calcext:value-type="float">
            <text:p>-118.828468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16.0751113" calcext:value-type="float">
            <text:p>-116.075111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15.6969757" calcext:value-type="float">
            <text:p>-115.6969757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18.0031509" calcext:value-type="float">
            <text:p>-118.0031509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16.4280014" calcext:value-type="float">
            <text:p>-116.428001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16.7517242" calcext:value-type="float">
            <text:p>-116.7517242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42.6630707" calcext:value-type="float">
            <text:p>-142.6630707</text:p>
          </table:table-cell>
          <table:table-cell office:value-type="float" office:value="-116.343666" calcext:value-type="float">
            <text:p>-116.343666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15.6001434" calcext:value-type="float">
            <text:p>-115.6001434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40.7248688" calcext:value-type="float">
            <text:p>-140.7248688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18.997673" calcext:value-type="float">
            <text:p>-118.997673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15.4474182" calcext:value-type="float">
            <text:p>-115.4474182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17.8520889" calcext:value-type="float">
            <text:p>-117.8520889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17.8520889" calcext:value-type="float">
            <text:p>-117.8520889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0.2845612" calcext:value-type="float">
            <text:p>-120.2845612</text:p>
          </table:table-cell>
          <table:table-cell table:number-columns-repeated="2" office:value-type="float" office:value="-125.8860931" calcext:value-type="float">
            <text:p>-125.8860931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16.0751113" calcext:value-type="float">
            <text:p>-116.0751113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18.26091" calcext:value-type="float">
            <text:p>-118.26091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44.074707" calcext:value-type="float">
            <text:p>-144.074707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18.3133926" calcext:value-type="float">
            <text:p>-118.3133926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43.1085968" calcext:value-type="float">
            <text:p>-143.108596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17.8023147" calcext:value-type="float">
            <text:p>-117.8023147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16.034523" calcext:value-type="float">
            <text:p>-116.03452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16.5560455" calcext:value-type="float">
            <text:p>-116.5560455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17.9777908" calcext:value-type="float">
            <text:p>-117.977790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17.63031" calcext:value-type="float">
            <text:p>-117.63031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39.1412354" calcext:value-type="float">
            <text:p>-139.141235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9.4357147" calcext:value-type="float">
            <text:p>-139.4357147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17.4140472" calcext:value-type="float">
            <text:p>-117.4140472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17.2728195" calcext:value-type="float">
            <text:p>-117.2728195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17.8520889" calcext:value-type="float">
            <text:p>-117.8520889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16.343666" calcext:value-type="float">
            <text:p>-116.343666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18.6078643" calcext:value-type="float">
            <text:p>-118.6078643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16.5775756" calcext:value-type="float">
            <text:p>-116.5775756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15.8740463" calcext:value-type="float">
            <text:p>-115.874046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16.9294509" calcext:value-type="float">
            <text:p>-116.9294509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40.384201" calcext:value-type="float">
            <text:p>-140.384201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17.7036056" calcext:value-type="float">
            <text:p>-117.7036056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19.740509" calcext:value-type="float">
            <text:p>-119.740509</text:p>
          </table:table-cell>
        </table:table-row>
        <table:table-row table:style-name="ro1">
          <table:table-cell office:value-type="string" calcext:value-type="string">
            <text:p>Thicker vertical strips [11110000]</text:p>
          </table:table-cell>
          <table:table-cell office:value-type="float" office:value="1000" calcext:value-type="float">
            <text:p>1000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09.2581558" calcext:value-type="float">
            <text:p>-109.2581558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08.5031585" calcext:value-type="float">
            <text:p>-108.5031585</text:p>
          </table:table-cell>
          <table:table-cell office:value-type="float" office:value="-111.8190155" calcext:value-type="float">
            <text:p>-111.8190155</text:p>
          </table:table-cell>
          <table:table-cell office:value-type="float" office:value="-111.1132354" calcext:value-type="float">
            <text:p>-111.1132354</text:p>
          </table:table-cell>
          <table:table-cell office:value-type="float" office:value="-108.3430023" calcext:value-type="float">
            <text:p>-108.3430023</text:p>
          </table:table-cell>
          <table:table-cell office:value-type="float" office:value="-109.0111541" calcext:value-type="float">
            <text:p>-109.0111541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12.8498611" calcext:value-type="float">
            <text:p>-112.8498611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12.5600738" calcext:value-type="float">
            <text:p>-112.5600738</text:p>
          </table:table-cell>
          <table:table-cell office:value-type="float" office:value="-113.8448944" calcext:value-type="float">
            <text:p>-113.8448944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09.0473022" calcext:value-type="float">
            <text:p>-109.0473022</text:p>
          </table:table-cell>
          <table:table-cell office:value-type="float" office:value="-112.7660751" calcext:value-type="float">
            <text:p>-112.7660751</text:p>
          </table:table-cell>
          <table:table-cell office:value-type="float" office:value="-111.8190155" calcext:value-type="float">
            <text:p>-111.8190155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09.8039016" calcext:value-type="float">
            <text:p>-109.8039016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11.8564758" calcext:value-type="float">
            <text:p>-111.8564758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12.6145248" calcext:value-type="float">
            <text:p>-112.6145248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13.2225799" calcext:value-type="float">
            <text:p>-113.2225799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2.3059692" calcext:value-type="float">
            <text:p>-112.3059692</text:p>
          </table:table-cell>
          <table:table-cell office:value-type="float" office:value="-112.5465087" calcext:value-type="float">
            <text:p>-112.5465087</text:p>
          </table:table-cell>
          <table:table-cell office:value-type="float" office:value="-113.7665634" calcext:value-type="float">
            <text:p>-113.7665634</text:p>
          </table:table-cell>
          <table:table-cell office:value-type="float" office:value="-109.2767334" calcext:value-type="float">
            <text:p>-109.2767334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09.4647445" calcext:value-type="float">
            <text:p>-109.4647445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12.7106552" calcext:value-type="float">
            <text:p>-112.7106552</text:p>
          </table:table-cell>
          <table:table-cell office:value-type="float" office:value="-109.3608398" calcext:value-type="float">
            <text:p>-109.3608398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10.920082" calcext:value-type="float">
            <text:p>-110.920082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2.1104736" calcext:value-type="float">
            <text:p>-112.1104736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1.9825515" calcext:value-type="float">
            <text:p>-111.9825515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08.3430023" calcext:value-type="float">
            <text:p>-108.3430023</text:p>
          </table:table-cell>
          <table:table-cell office:value-type="float" office:value="-112.6693267" calcext:value-type="float">
            <text:p>-112.6693267</text:p>
          </table:table-cell>
          <table:table-cell office:value-type="float" office:value="-113.0198974" calcext:value-type="float">
            <text:p>-113.0198974</text:p>
          </table:table-cell>
          <table:table-cell office:value-type="float" office:value="-109.0563583" calcext:value-type="float">
            <text:p>-109.0563583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2.8078613" calcext:value-type="float">
            <text:p>-112.8078613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2.9061737" calcext:value-type="float">
            <text:p>-112.9061737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3.0055999" calcext:value-type="float">
            <text:p>-113.0055999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10.0748748" calcext:value-type="float">
            <text:p>-110.0748748</text:p>
          </table:table-cell>
          <table:table-cell office:value-type="float" office:value="-112.0590744" calcext:value-type="float">
            <text:p>-112.0590744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07.4848327" calcext:value-type="float">
            <text:p>-107.4848327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09.3890533" calcext:value-type="float">
            <text:p>-109.3890533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08.5886535" calcext:value-type="float">
            <text:p>-108.5886535</text:p>
          </table:table-cell>
          <table:table-cell office:value-type="float" office:value="-112.3455963" calcext:value-type="float">
            <text:p>-112.3455963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08.6144638" calcext:value-type="float">
            <text:p>-108.6144638</text:p>
          </table:table-cell>
          <table:table-cell office:value-type="float" office:value="-112.1233749" calcext:value-type="float">
            <text:p>-112.1233749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5.913887" calcext:value-type="float">
            <text:p>-115.913887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13.0342178" calcext:value-type="float">
            <text:p>-113.0342178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13.5205764" calcext:value-type="float">
            <text:p>-113.5205764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08.9035797" calcext:value-type="float">
            <text:p>-108.9035797</text:p>
          </table:table-cell>
          <table:table-cell office:value-type="float" office:value="-112.033493" calcext:value-type="float">
            <text:p>-112.033493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09.7349929" calcext:value-type="float">
            <text:p>-109.7349929</text:p>
          </table:table-cell>
          <table:table-cell office:value-type="float" office:value="-110.208435" calcext:value-type="float">
            <text:p>-110.208435</text:p>
          </table:table-cell>
          <table:table-cell office:value-type="float" office:value="-112.4387741" calcext:value-type="float">
            <text:p>-112.4387741</text:p>
          </table:table-cell>
          <table:table-cell office:value-type="float" office:value="-108.7184829" calcext:value-type="float">
            <text:p>-108.7184829</text:p>
          </table:table-cell>
          <table:table-cell office:value-type="float" office:value="-109.4457626" calcext:value-type="float">
            <text:p>-109.4457626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09.6569213" calcext:value-type="float">
            <text:p>-109.6569213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10.8976364" calcext:value-type="float">
            <text:p>-110.8976364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09.0745086" calcext:value-type="float">
            <text:p>-109.0745086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12.5600738" calcext:value-type="float">
            <text:p>-112.5600738</text:p>
          </table:table-cell>
          <table:table-cell office:value-type="float" office:value="-114.9152679" calcext:value-type="float">
            <text:p>-114.9152679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2.26651" calcext:value-type="float">
            <text:p>-112.26651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09.0927047" calcext:value-type="float">
            <text:p>-109.0927047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2.1362838" calcext:value-type="float">
            <text:p>-112.1362838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09.2767334" calcext:value-type="float">
            <text:p>-109.2767334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09.1750412" calcext:value-type="float">
            <text:p>-109.1750412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08.7534408" calcext:value-type="float">
            <text:p>-108.7534408</text:p>
          </table:table-cell>
          <table:table-cell office:value-type="float" office:value="-110.3125839" calcext:value-type="float">
            <text:p>-110.3125839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13.1933288" calcext:value-type="float">
            <text:p>-113.1933288</text:p>
          </table:table-cell>
          <table:table-cell office:value-type="float" office:value="-109.379631" calcext:value-type="float">
            <text:p>-109.379631</text:p>
          </table:table-cell>
          <table:table-cell office:value-type="float" office:value="-111.8065643" calcext:value-type="float">
            <text:p>-111.8065643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07.8164291" calcext:value-type="float">
            <text:p>-107.8164291</text:p>
          </table:table-cell>
          <table:table-cell office:value-type="float" office:value="-111.646286" calcext:value-type="float">
            <text:p>-111.646286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08.2186279" calcext:value-type="float">
            <text:p>-108.2186279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13.0917434" calcext:value-type="float">
            <text:p>-113.0917434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12.4790267" calcext:value-type="float">
            <text:p>-112.4790267</text:p>
          </table:table-cell>
          <table:table-cell office:value-type="float" office:value="-108.3764801" calcext:value-type="float">
            <text:p>-108.3764801</text:p>
          </table:table-cell>
          <table:table-cell office:value-type="float" office:value="-112.8498611" calcext:value-type="float">
            <text:p>-112.8498611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09.6569213" calcext:value-type="float">
            <text:p>-109.6569213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3.2813644" calcext:value-type="float">
            <text:p>-113.2813644</text:p>
          </table:table-cell>
          <table:table-cell office:value-type="float" office:value="-111.6830062" calcext:value-type="float">
            <text:p>-111.6830062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3.7978134" calcext:value-type="float">
            <text:p>-113.7978134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3.2225799" calcext:value-type="float">
            <text:p>-113.2225799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3.7509918" calcext:value-type="float">
            <text:p>-113.7509918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13.1061782" calcext:value-type="float">
            <text:p>-113.1061782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14.0680236" calcext:value-type="float">
            <text:p>-114.0680236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2.4924774" calcext:value-type="float">
            <text:p>-112.4924774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08.0797805" calcext:value-type="float">
            <text:p>-108.0797805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11.2990417" calcext:value-type="float">
            <text:p>-111.2990417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12.2011566" calcext:value-type="float">
            <text:p>-112.2011566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12.2141876" calcext:value-type="float">
            <text:p>-112.2141876</text:p>
          </table:table-cell>
          <table:table-cell office:value-type="float" office:value="-107.8242874" calcext:value-type="float">
            <text:p>-107.8242874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08.7184829" calcext:value-type="float">
            <text:p>-108.7184829</text:p>
          </table:table-cell>
          <table:table-cell office:value-type="float" office:value="-109.4647445" calcext:value-type="float">
            <text:p>-109.4647445</text:p>
          </table:table-cell>
          <table:table-cell office:value-type="float" office:value="-108.5372543" calcext:value-type="float">
            <text:p>-108.5372543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2.8078613" calcext:value-type="float">
            <text:p>-112.8078613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09.2118759" calcext:value-type="float">
            <text:p>-109.2118759</text:p>
          </table:table-cell>
          <table:table-cell office:value-type="float" office:value="-113.0629272" calcext:value-type="float">
            <text:p>-113.0629272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13.1351394" calcext:value-type="float">
            <text:p>-113.1351394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0.0646896" calcext:value-type="float">
            <text:p>-110.0646896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10.3125839" calcext:value-type="float">
            <text:p>-110.3125839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1.9952621" calcext:value-type="float">
            <text:p>-111.9952621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13.2519226" calcext:value-type="float">
            <text:p>-113.2519226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2.1492157" calcext:value-type="float">
            <text:p>-112.1492157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1.3579254" calcext:value-type="float">
            <text:p>-111.3579254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2.8078613" calcext:value-type="float">
            <text:p>-112.8078613</text:p>
          </table:table-cell>
          <table:table-cell office:value-type="float" office:value="-112.0590744" calcext:value-type="float">
            <text:p>-112.0590744</text:p>
          </table:table-cell>
          <table:table-cell office:value-type="float" office:value="-109.3890533" calcext:value-type="float">
            <text:p>-109.3890533</text:p>
          </table:table-cell>
          <table:table-cell office:value-type="float" office:value="-108.1041107" calcext:value-type="float">
            <text:p>-108.1041107</text:p>
          </table:table-cell>
          <table:table-cell office:value-type="float" office:value="-108.623085" calcext:value-type="float">
            <text:p>-108.623085</text:p>
          </table:table-cell>
          <table:table-cell office:value-type="float" office:value="-111.2056427" calcext:value-type="float">
            <text:p>-111.2056427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08.9482345" calcext:value-type="float">
            <text:p>-108.9482345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09.0201721" calcext:value-type="float">
            <text:p>-109.0201721</text:p>
          </table:table-cell>
          <table:table-cell office:value-type="float" office:value="-110.1980896" calcext:value-type="float">
            <text:p>-110.1980896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09.1566772" calcext:value-type="float">
            <text:p>-109.1566772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08.7885284" calcext:value-type="float">
            <text:p>-108.7885284</text:p>
          </table:table-cell>
          <table:table-cell office:value-type="float" office:value="-112.5600738" calcext:value-type="float">
            <text:p>-112.5600738</text:p>
          </table:table-cell>
          <table:table-cell office:value-type="float" office:value="-109.4647445" calcext:value-type="float">
            <text:p>-109.4647445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10.2499389" calcext:value-type="float">
            <text:p>-110.2499389</text:p>
          </table:table-cell>
          <table:table-cell table:number-columns-repeated="2" office:value-type="float" office:value="-109.8039016" calcext:value-type="float">
            <text:p>-109.8039016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1.8564758" calcext:value-type="float">
            <text:p>-111.8564758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4.3302688" calcext:value-type="float">
            <text:p>-114.3302688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08.3597259" calcext:value-type="float">
            <text:p>-108.3597259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11.5490951" calcext:value-type="float">
            <text:p>-111.5490951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08.8591461" calcext:value-type="float">
            <text:p>-108.8591461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2.4924774" calcext:value-type="float">
            <text:p>-112.4924774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08.6663131" calcext:value-type="float">
            <text:p>-108.6663131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8.0635833" calcext:value-type="float">
            <text:p>-108.0635833</text:p>
          </table:table-cell>
          <table:table-cell office:value-type="float" office:value="-109.0927047" calcext:value-type="float">
            <text:p>-109.0927047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9.9032745" calcext:value-type="float">
            <text:p>-109.9032745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08.7621994" calcext:value-type="float">
            <text:p>-108.7621994</text:p>
          </table:table-cell>
          <table:table-cell office:value-type="float" office:value="-112.8638992" calcext:value-type="float">
            <text:p>-112.8638992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9.4268188" calcext:value-type="float">
            <text:p>-109.4268188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11.5611877" calcext:value-type="float">
            <text:p>-111.5611877</text:p>
          </table:table-cell>
          <table:table-cell office:value-type="float" office:value="-108.876892" calcext:value-type="float">
            <text:p>-108.876892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2.4387741" calcext:value-type="float">
            <text:p>-112.4387741</text:p>
          </table:table-cell>
          <table:table-cell office:value-type="float" office:value="-112.9486389" calcext:value-type="float">
            <text:p>-112.9486389</text:p>
          </table:table-cell>
          <table:table-cell office:value-type="float" office:value="-112.3191528" calcext:value-type="float">
            <text:p>-112.3191528</text:p>
          </table:table-cell>
          <table:table-cell office:value-type="float" office:value="-111.7075729" calcext:value-type="float">
            <text:p>-111.7075729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08.7010574" calcext:value-type="float">
            <text:p>-108.7010574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13.6735076" calcext:value-type="float">
            <text:p>-113.6735076</text:p>
          </table:table-cell>
          <table:table-cell office:value-type="float" office:value="-108.9035797" calcext:value-type="float">
            <text:p>-108.9035797</text:p>
          </table:table-cell>
          <table:table-cell office:value-type="float" office:value="-108.7709732" calcext:value-type="float">
            <text:p>-108.7709732</text:p>
          </table:table-cell>
          <table:table-cell office:value-type="float" office:value="-112.8358383" calcext:value-type="float">
            <text:p>-112.8358383</text:p>
          </table:table-cell>
          <table:table-cell office:value-type="float" office:value="-108.2764434" calcext:value-type="float">
            <text:p>-108.2764434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1.7445678" calcext:value-type="float">
            <text:p>-111.7445678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08.7359466" calcext:value-type="float">
            <text:p>-108.7359466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11.3815918" calcext:value-type="float">
            <text:p>-111.3815918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08.4861602" calcext:value-type="float">
            <text:p>-108.4861602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13.1206512" calcext:value-type="float">
            <text:p>-113.1206512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07.7928772" calcext:value-type="float">
            <text:p>-107.7928772</text:p>
          </table:table-cell>
          <table:table-cell office:value-type="float" office:value="-111.0559768" calcext:value-type="float">
            <text:p>-111.0559768</text:p>
          </table:table-cell>
          <table:table-cell office:value-type="float" office:value="-112.4521713" calcext:value-type="float">
            <text:p>-112.4521713</text:p>
          </table:table-cell>
          <table:table-cell office:value-type="float" office:value="-108.4438095" calcext:value-type="float">
            <text:p>-108.4438095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10.5569686" calcext:value-type="float">
            <text:p>-110.5569686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09.2860412" calcext:value-type="float">
            <text:p>-109.2860412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09.983612" calcext:value-type="float">
            <text:p>-109.983612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3.3852081" calcext:value-type="float">
            <text:p>-113.3852081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08.0716781" calcext:value-type="float">
            <text:p>-108.0716781</text:p>
          </table:table-cell>
          <table:table-cell office:value-type="float" office:value="-109.3608398" calcext:value-type="float">
            <text:p>-109.3608398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10.5247039" calcext:value-type="float">
            <text:p>-110.5247039</text:p>
          </table:table-cell>
          <table:table-cell office:value-type="float" office:value="-111.228897" calcext:value-type="float">
            <text:p>-111.228897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09.9533996" calcext:value-type="float">
            <text:p>-109.9533996</text:p>
          </table:table-cell>
          <table:table-cell office:value-type="float" office:value="-113.7044143" calcext:value-type="float">
            <text:p>-113.7044143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1.7198944" calcext:value-type="float">
            <text:p>-111.7198944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09.2767334" calcext:value-type="float">
            <text:p>-109.2767334</text:p>
          </table:table-cell>
          <table:table-cell office:value-type="float" office:value="-109.1750412" calcext:value-type="float">
            <text:p>-109.1750412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07.7615737" calcext:value-type="float">
            <text:p>-107.7615737</text:p>
          </table:table-cell>
          <table:table-cell office:value-type="float" office:value="-107.5914154" calcext:value-type="float">
            <text:p>-107.5914154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09.0836029" calcext:value-type="float">
            <text:p>-109.0836029</text:p>
          </table:table-cell>
          <table:table-cell office:value-type="float" office:value="-108.4861602" calcext:value-type="float">
            <text:p>-108.4861602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08.806137" calcext:value-type="float">
            <text:p>-108.806137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12.5465087" calcext:value-type="float">
            <text:p>-112.5465087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15.2602157" calcext:value-type="float">
            <text:p>-115.2602157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09.7644577" calcext:value-type="float">
            <text:p>-109.7644577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1.3225479" calcext:value-type="float">
            <text:p>-111.3225479</text:p>
          </table:table-cell>
          <table:table-cell office:value-type="float" office:value="-112.1751556" calcext:value-type="float">
            <text:p>-112.1751556</text:p>
          </table:table-cell>
          <table:table-cell office:value-type="float" office:value="-108.5543518" calcext:value-type="float">
            <text:p>-108.5543518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1.9698638" calcext:value-type="float">
            <text:p>-111.9698638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09.3890533" calcext:value-type="float">
            <text:p>-109.3890533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2.7660751" calcext:value-type="float">
            <text:p>-112.7660751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11.5370254" calcext:value-type="float">
            <text:p>-111.5370254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08.4691925" calcext:value-type="float">
            <text:p>-108.4691925</text:p>
          </table:table-cell>
          <table:table-cell office:value-type="float" office:value="-109.1475067" calcext:value-type="float">
            <text:p>-109.1475067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08.3932571" calcext:value-type="float">
            <text:p>-108.3932571</text:p>
          </table:table-cell>
          <table:table-cell office:value-type="float" office:value="-112.7939147" calcext:value-type="float">
            <text:p>-112.7939147</text:p>
          </table:table-cell>
          <table:table-cell office:value-type="float" office:value="-111.9445419" calcext:value-type="float">
            <text:p>-111.9445419</text:p>
          </table:table-cell>
          <table:table-cell office:value-type="float" office:value="-112.5465087" calcext:value-type="float">
            <text:p>-112.5465087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09.7349929" calcext:value-type="float">
            <text:p>-109.7349929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8.9751434" calcext:value-type="float">
            <text:p>-108.9751434</text:p>
          </table:table-cell>
          <table:table-cell office:value-type="float" office:value="-110.3545913" calcext:value-type="float">
            <text:p>-110.3545913</text:p>
          </table:table-cell>
          <table:table-cell office:value-type="float" office:value="-111.7445678" calcext:value-type="float">
            <text:p>-111.7445678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8435134" calcext:value-type="float">
            <text:p>-109.8435134</text:p>
          </table:table-cell>
          <table:table-cell office:value-type="float" office:value="-109.6084747" calcext:value-type="float">
            <text:p>-109.6084747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09.3046798" calcext:value-type="float">
            <text:p>-109.3046798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3.0773239" calcext:value-type="float">
            <text:p>-113.0773239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2.7660751" calcext:value-type="float">
            <text:p>-112.7660751</text:p>
          </table:table-cell>
          <table:table-cell office:value-type="float" office:value="-110.9313278" calcext:value-type="float">
            <text:p>-110.9313278</text:p>
          </table:table-cell>
          <table:table-cell office:value-type="float" office:value="-111.5732879" calcext:value-type="float">
            <text:p>-111.5732879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09.7251968" calcext:value-type="float">
            <text:p>-109.7251968</text:p>
          </table:table-cell>
          <table:table-cell office:value-type="float" office:value="-109.6666412" calcext:value-type="float">
            <text:p>-109.6666412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1.4291229" calcext:value-type="float">
            <text:p>-111.4291229</text:p>
          </table:table-cell>
          <table:table-cell office:value-type="float" office:value="-110.2291641" calcext:value-type="float">
            <text:p>-110.2291641</text:p>
          </table:table-cell>
          <table:table-cell office:value-type="float" office:value="-110.1362686" calcext:value-type="float">
            <text:p>-110.1362686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08.5886535" calcext:value-type="float">
            <text:p>-108.5886535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10.7862854" calcext:value-type="float">
            <text:p>-110.7862854</text:p>
          </table:table-cell>
          <table:table-cell office:value-type="float" office:value="-109.2026596" calcext:value-type="float">
            <text:p>-109.2026596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07.0639267" calcext:value-type="float">
            <text:p>-107.0639267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12.5465087" calcext:value-type="float">
            <text:p>-112.5465087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11.9319" calcext:value-type="float">
            <text:p>-111.9319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08.0555038" calcext:value-type="float">
            <text:p>-108.0555038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9.1934356" calcext:value-type="float">
            <text:p>-109.1934356</text:p>
          </table:table-cell>
          <table:table-cell office:value-type="float" office:value="-109.2953567" calcext:value-type="float">
            <text:p>-109.2953567</text:p>
          </table:table-cell>
          <table:table-cell office:value-type="float" office:value="-109.2211151" calcext:value-type="float">
            <text:p>-109.2211151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2.5059585" calcext:value-type="float">
            <text:p>-112.5059585</text:p>
          </table:table-cell>
          <table:table-cell office:value-type="float" office:value="-109.3890533" calcext:value-type="float">
            <text:p>-109.3890533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5.5234451" calcext:value-type="float">
            <text:p>-115.5234451</text:p>
          </table:table-cell>
          <table:table-cell office:value-type="float" office:value="-112.372116" calcext:value-type="float">
            <text:p>-112.372116</text:p>
          </table:table-cell>
          <table:table-cell office:value-type="float" office:value="-108.5800628" calcext:value-type="float">
            <text:p>-108.5800628</text:p>
          </table:table-cell>
          <table:table-cell office:value-type="float" office:value="-114.2145614" calcext:value-type="float">
            <text:p>-114.2145614</text:p>
          </table:table-cell>
          <table:table-cell office:value-type="float" office:value="-109.5891723" calcext:value-type="float">
            <text:p>-109.5891723</text:p>
          </table:table-cell>
          <table:table-cell office:value-type="float" office:value="-110.2707748" calcext:value-type="float">
            <text:p>-110.2707748</text:p>
          </table:table-cell>
          <table:table-cell office:value-type="float" office:value="-109.5411071" calcext:value-type="float">
            <text:p>-109.5411071</text:p>
          </table:table-cell>
          <table:table-cell office:value-type="float" office:value="-110.9651489" calcext:value-type="float">
            <text:p>-110.9651489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1.4769134" calcext:value-type="float">
            <text:p>-111.4769134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8.9035797" calcext:value-type="float">
            <text:p>-108.9035797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09.695877" calcext:value-type="float">
            <text:p>-109.695877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10.5032501" calcext:value-type="float">
            <text:p>-110.5032501</text:p>
          </table:table-cell>
          <table:table-cell office:value-type="float" office:value="-112.8779678" calcext:value-type="float">
            <text:p>-112.8779678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11.9952621" calcext:value-type="float">
            <text:p>-111.9952621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09.5507049" calcext:value-type="float">
            <text:p>-109.5507049</text:p>
          </table:table-cell>
          <table:table-cell office:value-type="float" office:value="-111.8439788" calcext:value-type="float">
            <text:p>-111.8439788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9.4552536" calcext:value-type="float">
            <text:p>-109.4552536</text:p>
          </table:table-cell>
          <table:table-cell office:value-type="float" office:value="-113.6120071" calcext:value-type="float">
            <text:p>-113.6120071</text:p>
          </table:table-cell>
          <table:table-cell office:value-type="float" office:value="-109.7742996" calcext:value-type="float">
            <text:p>-109.7742996</text:p>
          </table:table-cell>
          <table:table-cell office:value-type="float" office:value="-113.9398193" calcext:value-type="float">
            <text:p>-113.9398193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2.6968612" calcext:value-type="float">
            <text:p>-112.6968612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09.7841491" calcext:value-type="float">
            <text:p>-109.7841491</text:p>
          </table:table-cell>
          <table:table-cell office:value-type="float" office:value="-111.7198944" calcext:value-type="float">
            <text:p>-111.7198944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09.9634552" calcext:value-type="float">
            <text:p>-109.9634552</text:p>
          </table:table-cell>
          <table:table-cell office:value-type="float" office:value="-108.0797805" calcext:value-type="float">
            <text:p>-108.0797805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13.1641845" calcext:value-type="float">
            <text:p>-113.1641845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12.3323669" calcext:value-type="float">
            <text:p>-112.3323669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09.8733367" calcext:value-type="float">
            <text:p>-109.8733367</text:p>
          </table:table-cell>
          <table:table-cell office:value-type="float" office:value="-111.9952621" calcext:value-type="float">
            <text:p>-111.9952621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2.7939147" calcext:value-type="float">
            <text:p>-112.7939147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08.9124908" calcext:value-type="float">
            <text:p>-108.9124908</text:p>
          </table:table-cell>
          <table:table-cell office:value-type="float" office:value="-110.2812042" calcext:value-type="float">
            <text:p>-110.2812042</text:p>
          </table:table-cell>
          <table:table-cell office:value-type="float" office:value="-109.2118759" calcext:value-type="float">
            <text:p>-109.2118759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09.4742584" calcext:value-type="float">
            <text:p>-109.4742584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0.5785446" calcext:value-type="float">
            <text:p>-110.5785446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11.8690109" calcext:value-type="float">
            <text:p>-111.8690109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10.8306503" calcext:value-type="float">
            <text:p>-110.8306503</text:p>
          </table:table-cell>
          <table:table-cell office:value-type="float" office:value="-109.5795364" calcext:value-type="float">
            <text:p>-109.5795364</text:p>
          </table:table-cell>
          <table:table-cell office:value-type="float" office:value="-110.8417816" calcext:value-type="float">
            <text:p>-110.8417816</text:p>
          </table:table-cell>
          <table:table-cell office:value-type="float" office:value="-113.1351394" calcext:value-type="float">
            <text:p>-113.1351394</text:p>
          </table:table-cell>
          <table:table-cell office:value-type="float" office:value="-109.0927047" calcext:value-type="float">
            <text:p>-109.0927047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08.095993" calcext:value-type="float">
            <text:p>-108.095993</text:p>
          </table:table-cell>
          <table:table-cell office:value-type="float" office:value="-112.9486389" calcext:value-type="float">
            <text:p>-112.9486389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2396163" calcext:value-type="float">
            <text:p>-109.2396163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11.5129241" calcext:value-type="float">
            <text:p>-111.5129241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8.095993" calcext:value-type="float">
            <text:p>-108.095993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11.585411" calcext:value-type="float">
            <text:p>-111.585411</text:p>
          </table:table-cell>
          <table:table-cell office:value-type="float" office:value="-109.0836029" calcext:value-type="float">
            <text:p>-109.0836029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2.3987197" calcext:value-type="float">
            <text:p>-112.3987197</text:p>
          </table:table-cell>
          <table:table-cell office:value-type="float" office:value="-109.2303543" calcext:value-type="float">
            <text:p>-109.2303543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09.2674408" calcext:value-type="float">
            <text:p>-109.2674408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08.5031585" calcext:value-type="float">
            <text:p>-108.5031585</text:p>
          </table:table-cell>
          <table:table-cell office:value-type="float" office:value="-113.9716949" calcext:value-type="float">
            <text:p>-113.9716949</text:p>
          </table:table-cell>
          <table:table-cell office:value-type="float" office:value="-113.3257141" calcext:value-type="float">
            <text:p>-113.3257141</text:p>
          </table:table-cell>
          <table:table-cell office:value-type="float" office:value="-108.1530075" calcext:value-type="float">
            <text:p>-108.1530075</text:p>
          </table:table-cell>
          <table:table-cell office:value-type="float" office:value="-108.8237686" calcext:value-type="float">
            <text:p>-108.8237686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12.0590744" calcext:value-type="float">
            <text:p>-112.0590744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0.0545196" calcext:value-type="float">
            <text:p>-110.0545196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09.2767334" calcext:value-type="float">
            <text:p>-109.2767334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7.5608215" calcext:value-type="float">
            <text:p>-107.5608215</text:p>
          </table:table-cell>
          <table:table-cell office:value-type="float" office:value="-111.2172546" calcext:value-type="float">
            <text:p>-111.2172546</text:p>
          </table:table-cell>
          <table:table-cell office:value-type="float" office:value="-110.3230667" calcext:value-type="float">
            <text:p>-110.3230667</text:p>
          </table:table-cell>
          <table:table-cell office:value-type="float" office:value="-113.0485687" calcext:value-type="float">
            <text:p>-113.0485687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08.7973251" calcext:value-type="float">
            <text:p>-108.7973251</text:p>
          </table:table-cell>
          <table:table-cell office:value-type="float" office:value="-108.2847366" calcext:value-type="float">
            <text:p>-108.2847366</text:p>
          </table:table-cell>
          <table:table-cell office:value-type="float" office:value="-110.3968048" calcext:value-type="float">
            <text:p>-110.3968048</text:p>
          </table:table-cell>
          <table:table-cell office:value-type="float" office:value="-108.5886535" calcext:value-type="float">
            <text:p>-108.5886535</text:p>
          </table:table-cell>
          <table:table-cell office:value-type="float" office:value="-109.379631" calcext:value-type="float">
            <text:p>-109.379631</text:p>
          </table:table-cell>
          <table:table-cell office:value-type="float" office:value="-111.0788421" calcext:value-type="float">
            <text:p>-111.0788421</text:p>
          </table:table-cell>
          <table:table-cell office:value-type="float" office:value="-111.8065643" calcext:value-type="float">
            <text:p>-111.8065643</text:p>
          </table:table-cell>
          <table:table-cell office:value-type="float" office:value="-107.8637161" calcext:value-type="float">
            <text:p>-107.8637161</text:p>
          </table:table-cell>
          <table:table-cell office:value-type="float" office:value="-112.9913253" calcext:value-type="float">
            <text:p>-112.9913253</text:p>
          </table:table-cell>
          <table:table-cell office:value-type="float" office:value="-111.1247406" calcext:value-type="float">
            <text:p>-111.1247406</text:p>
          </table:table-cell>
          <table:table-cell office:value-type="float" office:value="-109.8833084" calcext:value-type="float">
            <text:p>-109.8833084</text:p>
          </table:table-cell>
          <table:table-cell office:value-type="float" office:value="-109.1291961" calcext:value-type="float">
            <text:p>-109.1291961</text:p>
          </table:table-cell>
          <table:table-cell office:value-type="float" office:value="-109.6181488" calcext:value-type="float">
            <text:p>-109.6181488</text:p>
          </table:table-cell>
          <table:table-cell office:value-type="float" office:value="-109.3420791" calcext:value-type="float">
            <text:p>-109.3420791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08.6663131" calcext:value-type="float">
            <text:p>-108.6663131</text:p>
          </table:table-cell>
          <table:table-cell office:value-type="float" office:value="-108.1285247" calcext:value-type="float">
            <text:p>-108.1285247</text:p>
          </table:table-cell>
          <table:table-cell office:value-type="float" office:value="-107.5151519" calcext:value-type="float">
            <text:p>-107.5151519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10.7752227" calcext:value-type="float">
            <text:p>-110.7752227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10.9425811" calcext:value-type="float">
            <text:p>-110.9425811</text:p>
          </table:table-cell>
          <table:table-cell office:value-type="float" office:value="-110.4818649" calcext:value-type="float">
            <text:p>-110.4818649</text:p>
          </table:table-cell>
          <table:table-cell office:value-type="float" office:value="-113.0629272" calcext:value-type="float">
            <text:p>-113.0629272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09.4933013" calcext:value-type="float">
            <text:p>-109.4933013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1.2638931" calcext:value-type="float">
            <text:p>-111.2638931</text:p>
          </table:table-cell>
          <table:table-cell office:value-type="float" office:value="-115.7555999" calcext:value-type="float">
            <text:p>-115.7555999</text:p>
          </table:table-cell>
          <table:table-cell office:value-type="float" office:value="-109.9232864" calcext:value-type="float">
            <text:p>-109.9232864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13.9876785" calcext:value-type="float">
            <text:p>-113.9876785</text:p>
          </table:table-cell>
          <table:table-cell office:value-type="float" office:value="-108.7797393" calcext:value-type="float">
            <text:p>-108.7797393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09.379631" calcext:value-type="float">
            <text:p>-109.379631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08.5372543" calcext:value-type="float">
            <text:p>-108.5372543</text:p>
          </table:table-cell>
          <table:table-cell office:value-type="float" office:value="-109.973526" calcext:value-type="float">
            <text:p>-109.973526</text:p>
          </table:table-cell>
          <table:table-cell office:value-type="float" office:value="-110.2499389" calcext:value-type="float">
            <text:p>-110.2499389</text:p>
          </table:table-cell>
          <table:table-cell office:value-type="float" office:value="-110.6110229" calcext:value-type="float">
            <text:p>-110.6110229</text:p>
          </table:table-cell>
          <table:table-cell office:value-type="float" office:value="-111.3697509" calcext:value-type="float">
            <text:p>-111.3697509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13.6120071" calcext:value-type="float">
            <text:p>-113.6120071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09.0654296" calcext:value-type="float">
            <text:p>-109.0654296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12.6418838" calcext:value-type="float">
            <text:p>-112.6418838</text:p>
          </table:table-cell>
          <table:table-cell office:value-type="float" office:value="-111.6585006" calcext:value-type="float">
            <text:p>-111.6585006</text:p>
          </table:table-cell>
          <table:table-cell office:value-type="float" office:value="-109.0291976" calcext:value-type="float">
            <text:p>-109.0291976</text:p>
          </table:table-cell>
          <table:table-cell office:value-type="float" office:value="-108.095993" calcext:value-type="float">
            <text:p>-108.095993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12.4655914" calcext:value-type="float">
            <text:p>-112.4655914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2.6281967" calcext:value-type="float">
            <text:p>-112.6281967</text:p>
          </table:table-cell>
          <table:table-cell office:value-type="float" office:value="-112.4120559" calcext:value-type="float">
            <text:p>-112.4120559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09.6375045" calcext:value-type="float">
            <text:p>-109.6375045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2.1492157" calcext:value-type="float">
            <text:p>-112.1492157</text:p>
          </table:table-cell>
          <table:table-cell office:value-type="float" office:value="-110.976448" calcext:value-type="float">
            <text:p>-110.976448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07.2977142" calcext:value-type="float">
            <text:p>-107.2977142</text:p>
          </table:table-cell>
          <table:table-cell office:value-type="float" office:value="-109.7448043" calcext:value-type="float">
            <text:p>-109.7448043</text:p>
          </table:table-cell>
          <table:table-cell office:value-type="float" office:value="-108.5031585" calcext:value-type="float">
            <text:p>-108.5031585</text:p>
          </table:table-cell>
          <table:table-cell office:value-type="float" office:value="-108.4522628" calcext:value-type="float">
            <text:p>-108.4522628</text:p>
          </table:table-cell>
          <table:table-cell office:value-type="float" office:value="-110.742134" calcext:value-type="float">
            <text:p>-110.742134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11.6218795" calcext:value-type="float">
            <text:p>-111.6218795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09.0745086" calcext:value-type="float">
            <text:p>-109.0745086</text:p>
          </table:table-cell>
          <table:table-cell office:value-type="float" office:value="-112.020729" calcext:value-type="float">
            <text:p>-112.020729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08.7184829" calcext:value-type="float">
            <text:p>-108.7184829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09.3327179" calcext:value-type="float">
            <text:p>-109.3327179</text:p>
          </table:table-cell>
          <table:table-cell office:value-type="float" office:value="-110.260353" calcext:value-type="float">
            <text:p>-110.260353</text:p>
          </table:table-cell>
          <table:table-cell office:value-type="float" office:value="-110.5139694" calcext:value-type="float">
            <text:p>-110.5139694</text:p>
          </table:table-cell>
          <table:table-cell office:value-type="float" office:value="-109.5988235" calcext:value-type="float">
            <text:p>-109.5988235</text:p>
          </table:table-cell>
          <table:table-cell office:value-type="float" office:value="-110.7531509" calcext:value-type="float">
            <text:p>-110.7531509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09.0745086" calcext:value-type="float">
            <text:p>-109.0745086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08.8325958" calcext:value-type="float">
            <text:p>-108.8325958</text:p>
          </table:table-cell>
          <table:table-cell office:value-type="float" office:value="-110.4073944" calcext:value-type="float">
            <text:p>-110.4073944</text:p>
          </table:table-cell>
          <table:table-cell office:value-type="float" office:value="-109.9433517" calcext:value-type="float">
            <text:p>-109.9433517</text:p>
          </table:table-cell>
          <table:table-cell office:value-type="float" office:value="-111.4172134" calcext:value-type="float">
            <text:p>-111.4172134</text:p>
          </table:table-cell>
          <table:table-cell office:value-type="float" office:value="-110.8529205" calcext:value-type="float">
            <text:p>-110.8529205</text:p>
          </table:table-cell>
          <table:table-cell office:value-type="float" office:value="-109.6472091" calcext:value-type="float">
            <text:p>-109.6472091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10.6218719" calcext:value-type="float">
            <text:p>-110.6218719</text:p>
          </table:table-cell>
          <table:table-cell office:value-type="float" office:value="-111.7198944" calcext:value-type="float">
            <text:p>-111.7198944</text:p>
          </table:table-cell>
          <table:table-cell office:value-type="float" office:value="-108.3680954" calcext:value-type="float">
            <text:p>-108.3680954</text:p>
          </table:table-cell>
          <table:table-cell office:value-type="float" office:value="-109.3608398" calcext:value-type="float">
            <text:p>-109.3608398</text:p>
          </table:table-cell>
          <table:table-cell office:value-type="float" office:value="-114.5663986" calcext:value-type="float">
            <text:p>-114.5663986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12.8498611" calcext:value-type="float">
            <text:p>-112.8498611</text:p>
          </table:table-cell>
          <table:table-cell office:value-type="float" office:value="-109.1383438" calcext:value-type="float">
            <text:p>-109.1383438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14.8974914" calcext:value-type="float">
            <text:p>-114.8974914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10.7091674" calcext:value-type="float">
            <text:p>-110.7091674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7.9750747" calcext:value-type="float">
            <text:p>-107.9750747</text:p>
          </table:table-cell>
          <table:table-cell office:value-type="float" office:value="-110.3651199" calcext:value-type="float">
            <text:p>-110.3651199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0.4286117" calcext:value-type="float">
            <text:p>-110.4286117</text:p>
          </table:table-cell>
          <table:table-cell office:value-type="float" office:value="-111.44104" calcext:value-type="float">
            <text:p>-111.44104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09.5699157" calcext:value-type="float">
            <text:p>-109.5699157</text:p>
          </table:table-cell>
          <table:table-cell office:value-type="float" office:value="-110.5893554" calcext:value-type="float">
            <text:p>-110.5893554</text:p>
          </table:table-cell>
          <table:table-cell office:value-type="float" office:value="-109.7940139" calcext:value-type="float">
            <text:p>-109.7940139</text:p>
          </table:table-cell>
          <table:table-cell office:value-type="float" office:value="-110.6436157" calcext:value-type="float">
            <text:p>-110.6436157</text:p>
          </table:table-cell>
          <table:table-cell office:value-type="float" office:value="-108.6749877" calcext:value-type="float">
            <text:p>-108.6749877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1.2522125" calcext:value-type="float">
            <text:p>-111.2522125</text:p>
          </table:table-cell>
          <table:table-cell office:value-type="float" office:value="-108.9124908" calcext:value-type="float">
            <text:p>-108.9124908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11.3934478" calcext:value-type="float">
            <text:p>-111.3934478</text:p>
          </table:table-cell>
          <table:table-cell office:value-type="float" office:value="-111.9571914" calcext:value-type="float">
            <text:p>-111.9571914</text:p>
          </table:table-cell>
          <table:table-cell office:value-type="float" office:value="-112.2534027" calcext:value-type="float">
            <text:p>-112.2534027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4.6869201" calcext:value-type="float">
            <text:p>-114.6869201</text:p>
          </table:table-cell>
          <table:table-cell office:value-type="float" office:value="-108.4861602" calcext:value-type="float">
            <text:p>-108.4861602</text:p>
          </table:table-cell>
          <table:table-cell office:value-type="float" office:value="-111.1593093" calcext:value-type="float">
            <text:p>-111.1593093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1.8190155" calcext:value-type="float">
            <text:p>-111.8190155</text:p>
          </table:table-cell>
          <table:table-cell office:value-type="float" office:value="-111.76931" calcext:value-type="float">
            <text:p>-111.76931</text:p>
          </table:table-cell>
          <table:table-cell office:value-type="float" office:value="-112.7939147" calcext:value-type="float">
            <text:p>-112.7939147</text:p>
          </table:table-cell>
          <table:table-cell office:value-type="float" office:value="-109.6763763" calcext:value-type="float">
            <text:p>-109.6763763</text:p>
          </table:table-cell>
          <table:table-cell office:value-type="float" office:value="-111.4053268" calcext:value-type="float">
            <text:p>-111.4053268</text:p>
          </table:table-cell>
          <table:table-cell office:value-type="float" office:value="-113.3257141" calcext:value-type="float">
            <text:p>-113.3257141</text:p>
          </table:table-cell>
          <table:table-cell office:value-type="float" office:value="-108.3346633" calcext:value-type="float">
            <text:p>-108.3346633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13.1061782" calcext:value-type="float">
            <text:p>-113.1061782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08.2021713" calcext:value-type="float">
            <text:p>-108.2021713</text:p>
          </table:table-cell>
          <table:table-cell office:value-type="float" office:value="-109.1750412" calcext:value-type="float">
            <text:p>-109.1750412</text:p>
          </table:table-cell>
          <table:table-cell office:value-type="float" office:value="-110.4498748" calcext:value-type="float">
            <text:p>-110.4498748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10.5677566" calcext:value-type="float">
            <text:p>-110.5677566</text:p>
          </table:table-cell>
          <table:table-cell office:value-type="float" office:value="-109.8733367" calcext:value-type="float">
            <text:p>-109.8733367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09.5315322" calcext:value-type="float">
            <text:p>-109.5315322</text:p>
          </table:table-cell>
          <table:table-cell office:value-type="float" office:value="-108.68367" calcext:value-type="float">
            <text:p>-108.68367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0.6327362" calcext:value-type="float">
            <text:p>-110.6327362</text:p>
          </table:table-cell>
          <table:table-cell office:value-type="float" office:value="-112.3854064" calcext:value-type="float">
            <text:p>-112.3854064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10.1568298" calcext:value-type="float">
            <text:p>-110.1568298</text:p>
          </table:table-cell>
          <table:table-cell office:value-type="float" office:value="-112.5465087" calcext:value-type="float">
            <text:p>-112.5465087</text:p>
          </table:table-cell>
          <table:table-cell office:value-type="float" office:value="-109.0021286" calcext:value-type="float">
            <text:p>-109.0021286</text:p>
          </table:table-cell>
          <table:table-cell office:value-type="float" office:value="-109.4742584" calcext:value-type="float">
            <text:p>-109.4742584</text:p>
          </table:table-cell>
          <table:table-cell office:value-type="float" office:value="-108.9392929" calcext:value-type="float">
            <text:p>-108.9392929</text:p>
          </table:table-cell>
          <table:table-cell office:value-type="float" office:value="-109.8932876" calcext:value-type="float">
            <text:p>-109.8932876</text:p>
          </table:table-cell>
          <table:table-cell office:value-type="float" office:value="-109.3140106" calcext:value-type="float">
            <text:p>-109.3140106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08.7709732" calcext:value-type="float">
            <text:p>-108.7709732</text:p>
          </table:table-cell>
          <table:table-cell office:value-type="float" office:value="-111.609703" calcext:value-type="float">
            <text:p>-111.609703</text:p>
          </table:table-cell>
          <table:table-cell office:value-type="float" office:value="-110.3862381" calcext:value-type="float">
            <text:p>-110.3862381</text:p>
          </table:table-cell>
          <table:table-cell office:value-type="float" office:value="-108.2103881" calcext:value-type="float">
            <text:p>-108.2103881</text:p>
          </table:table-cell>
          <table:table-cell office:value-type="float" office:value="-111.2873077" calcext:value-type="float">
            <text:p>-111.2873077</text:p>
          </table:table-cell>
          <table:table-cell office:value-type="float" office:value="-110.4711837" calcext:value-type="float">
            <text:p>-110.4711837</text:p>
          </table:table-cell>
          <table:table-cell office:value-type="float" office:value="-111.4529876" calcext:value-type="float">
            <text:p>-111.4529876</text:p>
          </table:table-cell>
          <table:table-cell office:value-type="float" office:value="-108.4269332" calcext:value-type="float">
            <text:p>-108.4269332</text:p>
          </table:table-cell>
          <table:table-cell office:value-type="float" office:value="-111.0331802" calcext:value-type="float">
            <text:p>-111.0331802</text:p>
          </table:table-cell>
          <table:table-cell office:value-type="float" office:value="-111.5975494" calcext:value-type="float">
            <text:p>-111.5975494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10.0952987" calcext:value-type="float">
            <text:p>-110.0952987</text:p>
          </table:table-cell>
          <table:table-cell office:value-type="float" office:value="-112.5736541" calcext:value-type="float">
            <text:p>-112.5736541</text:p>
          </table:table-cell>
          <table:table-cell office:value-type="float" office:value="-110.085083" calcext:value-type="float">
            <text:p>-110.085083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1.33432" calcext:value-type="float">
            <text:p>-111.33432</text:p>
          </table:table-cell>
          <table:table-cell office:value-type="float" office:value="-108.2764434" calcext:value-type="float">
            <text:p>-108.2764434</text:p>
          </table:table-cell>
          <table:table-cell office:value-type="float" office:value="-108.9571991" calcext:value-type="float">
            <text:p>-108.9571991</text:p>
          </table:table-cell>
          <table:table-cell office:value-type="float" office:value="-112.6555938" calcext:value-type="float">
            <text:p>-112.6555938</text:p>
          </table:table-cell>
          <table:table-cell office:value-type="float" office:value="-111.7941284" calcext:value-type="float">
            <text:p>-111.7941284</text:p>
          </table:table-cell>
          <table:table-cell office:value-type="float" office:value="-108.7010574" calcext:value-type="float">
            <text:p>-108.7010574</text:p>
          </table:table-cell>
          <table:table-cell office:value-type="float" office:value="-110.6763229" calcext:value-type="float">
            <text:p>-110.6763229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09.8534393" calcext:value-type="float">
            <text:p>-109.8534393</text:p>
          </table:table-cell>
          <table:table-cell office:value-type="float" office:value="-109.1658477" calcext:value-type="float">
            <text:p>-109.1658477</text:p>
          </table:table-cell>
          <table:table-cell office:value-type="float" office:value="-110.8640823" calcext:value-type="float">
            <text:p>-110.8640823</text:p>
          </table:table-cell>
          <table:table-cell office:value-type="float" office:value="-111.6952819" calcext:value-type="float">
            <text:p>-111.6952819</text:p>
          </table:table-cell>
          <table:table-cell office:value-type="float" office:value="-110.1259994" calcext:value-type="float">
            <text:p>-110.1259994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11.3461151" calcext:value-type="float">
            <text:p>-111.3461151</text:p>
          </table:table-cell>
          <table:table-cell office:value-type="float" office:value="-107.8400344" calcext:value-type="float">
            <text:p>-107.8400344</text:p>
          </table:table-cell>
          <table:table-cell office:value-type="float" office:value="-111.7322158" calcext:value-type="float">
            <text:p>-111.7322158</text:p>
          </table:table-cell>
          <table:table-cell office:value-type="float" office:value="-110.6872634" calcext:value-type="float">
            <text:p>-110.6872634</text:p>
          </table:table-cell>
          <table:table-cell office:value-type="float" office:value="-108.2516174" calcext:value-type="float">
            <text:p>-108.2516174</text:p>
          </table:table-cell>
          <table:table-cell office:value-type="float" office:value="-110.5354385" calcext:value-type="float">
            <text:p>-110.5354385</text:p>
          </table:table-cell>
          <table:table-cell office:value-type="float" office:value="-111.7569274" calcext:value-type="float">
            <text:p>-111.7569274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08.9035797" calcext:value-type="float">
            <text:p>-108.9035797</text:p>
          </table:table-cell>
          <table:table-cell office:value-type="float" office:value="-110.8864364" calcext:value-type="float">
            <text:p>-110.8864364</text:p>
          </table:table-cell>
          <table:table-cell office:value-type="float" office:value="-111.2755966" calcext:value-type="float">
            <text:p>-111.2755966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0.003807" calcext:value-type="float">
            <text:p>-110.003807</text:p>
          </table:table-cell>
          <table:table-cell office:value-type="float" office:value="-110.2916488" calcext:value-type="float">
            <text:p>-110.2916488</text:p>
          </table:table-cell>
          <table:table-cell office:value-type="float" office:value="-108.1285247" calcext:value-type="float">
            <text:p>-108.1285247</text:p>
          </table:table-cell>
          <table:table-cell office:value-type="float" office:value="-107.683815" calcext:value-type="float">
            <text:p>-107.683815</text:p>
          </table:table-cell>
          <table:table-cell office:value-type="float" office:value="-108.5800628" calcext:value-type="float">
            <text:p>-108.5800628</text:p>
          </table:table-cell>
          <table:table-cell office:value-type="float" office:value="-110.3335647" calcext:value-type="float">
            <text:p>-110.3335647</text:p>
          </table:table-cell>
          <table:table-cell office:value-type="float" office:value="-107.9750747" calcext:value-type="float">
            <text:p>-107.9750747</text:p>
          </table:table-cell>
          <table:table-cell office:value-type="float" office:value="-112.9486389" calcext:value-type="float">
            <text:p>-112.9486389</text:p>
          </table:table-cell>
          <table:table-cell office:value-type="float" office:value="-111.6707458" calcext:value-type="float">
            <text:p>-111.6707458</text:p>
          </table:table-cell>
          <table:table-cell office:value-type="float" office:value="-109.754631" calcext:value-type="float">
            <text:p>-109.754631</text:p>
          </table:table-cell>
          <table:table-cell office:value-type="float" office:value="-110.8084411" calcext:value-type="float">
            <text:p>-110.8084411</text:p>
          </table:table-cell>
          <table:table-cell office:value-type="float" office:value="-112.3059692" calcext:value-type="float">
            <text:p>-112.3059692</text:p>
          </table:table-cell>
          <table:table-cell office:value-type="float" office:value="-109.417366" calcext:value-type="float">
            <text:p>-109.417366</text:p>
          </table:table-cell>
          <table:table-cell office:value-type="float" office:value="-111.5249633" calcext:value-type="float">
            <text:p>-111.5249633</text:p>
          </table:table-cell>
          <table:table-cell office:value-type="float" office:value="-111.4888992" calcext:value-type="float">
            <text:p>-111.4888992</text:p>
          </table:table-cell>
          <table:table-cell office:value-type="float" office:value="-111.5009079" calcext:value-type="float">
            <text:p>-111.5009079</text:p>
          </table:table-cell>
          <table:table-cell office:value-type="float" office:value="-110.7201461" calcext:value-type="float">
            <text:p>-110.7201461</text:p>
          </table:table-cell>
          <table:table-cell office:value-type="float" office:value="-109.686119" calcext:value-type="float">
            <text:p>-109.686119</text:p>
          </table:table-cell>
          <table:table-cell office:value-type="float" office:value="-109.8137817" calcext:value-type="float">
            <text:p>-109.8137817</text:p>
          </table:table-cell>
          <table:table-cell office:value-type="float" office:value="-109.4079132" calcext:value-type="float">
            <text:p>-109.4079132</text:p>
          </table:table-cell>
          <table:table-cell office:value-type="float" office:value="-110.0341949" calcext:value-type="float">
            <text:p>-110.0341949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16.0954818" calcext:value-type="float">
            <text:p>-116.0954818</text:p>
          </table:table-cell>
          <table:table-cell office:value-type="float" office:value="-110.1671218" calcext:value-type="float">
            <text:p>-110.1671218</text:p>
          </table:table-cell>
          <table:table-cell office:value-type="float" office:value="-110.3440628" calcext:value-type="float">
            <text:p>-110.3440628</text:p>
          </table:table-cell>
          <table:table-cell office:value-type="float" office:value="-110.1055145" calcext:value-type="float">
            <text:p>-110.1055145</text:p>
          </table:table-cell>
          <table:table-cell office:value-type="float" office:value="-108.7184829" calcext:value-type="float">
            <text:p>-108.7184829</text:p>
          </table:table-cell>
          <table:table-cell office:value-type="float" office:value="-111.1940383" calcext:value-type="float">
            <text:p>-111.1940383</text:p>
          </table:table-cell>
          <table:table-cell office:value-type="float" office:value="-110.492546" calcext:value-type="float">
            <text:p>-110.492546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11.8314895" calcext:value-type="float">
            <text:p>-111.8314895</text:p>
          </table:table-cell>
          <table:table-cell office:value-type="float" office:value="-110.3021087" calcext:value-type="float">
            <text:p>-110.3021087</text:p>
          </table:table-cell>
          <table:table-cell office:value-type="float" office:value="-109.863388" calcext:value-type="float">
            <text:p>-109.863388</text:p>
          </table:table-cell>
          <table:table-cell office:value-type="float" office:value="-111.6340713" calcext:value-type="float">
            <text:p>-111.6340713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10.6001815" calcext:value-type="float">
            <text:p>-110.6001815</text:p>
          </table:table-cell>
          <table:table-cell office:value-type="float" office:value="-109.9333114" calcext:value-type="float">
            <text:p>-109.9333114</text:p>
          </table:table-cell>
          <table:table-cell office:value-type="float" office:value="-108.4353637" calcext:value-type="float">
            <text:p>-108.4353637</text:p>
          </table:table-cell>
          <table:table-cell office:value-type="float" office:value="-111.2405471" calcext:value-type="float">
            <text:p>-111.2405471</text:p>
          </table:table-cell>
          <table:table-cell office:value-type="float" office:value="-108.0797805" calcext:value-type="float">
            <text:p>-108.0797805</text:p>
          </table:table-cell>
          <table:table-cell office:value-type="float" office:value="-110.0240554" calcext:value-type="float">
            <text:p>-110.0240554</text:p>
          </table:table-cell>
          <table:table-cell office:value-type="float" office:value="-108.3932571" calcext:value-type="float">
            <text:p>-108.3932571</text:p>
          </table:table-cell>
          <table:table-cell office:value-type="float" office:value="-110.6654052" calcext:value-type="float">
            <text:p>-110.6654052</text:p>
          </table:table-cell>
          <table:table-cell office:value-type="float" office:value="-113.0485687" calcext:value-type="float">
            <text:p>-113.0485687</text:p>
          </table:table-cell>
          <table:table-cell office:value-type="float" office:value="-111.7817077" calcext:value-type="float">
            <text:p>-111.7817077</text:p>
          </table:table-cell>
          <table:table-cell office:value-type="float" office:value="-111.1362457" calcext:value-type="float">
            <text:p>-111.1362457</text:p>
          </table:table-cell>
          <table:table-cell office:value-type="float" office:value="-108.2847366" calcext:value-type="float">
            <text:p>-108.2847366</text:p>
          </table:table-cell>
          <table:table-cell office:value-type="float" office:value="-109.9132766" calcext:value-type="float">
            <text:p>-109.9132766</text:p>
          </table:table-cell>
          <table:table-cell office:value-type="float" office:value="-110.1774292" calcext:value-type="float">
            <text:p>-110.1774292</text:p>
          </table:table-cell>
          <table:table-cell office:value-type="float" office:value="-110.4392242" calcext:value-type="float">
            <text:p>-110.4392242</text:p>
          </table:table-cell>
          <table:table-cell office:value-type="float" office:value="-111.1017532" calcext:value-type="float">
            <text:p>-111.1017532</text:p>
          </table:table-cell>
          <table:table-cell office:value-type="float" office:value="-110.5462036" calcext:value-type="float">
            <text:p>-110.5462036</text:p>
          </table:table-cell>
          <table:table-cell office:value-type="float" office:value="-111.0445709" calcext:value-type="float">
            <text:p>-111.0445709</text:p>
          </table:table-cell>
          <table:table-cell office:value-type="float" office:value="-108.4100723" calcext:value-type="float">
            <text:p>-108.4100723</text:p>
          </table:table-cell>
          <table:table-cell office:value-type="float" office:value="-109.1566772" calcext:value-type="float">
            <text:p>-109.1566772</text:p>
          </table:table-cell>
          <table:table-cell office:value-type="float" office:value="-108.8414382" calcext:value-type="float">
            <text:p>-108.8414382</text:p>
          </table:table-cell>
          <table:table-cell office:value-type="float" office:value="-110.8752517" calcext:value-type="float">
            <text:p>-110.8752517</text:p>
          </table:table-cell>
          <table:table-cell office:value-type="float" office:value="-110.698204" calcext:value-type="float">
            <text:p>-110.698204</text:p>
          </table:table-cell>
          <table:table-cell office:value-type="float" office:value="-111.067398" calcext:value-type="float">
            <text:p>-111.067398</text:p>
          </table:table-cell>
          <table:table-cell office:value-type="float" office:value="-114.8091354" calcext:value-type="float">
            <text:p>-114.8091354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13.0055999" calcext:value-type="float">
            <text:p>-113.0055999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10.1157531" calcext:value-type="float">
            <text:p>-110.1157531</text:p>
          </table:table-cell>
          <table:table-cell office:value-type="float" office:value="-110.9088516" calcext:value-type="float">
            <text:p>-110.9088516</text:p>
          </table:table-cell>
          <table:table-cell office:value-type="float" office:value="-111.9192886" calcext:value-type="float">
            <text:p>-111.9192886</text:p>
          </table:table-cell>
          <table:table-cell office:value-type="float" office:value="-111.1708755" calcext:value-type="float">
            <text:p>-111.1708755</text:p>
          </table:table-cell>
          <table:table-cell office:value-type="float" office:value="-114.247467" calcext:value-type="float">
            <text:p>-114.247467</text:p>
          </table:table-cell>
          <table:table-cell office:value-type="float" office:value="-110.9877624" calcext:value-type="float">
            <text:p>-110.9877624</text:p>
          </table:table-cell>
          <table:table-cell office:value-type="float" office:value="-108.3680954" calcext:value-type="float">
            <text:p>-108.3680954</text:p>
          </table:table-cell>
          <table:table-cell office:value-type="float" office:value="-110.7311325" calcext:value-type="float">
            <text:p>-110.7311325</text:p>
          </table:table-cell>
          <table:table-cell office:value-type="float" office:value="-108.5972518" calcext:value-type="float">
            <text:p>-108.5972518</text:p>
          </table:table-cell>
          <table:table-cell office:value-type="float" office:value="-110.7641754" calcext:value-type="float">
            <text:p>-110.7641754</text:p>
          </table:table-cell>
          <table:table-cell office:value-type="float" office:value="-108.7010574" calcext:value-type="float">
            <text:p>-108.7010574</text:p>
          </table:table-cell>
          <table:table-cell office:value-type="float" office:value="-108.5972518" calcext:value-type="float">
            <text:p>-108.5972518</text:p>
          </table:table-cell>
          <table:table-cell office:value-type="float" office:value="-111.0218048" calcext:value-type="float">
            <text:p>-111.0218048</text:p>
          </table:table-cell>
          <table:table-cell office:value-type="float" office:value="-110.2187957" calcext:value-type="float">
            <text:p>-110.2187957</text:p>
          </table:table-cell>
          <table:table-cell office:value-type="float" office:value="-108.6923599" calcext:value-type="float">
            <text:p>-108.6923599</text:p>
          </table:table-cell>
          <table:table-cell office:value-type="float" office:value="-111.0104446" calcext:value-type="float">
            <text:p>-111.0104446</text:p>
          </table:table-cell>
          <table:table-cell office:value-type="float" office:value="-109.0745086" calcext:value-type="float">
            <text:p>-109.0745086</text:p>
          </table:table-cell>
          <table:table-cell office:value-type="float" office:value="-110.797348" calcext:value-type="float">
            <text:p>-110.797348</text:p>
          </table:table-cell>
          <table:table-cell office:value-type="float" office:value="-110.4605178" calcext:value-type="float">
            <text:p>-110.4605178</text:p>
          </table:table-cell>
          <table:table-cell office:value-type="float" office:value="-111.0902862" calcext:value-type="float">
            <text:p>-111.0902862</text:p>
          </table:table-cell>
          <table:table-cell office:value-type="float" office:value="-112.2011566" calcext:value-type="float">
            <text:p>-112.2011566</text:p>
          </table:table-cell>
          <table:table-cell office:value-type="float" office:value="-111.9066925" calcext:value-type="float">
            <text:p>-111.9066925</text:p>
          </table:table-cell>
          <table:table-cell office:value-type="float" office:value="-108.6923599" calcext:value-type="float">
            <text:p>-108.6923599</text:p>
          </table:table-cell>
          <table:table-cell office:value-type="float" office:value="-112.1621704" calcext:value-type="float">
            <text:p>-112.1621704</text:p>
          </table:table-cell>
          <table:table-cell office:value-type="float" office:value="-109.8335876" calcext:value-type="float">
            <text:p>-109.8335876</text:p>
          </table:table-cell>
          <table:table-cell office:value-type="float" office:value="-108.7621994" calcext:value-type="float">
            <text:p>-108.7621994</text:p>
          </table:table-cell>
          <table:table-cell office:value-type="float" office:value="-111.4649429" calcext:value-type="float">
            <text:p>-111.4649429</text:p>
          </table:table-cell>
          <table:table-cell office:value-type="float" office:value="-109.3233566" calcext:value-type="float">
            <text:p>-109.3233566</text:p>
          </table:table-cell>
          <table:table-cell office:value-type="float" office:value="-109.8039016" calcext:value-type="float">
            <text:p>-109.8039016</text:p>
          </table:table-cell>
          <table:table-cell office:value-type="float" office:value="-110.2395477" calcext:value-type="float">
            <text:p>-110.2395477</text:p>
          </table:table-cell>
          <table:table-cell office:value-type="float" office:value="-109.3702316" calcext:value-type="float">
            <text:p>-109.3702316</text:p>
          </table:table-cell>
          <table:table-cell office:value-type="float" office:value="-109.5603027" calcext:value-type="float">
            <text:p>-109.5603027</text:p>
          </table:table-cell>
          <table:table-cell office:value-type="float" office:value="-109.9937057" calcext:value-type="float">
            <text:p>-109.9937057</text:p>
          </table:table-cell>
          <table:table-cell office:value-type="float" office:value="-110.4179992" calcext:value-type="float">
            <text:p>-110.4179992</text:p>
          </table:table-cell>
          <table:table-cell office:value-type="float" office:value="-112.1362838" calcext:value-type="float">
            <text:p>-112.1362838</text:p>
          </table:table-cell>
          <table:table-cell office:value-type="float" office:value="-108.5886535" calcext:value-type="float">
            <text:p>-108.5886535</text:p>
          </table:table-cell>
          <table:table-cell office:value-type="float" office:value="-110.9538574" calcext:value-type="float">
            <text:p>-110.9538574</text:p>
          </table:table-cell>
          <table:table-cell office:value-type="float" office:value="-108.6576538" calcext:value-type="float">
            <text:p>-108.6576538</text:p>
          </table:table-cell>
        </table:table-row>
        <table:table-row table:style-name="ro1">
          <table:table-cell office:value-type="string" calcext:value-type="string">
            <text:p>Right side on</text:p>
          </table:table-cell>
          <table:table-cell office:value-type="float" office:value="1000" calcext:value-type="float">
            <text:p>1000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96007538" calcext:value-type="float">
            <text:p>-97.96007538</text:p>
          </table:table-cell>
          <table:table-cell office:value-type="float" office:value="-98.01332092" calcext:value-type="float">
            <text:p>-98.01332092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8.08737183" calcext:value-type="float">
            <text:p>-98.08737183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8.24261475" calcext:value-type="float">
            <text:p>-98.24261475</text:p>
          </table:table-cell>
          <table:table-cell office:value-type="float" office:value="-97.90717316" calcext:value-type="float">
            <text:p>-97.90717316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8.02603912" calcext:value-type="float">
            <text:p>-98.02603912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7.93988037" calcext:value-type="float">
            <text:p>-97.93988037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8.17500305" calcext:value-type="float">
            <text:p>-98.17500305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8.131073" calcext:value-type="float">
            <text:p>-98.131073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12005615" calcext:value-type="float">
            <text:p>-97.12005615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96260834" calcext:value-type="float">
            <text:p>-97.96260834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8.35032654" calcext:value-type="float">
            <text:p>-98.35032654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98538971" calcext:value-type="float">
            <text:p>-97.98538971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35491943" calcext:value-type="float">
            <text:p>-97.35491943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8.195755" calcext:value-type="float">
            <text:p>-98.195755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89964294" calcext:value-type="float">
            <text:p>-97.89964294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6.74514008" calcext:value-type="float">
            <text:p>-96.74514008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8.0719986" calcext:value-type="float">
            <text:p>-98.0719986</text:p>
          </table:table-cell>
          <table:table-cell office:value-type="float" office:value="-98.1594696" calcext:value-type="float">
            <text:p>-98.1594696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8.1594696" calcext:value-type="float">
            <text:p>-98.1594696</text:p>
          </table:table-cell>
          <table:table-cell office:value-type="float" office:value="-97.98538971" calcext:value-type="float">
            <text:p>-97.98538971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8.20353699" calcext:value-type="float">
            <text:p>-98.20353699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99299622" calcext:value-type="float">
            <text:p>-97.99299622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8.16464996" calcext:value-type="float">
            <text:p>-98.16464996</text:p>
          </table:table-cell>
          <table:table-cell office:value-type="float" office:value="-98.17500305" calcext:value-type="float">
            <text:p>-98.17500305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83213806" calcext:value-type="float">
            <text:p>-97.83213806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8.04898834" calcext:value-type="float">
            <text:p>-98.04898834</text:p>
          </table:table-cell>
          <table:table-cell office:value-type="float" office:value="-98.01077271" calcext:value-type="float">
            <text:p>-98.01077271</text:p>
          </table:table-cell>
          <table:table-cell office:value-type="float" office:value="-97.02423096" calcext:value-type="float">
            <text:p>-97.02423096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93988037" calcext:value-type="float">
            <text:p>-97.93988037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8.16982269" calcext:value-type="float">
            <text:p>-98.16982269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8.22436523" calcext:value-type="float">
            <text:p>-98.22436523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8.76168823" calcext:value-type="float">
            <text:p>-98.76168823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12464905" calcext:value-type="float">
            <text:p>-97.12464905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8.52385712" calcext:value-type="float">
            <text:p>-98.52385712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8.05664825" calcext:value-type="float">
            <text:p>-98.05664825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6.89138031" calcext:value-type="float">
            <text:p>-96.89138031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6.99026489" calcext:value-type="float">
            <text:p>-96.99026489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8.25045013" calcext:value-type="float">
            <text:p>-98.25045013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82467651" calcext:value-type="float">
            <text:p>-97.82467651</text:p>
          </table:table-cell>
          <table:table-cell office:value-type="float" office:value="-97.02423096" calcext:value-type="float">
            <text:p>-97.02423096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8.10276794" calcext:value-type="float">
            <text:p>-98.10276794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8.08992767" calcext:value-type="float">
            <text:p>-98.08992767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8.39802551" calcext:value-type="float">
            <text:p>-98.39802551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8.23217773" calcext:value-type="float">
            <text:p>-98.23217773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8.35825348" calcext:value-type="float">
            <text:p>-98.35825348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96260834" calcext:value-type="float">
            <text:p>-97.96260834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92477417" calcext:value-type="float">
            <text:p>-97.92477417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98285675" calcext:value-type="float">
            <text:p>-97.98285675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7.92225647" calcext:value-type="float">
            <text:p>-97.92225647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93988037" calcext:value-type="float">
            <text:p>-97.93988037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8.20874023" calcext:value-type="float">
            <text:p>-98.20874023</text:p>
          </table:table-cell>
          <table:table-cell office:value-type="float" office:value="-98.16205597" calcext:value-type="float">
            <text:p>-98.16205597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8.04388428" calcext:value-type="float">
            <text:p>-98.04388428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8.28448486" calcext:value-type="float">
            <text:p>-98.28448486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7.06973267" calcext:value-type="float">
            <text:p>-97.06973267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8.27138519" calcext:value-type="float">
            <text:p>-98.27138519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8.04388428" calcext:value-type="float">
            <text:p>-98.04388428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7.62301636" calcext:value-type="float">
            <text:p>-97.62301636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80231476" calcext:value-type="float">
            <text:p>-97.80231476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7.35491943" calcext:value-type="float">
            <text:p>-97.35491943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8.01586151" calcext:value-type="float">
            <text:p>-98.01586151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8.18796539" calcext:value-type="float">
            <text:p>-98.18796539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8.0592041" calcext:value-type="float">
            <text:p>-98.0592041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10172272" calcext:value-type="float">
            <text:p>-97.10172272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7.82467651" calcext:value-type="float">
            <text:p>-97.82467651</text:p>
          </table:table-cell>
          <table:table-cell office:value-type="float" office:value="-97.1223526" calcext:value-type="float">
            <text:p>-97.1223526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96007538" calcext:value-type="float">
            <text:p>-97.96007538</text:p>
          </table:table-cell>
          <table:table-cell office:value-type="float" office:value="-98.02858734" calcext:value-type="float">
            <text:p>-98.02858734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8.07711792" calcext:value-type="float">
            <text:p>-98.07711792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6.92945099" calcext:value-type="float">
            <text:p>-96.92945099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85957336" calcext:value-type="float">
            <text:p>-97.85957336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78990936" calcext:value-type="float">
            <text:p>-97.78990936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8.20874023" calcext:value-type="float">
            <text:p>-98.20874023</text:p>
          </table:table-cell>
          <table:table-cell office:value-type="float" office:value="-98.00823212" calcext:value-type="float">
            <text:p>-98.00823212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8.08224487" calcext:value-type="float">
            <text:p>-98.08224487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8.2661438" calcext:value-type="float">
            <text:p>-98.2661438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8.00823212" calcext:value-type="float">
            <text:p>-98.00823212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6.83569336" calcext:value-type="float">
            <text:p>-96.83569336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7.99807739" calcext:value-type="float">
            <text:p>-97.99807739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8.23217773" calcext:value-type="float">
            <text:p>-98.23217773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8.27400208" calcext:value-type="float">
            <text:p>-98.27400208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8.27662659" calcext:value-type="float">
            <text:p>-98.27662659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8.0592041" calcext:value-type="float">
            <text:p>-98.0592041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88961029" calcext:value-type="float">
            <text:p>-97.88961029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24484253" calcext:value-type="float">
            <text:p>-97.24484253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8.09506989" calcext:value-type="float">
            <text:p>-98.09506989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6.70786285" calcext:value-type="float">
            <text:p>-96.70786285</text:p>
          </table:table-cell>
          <table:table-cell office:value-type="float" office:value="-98.2661438" calcext:value-type="float">
            <text:p>-98.2661438</text:p>
          </table:table-cell>
          <table:table-cell office:value-type="float" office:value="-96.90032959" calcext:value-type="float">
            <text:p>-96.90032959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8.04388428" calcext:value-type="float">
            <text:p>-98.04388428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69869995" calcext:value-type="float">
            <text:p>-97.69869995</text:p>
          </table:table-cell>
          <table:table-cell office:value-type="float" office:value="-97.99046326" calcext:value-type="float">
            <text:p>-97.99046326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8.11048126" calcext:value-type="float">
            <text:p>-98.11048126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6.94742584" calcext:value-type="float">
            <text:p>-96.94742584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96260834" calcext:value-type="float">
            <text:p>-97.96260834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84210205" calcext:value-type="float">
            <text:p>-97.84210205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77752686" calcext:value-type="float">
            <text:p>-97.77752686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07429504" calcext:value-type="float">
            <text:p>-97.07429504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6.79803467" calcext:value-type="float">
            <text:p>-96.79803467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83213806" calcext:value-type="float">
            <text:p>-97.83213806</text:p>
          </table:table-cell>
          <table:table-cell office:value-type="float" office:value="-97.98538971" calcext:value-type="float">
            <text:p>-97.98538971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8.1388092" calcext:value-type="float">
            <text:p>-98.1388092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94241333" calcext:value-type="float">
            <text:p>-97.94241333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00157166" calcext:value-type="float">
            <text:p>-97.00157166</text:p>
          </table:table-cell>
          <table:table-cell office:value-type="float" office:value="-98.09763336" calcext:value-type="float">
            <text:p>-98.09763336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89964294" calcext:value-type="float">
            <text:p>-97.89964294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8.131073" calcext:value-type="float">
            <text:p>-98.131073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8.07455444" calcext:value-type="float">
            <text:p>-98.07455444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6.74294281" calcext:value-type="float">
            <text:p>-96.74294281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7.89964294" calcext:value-type="float">
            <text:p>-97.89964294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8.23478699" calcext:value-type="float">
            <text:p>-98.23478699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81970215" calcext:value-type="float">
            <text:p>-97.81970215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6.97445679" calcext:value-type="float">
            <text:p>-96.97445679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8.12334442" calcext:value-type="float">
            <text:p>-98.12334442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78990936" calcext:value-type="float">
            <text:p>-97.78990936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8271637" calcext:value-type="float">
            <text:p>-97.8271637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8.02349091" calcext:value-type="float">
            <text:p>-98.02349091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8.27924347" calcext:value-type="float">
            <text:p>-98.27924347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8.00061035" calcext:value-type="float">
            <text:p>-98.00061035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81472778" calcext:value-type="float">
            <text:p>-97.81472778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72325897" calcext:value-type="float">
            <text:p>-97.72325897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8.01586151" calcext:value-type="float">
            <text:p>-98.01586151</text:p>
          </table:table-cell>
          <table:table-cell office:value-type="float" office:value="-98.0184021" calcext:value-type="float">
            <text:p>-98.0184021</text:p>
          </table:table-cell>
          <table:table-cell office:value-type="float" office:value="-98.15171814" calcext:value-type="float">
            <text:p>-98.15171814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61086273" calcext:value-type="float">
            <text:p>-97.61086273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8.24523163" calcext:value-type="float">
            <text:p>-98.24523163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8.36354065" calcext:value-type="float">
            <text:p>-98.36354065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8.04898834" calcext:value-type="float">
            <text:p>-98.04898834</text:p>
          </table:table-cell>
          <table:table-cell office:value-type="float" office:value="-96.95192719" calcext:value-type="float">
            <text:p>-96.95192719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94241333" calcext:value-type="float">
            <text:p>-97.94241333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82467651" calcext:value-type="float">
            <text:p>-97.82467651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36199188" calcext:value-type="float">
            <text:p>-97.36199188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8.14913177" calcext:value-type="float">
            <text:p>-98.14913177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97525787" calcext:value-type="float">
            <text:p>-97.97525787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24484253" calcext:value-type="float">
            <text:p>-97.24484253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8.12077332" calcext:value-type="float">
            <text:p>-98.12077332</text:p>
          </table:table-cell>
          <table:table-cell office:value-type="float" office:value="-98.11562347" calcext:value-type="float">
            <text:p>-98.11562347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8.11305237" calcext:value-type="float">
            <text:p>-98.11305237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94998169" calcext:value-type="float">
            <text:p>-97.94998169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96007538" calcext:value-type="float">
            <text:p>-97.96007538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8.3107605" calcext:value-type="float">
            <text:p>-98.3107605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6.96768951" calcext:value-type="float">
            <text:p>-96.96768951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66688538" calcext:value-type="float">
            <text:p>-97.66688538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8.23217773" calcext:value-type="float">
            <text:p>-98.23217773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6.96768951" calcext:value-type="float">
            <text:p>-96.96768951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2285614" calcext:value-type="float">
            <text:p>-97.2285614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98285675" calcext:value-type="float">
            <text:p>-97.98285675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6.82904053" calcext:value-type="float">
            <text:p>-96.82904053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15684509" calcext:value-type="float">
            <text:p>-97.15684509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8.24523163" calcext:value-type="float">
            <text:p>-98.24523163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92477417" calcext:value-type="float">
            <text:p>-97.92477417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8.11048126" calcext:value-type="float">
            <text:p>-98.11048126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8.01332092" calcext:value-type="float">
            <text:p>-98.01332092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8.06687927" calcext:value-type="float">
            <text:p>-98.06687927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8.4406662" calcext:value-type="float">
            <text:p>-98.4406662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24018097" calcext:value-type="float">
            <text:p>-97.24018097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24949646" calcext:value-type="float">
            <text:p>-97.24949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18:39:17.120775335</dc:date>
    <meta:editing-duration>PT1M15S</meta:editing-duration>
    <meta:editing-cycles>1</meta:editing-cycles>
    <meta:document-statistic meta:table-count="1" meta:cell-count="12032" meta:object-count="0"/>
    <meta:generator>LibreOffice/7.3.7.2$Linux_X86_64 LibreOffice_project/30$Build-2</meta:generator>
  </office:meta>
</office:document-meta>
</file>